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.539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2" style:base-cell-address="Sheet1.I6"/>
    </style:style>
    <style:style style:name="ce38" style:family="table-cell" style:parent-style-name="Default"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Sheet1.Q5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2" style:base-cell-address="Sheet1.I6"/>
    </style:style>
    <style:style style:name="ce43" style:family="table-cell" style:parent-style-name="Default">
      <style:map style:condition="cell-content()&gt;0" style:apply-style-name="ConditionalStyle_5f_1" style:base-cell-address="Sheet1.Q5"/>
    </style:style>
    <style:style style:name="ce44" style:family="table-cell" style:parent-style-name="Default"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46" style:family="table-cell" style:parent-style-name="Default">
      <style:text-properties fo:font-size="11pt" style:font-size-asian="11pt" style:font-size-complex="11pt"/>
      <style:map style:condition="cell-content()&gt;0" style:apply-style-name="ConditionalStyle_5f_1" style:base-cell-address="Sheet1.Q5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3" style:apply-style-name="ConditionalStyle_5f_1" style:base-cell-address="Sheet1.R3"/>
      <style:map style:condition="cell-content-is-between(0,13)" style:apply-style-name="Unbenannt1" style:base-cell-address="Sheet1.R3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Sheet1.Q5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48" style:family="table-cell" style:parent-style-name="Default">
      <style:map style:condition="is-true-formula(LEN(TRIM(#REF!))&gt;0)" style:apply-style-name="ConditionalStyle_5f_2" style:base-cell-address="Sheet1.I6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176" table:default-cell-style-name="Default"/>
        <table:table-column table:style-name="co5" table:number-columns-repeated="765" table:default-cell-style-name="Default"/>
        <table:table-column table:style-name="co6" table:number-columns-repeated="7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pen Source Society University - Computer Science</text:p>
          </table:table-cell>
          <table:covered-table-cell/>
          <table:table-cell table:style-name="ce8" office:value-type="string" calcext:value-type="string" table:number-columns-spanned="5" table:number-rows-spanned="1">
            <text:p><text:a xlink:href="https://github.com/ossu/computer-science" xlink:type="simple">https://github.com/ossu/computer-science</text:a></text:p>
          </table:table-cell>
          <table:covered-table-cell table:number-columns-repeated="4"/>
          <table:table-cell table:style-name="ce12"/>
          <table:table-cell table:style-name="ce13" office:value-type="date" office:date-value="2022-10-01" calcext:value-type="date">
            <text:p>01/10/22</text:p>
          </table:table-cell>
          <table:table-cell table:style-name="ce13" office:value-type="date" office:date-value="2022-10-02" calcext:value-type="date">
            <text:p>02/10/22</text:p>
          </table:table-cell>
          <table:table-cell table:style-name="ce13" office:value-type="date" office:date-value="2022-10-03" calcext:value-type="date">
            <text:p>03/10/22</text:p>
          </table:table-cell>
          <table:table-cell table:style-name="ce13" office:value-type="date" office:date-value="2022-10-04" calcext:value-type="date">
            <text:p>04/10/22</text:p>
          </table:table-cell>
          <table:table-cell table:style-name="ce13" office:value-type="date" office:date-value="2022-10-05" calcext:value-type="date">
            <text:p>05/10/22</text:p>
          </table:table-cell>
          <table:table-cell table:style-name="ce13" office:value-type="date" office:date-value="2022-10-06" calcext:value-type="date">
            <text:p>06/10/22</text:p>
          </table:table-cell>
          <table:table-cell table:style-name="ce13" office:value-type="date" office:date-value="2022-10-07" calcext:value-type="date">
            <text:p>07/10/22</text:p>
          </table:table-cell>
          <table:table-cell table:style-name="ce13" office:value-type="date" office:date-value="2022-10-08" calcext:value-type="date">
            <text:p>08/10/22</text:p>
          </table:table-cell>
          <table:table-cell table:style-name="ce13" office:value-type="date" office:date-value="2022-10-09" calcext:value-type="date">
            <text:p>09/10/22</text:p>
          </table:table-cell>
          <table:table-cell table:style-name="ce13" office:value-type="date" office:date-value="2022-10-10" calcext:value-type="date">
            <text:p>10/10/22</text:p>
          </table:table-cell>
          <table:table-cell table:style-name="ce13" office:value-type="date" office:date-value="2022-10-11" calcext:value-type="date">
            <text:p>11/10/22</text:p>
          </table:table-cell>
          <table:table-cell table:style-name="ce13" office:value-type="date" office:date-value="2022-10-12" calcext:value-type="date">
            <text:p>12/10/22</text:p>
          </table:table-cell>
          <table:table-cell table:style-name="ce13" office:value-type="date" office:date-value="2022-10-13" calcext:value-type="date">
            <text:p>13/10/22</text:p>
          </table:table-cell>
          <table:table-cell table:style-name="ce13" office:value-type="date" office:date-value="2022-10-14" calcext:value-type="date">
            <text:p>14/10/22</text:p>
          </table:table-cell>
          <table:table-cell table:style-name="ce13" office:value-type="date" office:date-value="2022-10-15" calcext:value-type="date">
            <text:p>15/10/22</text:p>
          </table:table-cell>
          <table:table-cell table:style-name="ce13" office:value-type="date" office:date-value="2022-10-16" calcext:value-type="date">
            <text:p>16/10/22</text:p>
          </table:table-cell>
          <table:table-cell table:style-name="ce13" office:value-type="date" office:date-value="2022-10-17" calcext:value-type="date">
            <text:p>17/10/22</text:p>
          </table:table-cell>
          <table:table-cell table:style-name="ce13" office:value-type="date" office:date-value="2022-10-18" calcext:value-type="date">
            <text:p>18/10/22</text:p>
          </table:table-cell>
          <table:table-cell table:style-name="ce13" office:value-type="date" office:date-value="2022-10-19" calcext:value-type="date">
            <text:p>19/10/22</text:p>
          </table:table-cell>
          <table:table-cell table:style-name="ce13" office:value-type="date" office:date-value="2022-10-20" calcext:value-type="date">
            <text:p>20/10/22</text:p>
          </table:table-cell>
          <table:table-cell table:style-name="ce13" office:value-type="date" office:date-value="2022-10-21" calcext:value-type="date">
            <text:p>21/10/22</text:p>
          </table:table-cell>
          <table:table-cell table:style-name="ce13" office:value-type="date" office:date-value="2022-10-22" calcext:value-type="date">
            <text:p>22/10/22</text:p>
          </table:table-cell>
          <table:table-cell table:style-name="ce13" office:value-type="date" office:date-value="2022-10-23" calcext:value-type="date">
            <text:p>23/10/22</text:p>
          </table:table-cell>
          <table:table-cell table:style-name="ce13" office:value-type="date" office:date-value="2022-10-24" calcext:value-type="date">
            <text:p>24/10/22</text:p>
          </table:table-cell>
          <table:table-cell table:style-name="ce13" office:value-type="date" office:date-value="2022-10-25" calcext:value-type="date">
            <text:p>25/10/22</text:p>
          </table:table-cell>
          <table:table-cell table:style-name="ce13" office:value-type="date" office:date-value="2022-10-26" calcext:value-type="date">
            <text:p>26/10/22</text:p>
          </table:table-cell>
          <table:table-cell table:style-name="ce13" office:value-type="date" office:date-value="2022-10-27" calcext:value-type="date">
            <text:p>27/10/22</text:p>
          </table:table-cell>
          <table:table-cell table:style-name="ce13" office:value-type="date" office:date-value="2022-10-28" calcext:value-type="date">
            <text:p>28/10/22</text:p>
          </table:table-cell>
          <table:table-cell table:style-name="ce13" office:value-type="date" office:date-value="2022-10-29" calcext:value-type="date">
            <text:p>29/10/22</text:p>
          </table:table-cell>
          <table:table-cell table:style-name="ce13" office:value-type="date" office:date-value="2022-10-30" calcext:value-type="date">
            <text:p>30/10/22</text:p>
          </table:table-cell>
          <table:table-cell table:style-name="ce13" office:value-type="date" office:date-value="2022-10-31" calcext:value-type="date">
            <text:p>31/10/22</text:p>
          </table:table-cell>
          <table:table-cell table:style-name="ce13" office:value-type="date" office:date-value="2022-11-01" calcext:value-type="date">
            <text:p>01/11/22</text:p>
          </table:table-cell>
          <table:table-cell table:style-name="ce13" office:value-type="date" office:date-value="2022-11-02" calcext:value-type="date">
            <text:p>02/11/22</text:p>
          </table:table-cell>
          <table:table-cell table:style-name="ce13" office:value-type="date" office:date-value="2022-11-03" calcext:value-type="date">
            <text:p>03/11/22</text:p>
          </table:table-cell>
          <table:table-cell table:style-name="ce13" office:value-type="date" office:date-value="2022-11-04" calcext:value-type="date">
            <text:p>04/11/22</text:p>
          </table:table-cell>
          <table:table-cell table:style-name="ce13" office:value-type="date" office:date-value="2022-11-05" calcext:value-type="date">
            <text:p>05/11/22</text:p>
          </table:table-cell>
          <table:table-cell table:style-name="ce13" office:value-type="date" office:date-value="2022-11-06" calcext:value-type="date">
            <text:p>06/11/22</text:p>
          </table:table-cell>
          <table:table-cell table:style-name="ce13" office:value-type="date" office:date-value="2022-11-07" calcext:value-type="date">
            <text:p>07/11/22</text:p>
          </table:table-cell>
          <table:table-cell table:style-name="ce13" office:value-type="date" office:date-value="2022-11-08" calcext:value-type="date">
            <text:p>08/11/22</text:p>
          </table:table-cell>
          <table:table-cell table:style-name="ce13" office:value-type="date" office:date-value="2022-11-09" calcext:value-type="date">
            <text:p>09/11/22</text:p>
          </table:table-cell>
          <table:table-cell table:style-name="ce13" office:value-type="date" office:date-value="2022-11-10" calcext:value-type="date">
            <text:p>10/11/22</text:p>
          </table:table-cell>
          <table:table-cell table:style-name="ce13" office:value-type="date" office:date-value="2022-11-11" calcext:value-type="date">
            <text:p>11/11/22</text:p>
          </table:table-cell>
          <table:table-cell table:style-name="ce13" office:value-type="date" office:date-value="2022-11-12" calcext:value-type="date">
            <text:p>12/11/22</text:p>
          </table:table-cell>
          <table:table-cell table:style-name="ce13" office:value-type="date" office:date-value="2022-11-13" calcext:value-type="date">
            <text:p>13/11/22</text:p>
          </table:table-cell>
          <table:table-cell table:style-name="ce13" office:value-type="date" office:date-value="2022-11-14" calcext:value-type="date">
            <text:p>14/11/22</text:p>
          </table:table-cell>
          <table:table-cell table:style-name="ce13" office:value-type="date" office:date-value="2022-11-15" calcext:value-type="date">
            <text:p>15/11/22</text:p>
          </table:table-cell>
          <table:table-cell table:style-name="ce13" office:value-type="date" office:date-value="2022-11-16" calcext:value-type="date">
            <text:p>16/11/22</text:p>
          </table:table-cell>
          <table:table-cell table:style-name="ce13" office:value-type="date" office:date-value="2022-11-17" calcext:value-type="date">
            <text:p>17/11/22</text:p>
          </table:table-cell>
          <table:table-cell table:style-name="ce13" office:value-type="date" office:date-value="2022-11-18" calcext:value-type="date">
            <text:p>18/11/22</text:p>
          </table:table-cell>
          <table:table-cell table:style-name="ce13" office:value-type="date" office:date-value="2022-11-19" calcext:value-type="date">
            <text:p>19/11/22</text:p>
          </table:table-cell>
          <table:table-cell table:style-name="ce13" office:value-type="date" office:date-value="2022-11-20" calcext:value-type="date">
            <text:p>20/11/22</text:p>
          </table:table-cell>
          <table:table-cell table:style-name="ce13" office:value-type="date" office:date-value="2022-11-21" calcext:value-type="date">
            <text:p>21/11/22</text:p>
          </table:table-cell>
          <table:table-cell table:style-name="ce13" office:value-type="date" office:date-value="2022-11-22" calcext:value-type="date">
            <text:p>22/11/22</text:p>
          </table:table-cell>
          <table:table-cell table:style-name="ce13" office:value-type="date" office:date-value="2022-11-23" calcext:value-type="date">
            <text:p>23/11/22</text:p>
          </table:table-cell>
          <table:table-cell table:style-name="ce13" office:value-type="date" office:date-value="2022-11-24" calcext:value-type="date">
            <text:p>24/11/22</text:p>
          </table:table-cell>
          <table:table-cell table:style-name="ce13" office:value-type="date" office:date-value="2022-11-25" calcext:value-type="date">
            <text:p>25/11/22</text:p>
          </table:table-cell>
          <table:table-cell table:style-name="ce13" office:value-type="date" office:date-value="2022-11-26" calcext:value-type="date">
            <text:p>26/11/22</text:p>
          </table:table-cell>
          <table:table-cell table:style-name="ce13" office:value-type="date" office:date-value="2022-11-27" calcext:value-type="date">
            <text:p>27/11/22</text:p>
          </table:table-cell>
          <table:table-cell table:style-name="ce13" office:value-type="date" office:date-value="2022-11-28" calcext:value-type="date">
            <text:p>28/11/22</text:p>
          </table:table-cell>
          <table:table-cell table:style-name="ce13" office:value-type="date" office:date-value="2022-11-29" calcext:value-type="date">
            <text:p>29/11/22</text:p>
          </table:table-cell>
          <table:table-cell table:style-name="ce13" office:value-type="date" office:date-value="2022-11-30" calcext:value-type="date">
            <text:p>30/11/22</text:p>
          </table:table-cell>
          <table:table-cell table:style-name="ce13" office:value-type="date" office:date-value="2022-12-01" calcext:value-type="date">
            <text:p>01/12/22</text:p>
          </table:table-cell>
          <table:table-cell table:style-name="ce13" office:value-type="date" office:date-value="2022-12-02" calcext:value-type="date">
            <text:p>02/12/22</text:p>
          </table:table-cell>
          <table:table-cell table:style-name="ce13" office:value-type="date" office:date-value="2022-12-03" calcext:value-type="date">
            <text:p>03/12/22</text:p>
          </table:table-cell>
          <table:table-cell table:style-name="ce13" office:value-type="date" office:date-value="2022-12-04" calcext:value-type="date">
            <text:p>04/12/22</text:p>
          </table:table-cell>
          <table:table-cell table:style-name="ce13" office:value-type="date" office:date-value="2022-12-05" calcext:value-type="date">
            <text:p>05/12/22</text:p>
          </table:table-cell>
          <table:table-cell table:style-name="ce13" office:value-type="date" office:date-value="2022-12-06" calcext:value-type="date">
            <text:p>06/12/22</text:p>
          </table:table-cell>
          <table:table-cell table:style-name="ce13" office:value-type="date" office:date-value="2022-12-07" calcext:value-type="date">
            <text:p>07/12/22</text:p>
          </table:table-cell>
          <table:table-cell table:style-name="ce13" office:value-type="date" office:date-value="2022-12-08" calcext:value-type="date">
            <text:p>08/12/22</text:p>
          </table:table-cell>
          <table:table-cell table:style-name="ce13" office:value-type="date" office:date-value="2022-12-09" calcext:value-type="date">
            <text:p>09/12/22</text:p>
          </table:table-cell>
          <table:table-cell table:style-name="ce13" office:value-type="date" office:date-value="2022-12-10" calcext:value-type="date">
            <text:p>10/12/22</text:p>
          </table:table-cell>
          <table:table-cell table:style-name="ce13" office:value-type="date" office:date-value="2022-12-11" calcext:value-type="date">
            <text:p>11/12/22</text:p>
          </table:table-cell>
          <table:table-cell table:style-name="ce13" office:value-type="date" office:date-value="2022-12-12" calcext:value-type="date">
            <text:p>12/12/22</text:p>
          </table:table-cell>
          <table:table-cell table:style-name="ce13" office:value-type="date" office:date-value="2022-12-13" calcext:value-type="date">
            <text:p>13/12/22</text:p>
          </table:table-cell>
          <table:table-cell table:style-name="ce13" office:value-type="date" office:date-value="2022-12-14" calcext:value-type="date">
            <text:p>14/12/22</text:p>
          </table:table-cell>
          <table:table-cell table:style-name="ce13" office:value-type="date" office:date-value="2022-12-15" calcext:value-type="date">
            <text:p>15/12/22</text:p>
          </table:table-cell>
          <table:table-cell table:style-name="ce13" office:value-type="date" office:date-value="2022-12-16" calcext:value-type="date">
            <text:p>16/12/22</text:p>
          </table:table-cell>
          <table:table-cell table:style-name="ce13" office:value-type="date" office:date-value="2022-12-17" calcext:value-type="date">
            <text:p>17/12/22</text:p>
          </table:table-cell>
          <table:table-cell table:style-name="ce13" office:value-type="date" office:date-value="2022-12-18" calcext:value-type="date">
            <text:p>18/12/22</text:p>
          </table:table-cell>
          <table:table-cell table:style-name="ce13" office:value-type="date" office:date-value="2022-12-19" calcext:value-type="date">
            <text:p>19/12/22</text:p>
          </table:table-cell>
          <table:table-cell table:style-name="ce13" office:value-type="date" office:date-value="2022-12-20" calcext:value-type="date">
            <text:p>20/12/22</text:p>
          </table:table-cell>
          <table:table-cell table:style-name="ce13" office:value-type="date" office:date-value="2022-12-21" calcext:value-type="date">
            <text:p>21/12/22</text:p>
          </table:table-cell>
          <table:table-cell table:style-name="ce13" office:value-type="date" office:date-value="2022-12-22" calcext:value-type="date">
            <text:p>22/12/22</text:p>
          </table:table-cell>
          <table:table-cell table:style-name="ce13" office:value-type="date" office:date-value="2022-12-23" calcext:value-type="date">
            <text:p>23/12/22</text:p>
          </table:table-cell>
          <table:table-cell table:style-name="ce13" office:value-type="date" office:date-value="2022-12-24" calcext:value-type="date">
            <text:p>24/12/22</text:p>
          </table:table-cell>
          <table:table-cell table:style-name="ce13" office:value-type="date" office:date-value="2022-12-25" calcext:value-type="date">
            <text:p>25/12/22</text:p>
          </table:table-cell>
          <table:table-cell table:style-name="ce13" office:value-type="date" office:date-value="2022-12-26" calcext:value-type="date">
            <text:p>26/12/22</text:p>
          </table:table-cell>
          <table:table-cell table:style-name="ce13" office:value-type="date" office:date-value="2022-12-27" calcext:value-type="date">
            <text:p>27/12/22</text:p>
          </table:table-cell>
          <table:table-cell table:style-name="ce13" office:value-type="date" office:date-value="2022-12-28" calcext:value-type="date">
            <text:p>28/12/22</text:p>
          </table:table-cell>
          <table:table-cell table:style-name="ce13" office:value-type="date" office:date-value="2022-12-29" calcext:value-type="date">
            <text:p>29/12/22</text:p>
          </table:table-cell>
          <table:table-cell table:style-name="ce13" office:value-type="date" office:date-value="2022-12-30" calcext:value-type="date">
            <text:p>30/12/22</text:p>
          </table:table-cell>
          <table:table-cell table:style-name="ce13" office:value-type="date" office:date-value="2022-12-31" calcext:value-type="date">
            <text:p>31/12/22</text:p>
          </table:table-cell>
          <table:table-cell table:style-name="ce13" office:value-type="date" office:date-value="2023-01-01" calcext:value-type="date">
            <text:p>01/01/23</text:p>
          </table:table-cell>
          <table:table-cell table:style-name="ce13" office:value-type="date" office:date-value="2023-01-02" calcext:value-type="date">
            <text:p>02/01/23</text:p>
          </table:table-cell>
          <table:table-cell table:style-name="ce13" office:value-type="date" office:date-value="2023-01-03" calcext:value-type="date">
            <text:p>03/01/23</text:p>
          </table:table-cell>
          <table:table-cell table:style-name="ce13" office:value-type="date" office:date-value="2023-01-04" calcext:value-type="date">
            <text:p>04/01/23</text:p>
          </table:table-cell>
          <table:table-cell table:style-name="ce13" office:value-type="date" office:date-value="2023-01-05" calcext:value-type="date">
            <text:p>05/01/23</text:p>
          </table:table-cell>
          <table:table-cell table:style-name="ce13" office:value-type="date" office:date-value="2023-01-06" calcext:value-type="date">
            <text:p>06/01/23</text:p>
          </table:table-cell>
          <table:table-cell table:style-name="ce13" office:value-type="date" office:date-value="2023-01-07" calcext:value-type="date">
            <text:p>07/01/23</text:p>
          </table:table-cell>
          <table:table-cell table:style-name="ce13" office:value-type="date" office:date-value="2023-01-08" calcext:value-type="date">
            <text:p>08/01/23</text:p>
          </table:table-cell>
          <table:table-cell table:style-name="ce13" office:value-type="date" office:date-value="2023-01-09" calcext:value-type="date">
            <text:p>09/01/23</text:p>
          </table:table-cell>
          <table:table-cell table:style-name="ce13" office:value-type="date" office:date-value="2023-01-10" calcext:value-type="date">
            <text:p>10/01/23</text:p>
          </table:table-cell>
          <table:table-cell table:style-name="ce13" office:value-type="date" office:date-value="2023-01-11" calcext:value-type="date">
            <text:p>11/01/23</text:p>
          </table:table-cell>
          <table:table-cell table:style-name="ce13" office:value-type="date" office:date-value="2023-01-12" calcext:value-type="date">
            <text:p>12/01/23</text:p>
          </table:table-cell>
          <table:table-cell table:style-name="ce13" office:value-type="date" office:date-value="2023-01-13" calcext:value-type="date">
            <text:p>13/01/23</text:p>
          </table:table-cell>
          <table:table-cell table:style-name="ce13" office:value-type="date" office:date-value="2023-01-14" calcext:value-type="date">
            <text:p>14/01/23</text:p>
          </table:table-cell>
          <table:table-cell table:style-name="ce13" office:value-type="date" office:date-value="2023-01-15" calcext:value-type="date">
            <text:p>15/01/23</text:p>
          </table:table-cell>
          <table:table-cell table:style-name="ce13" office:value-type="date" office:date-value="2023-01-16" calcext:value-type="date">
            <text:p>16/01/23</text:p>
          </table:table-cell>
          <table:table-cell table:style-name="ce13" office:value-type="date" office:date-value="2023-01-17" calcext:value-type="date">
            <text:p>17/01/23</text:p>
          </table:table-cell>
          <table:table-cell table:style-name="ce13" office:value-type="date" office:date-value="2023-01-18" calcext:value-type="date">
            <text:p>18/01/23</text:p>
          </table:table-cell>
          <table:table-cell table:style-name="ce13" office:value-type="date" office:date-value="2023-01-19" calcext:value-type="date">
            <text:p>19/01/23</text:p>
          </table:table-cell>
          <table:table-cell table:style-name="ce13" office:value-type="date" office:date-value="2023-01-20" calcext:value-type="date">
            <text:p>20/01/23</text:p>
          </table:table-cell>
          <table:table-cell table:style-name="ce13" office:value-type="date" office:date-value="2023-01-21" calcext:value-type="date">
            <text:p>21/01/23</text:p>
          </table:table-cell>
          <table:table-cell table:style-name="ce13" office:value-type="date" office:date-value="2023-01-22" calcext:value-type="date">
            <text:p>22/01/23</text:p>
          </table:table-cell>
          <table:table-cell table:style-name="ce13" office:value-type="date" office:date-value="2023-01-23" calcext:value-type="date">
            <text:p>23/01/23</text:p>
          </table:table-cell>
          <table:table-cell table:style-name="ce13" office:value-type="date" office:date-value="2023-01-24" calcext:value-type="date">
            <text:p>24/01/23</text:p>
          </table:table-cell>
          <table:table-cell table:style-name="ce13" office:value-type="date" office:date-value="2023-01-25" calcext:value-type="date">
            <text:p>25/01/23</text:p>
          </table:table-cell>
          <table:table-cell table:style-name="ce13" office:value-type="date" office:date-value="2023-01-26" calcext:value-type="date">
            <text:p>26/01/23</text:p>
          </table:table-cell>
          <table:table-cell table:style-name="ce13" office:value-type="date" office:date-value="2023-01-27" calcext:value-type="date">
            <text:p>27/01/23</text:p>
          </table:table-cell>
          <table:table-cell table:style-name="ce13" office:value-type="date" office:date-value="2023-01-28" calcext:value-type="date">
            <text:p>28/01/23</text:p>
          </table:table-cell>
          <table:table-cell table:style-name="ce13" office:value-type="date" office:date-value="2023-01-29" calcext:value-type="date">
            <text:p>29/01/23</text:p>
          </table:table-cell>
          <table:table-cell table:style-name="ce13" office:value-type="date" office:date-value="2023-01-30" calcext:value-type="date">
            <text:p>30/01/23</text:p>
          </table:table-cell>
          <table:table-cell table:style-name="ce13" office:value-type="date" office:date-value="2023-01-31" calcext:value-type="date">
            <text:p>31/01/23</text:p>
          </table:table-cell>
          <table:table-cell table:style-name="ce13" office:value-type="date" office:date-value="2023-02-01" calcext:value-type="date">
            <text:p>01/02/23</text:p>
          </table:table-cell>
          <table:table-cell table:style-name="ce13" office:value-type="date" office:date-value="2023-02-02" calcext:value-type="date">
            <text:p>02/02/23</text:p>
          </table:table-cell>
          <table:table-cell table:style-name="ce13" office:value-type="date" office:date-value="2023-02-03" calcext:value-type="date">
            <text:p>03/02/23</text:p>
          </table:table-cell>
          <table:table-cell table:style-name="ce13" office:value-type="date" office:date-value="2023-02-04" calcext:value-type="date">
            <text:p>04/02/23</text:p>
          </table:table-cell>
          <table:table-cell table:style-name="ce13" office:value-type="date" office:date-value="2023-02-05" calcext:value-type="date">
            <text:p>05/02/23</text:p>
          </table:table-cell>
          <table:table-cell table:style-name="ce13" office:value-type="date" office:date-value="2023-02-06" calcext:value-type="date">
            <text:p>06/02/23</text:p>
          </table:table-cell>
          <table:table-cell table:style-name="ce13" office:value-type="date" office:date-value="2023-02-07" calcext:value-type="date">
            <text:p>07/02/23</text:p>
          </table:table-cell>
          <table:table-cell table:style-name="ce13" office:value-type="date" office:date-value="2023-02-08" calcext:value-type="date">
            <text:p>08/02/23</text:p>
          </table:table-cell>
          <table:table-cell table:style-name="ce13" office:value-type="date" office:date-value="2023-02-09" calcext:value-type="date">
            <text:p>09/02/23</text:p>
          </table:table-cell>
          <table:table-cell table:style-name="ce13" office:value-type="date" office:date-value="2023-02-10" calcext:value-type="date">
            <text:p>10/02/23</text:p>
          </table:table-cell>
          <table:table-cell table:style-name="ce13" office:value-type="date" office:date-value="2023-02-11" calcext:value-type="date">
            <text:p>11/02/23</text:p>
          </table:table-cell>
          <table:table-cell table:style-name="ce13" office:value-type="date" office:date-value="2023-02-12" calcext:value-type="date">
            <text:p>12/02/23</text:p>
          </table:table-cell>
          <table:table-cell table:style-name="ce13" office:value-type="date" office:date-value="2023-02-13" calcext:value-type="date">
            <text:p>13/02/23</text:p>
          </table:table-cell>
          <table:table-cell table:style-name="ce13" office:value-type="date" office:date-value="2023-02-14" calcext:value-type="date">
            <text:p>14/02/23</text:p>
          </table:table-cell>
          <table:table-cell table:style-name="ce13" office:value-type="date" office:date-value="2023-02-15" calcext:value-type="date">
            <text:p>15/02/23</text:p>
          </table:table-cell>
          <table:table-cell table:style-name="ce13" office:value-type="date" office:date-value="2023-02-16" calcext:value-type="date">
            <text:p>16/02/23</text:p>
          </table:table-cell>
          <table:table-cell table:style-name="ce13" office:value-type="date" office:date-value="2023-02-17" calcext:value-type="date">
            <text:p>17/02/23</text:p>
          </table:table-cell>
          <table:table-cell table:style-name="ce13" office:value-type="date" office:date-value="2023-02-18" calcext:value-type="date">
            <text:p>18/02/23</text:p>
          </table:table-cell>
          <table:table-cell table:style-name="ce13" office:value-type="date" office:date-value="2023-02-19" calcext:value-type="date">
            <text:p>19/02/23</text:p>
          </table:table-cell>
          <table:table-cell table:style-name="ce13" office:value-type="date" office:date-value="2023-02-20" calcext:value-type="date">
            <text:p>20/02/23</text:p>
          </table:table-cell>
          <table:table-cell table:style-name="ce13" office:value-type="date" office:date-value="2023-02-21" calcext:value-type="date">
            <text:p>21/02/23</text:p>
          </table:table-cell>
          <table:table-cell table:style-name="ce13" office:value-type="date" office:date-value="2023-02-22" calcext:value-type="date">
            <text:p>22/02/23</text:p>
          </table:table-cell>
          <table:table-cell table:style-name="ce13" office:value-type="date" office:date-value="2023-02-23" calcext:value-type="date">
            <text:p>23/02/23</text:p>
          </table:table-cell>
          <table:table-cell table:style-name="ce13" office:value-type="date" office:date-value="2023-02-24" calcext:value-type="date">
            <text:p>24/02/23</text:p>
          </table:table-cell>
          <table:table-cell table:style-name="ce13" office:value-type="date" office:date-value="2023-02-25" calcext:value-type="date">
            <text:p>25/02/23</text:p>
          </table:table-cell>
          <table:table-cell table:style-name="ce13" office:value-type="date" office:date-value="2023-02-26" calcext:value-type="date">
            <text:p>26/02/23</text:p>
          </table:table-cell>
          <table:table-cell table:style-name="ce13" office:value-type="date" office:date-value="2023-02-27" calcext:value-type="date">
            <text:p>27/02/23</text:p>
          </table:table-cell>
          <table:table-cell table:style-name="ce13" office:value-type="date" office:date-value="2023-02-28" calcext:value-type="date">
            <text:p>28/02/23</text:p>
          </table:table-cell>
          <table:table-cell table:style-name="ce13" office:value-type="date" office:date-value="2023-03-01" calcext:value-type="date">
            <text:p>01/03/23</text:p>
          </table:table-cell>
          <table:table-cell table:style-name="ce13" office:value-type="date" office:date-value="2023-03-02" calcext:value-type="date">
            <text:p>02/03/23</text:p>
          </table:table-cell>
          <table:table-cell table:style-name="ce13" office:value-type="date" office:date-value="2023-03-03" calcext:value-type="date">
            <text:p>03/03/23</text:p>
          </table:table-cell>
          <table:table-cell table:style-name="ce13" office:value-type="date" office:date-value="2023-03-04" calcext:value-type="date">
            <text:p>04/03/23</text:p>
          </table:table-cell>
          <table:table-cell table:style-name="ce13" office:value-type="date" office:date-value="2023-03-05" calcext:value-type="date">
            <text:p>05/03/23</text:p>
          </table:table-cell>
          <table:table-cell table:style-name="ce13" office:value-type="date" office:date-value="2023-03-06" calcext:value-type="date">
            <text:p>06/03/23</text:p>
          </table:table-cell>
          <table:table-cell table:style-name="ce13" office:value-type="date" office:date-value="2023-03-07" calcext:value-type="date">
            <text:p>07/03/23</text:p>
          </table:table-cell>
          <table:table-cell table:style-name="ce13" office:value-type="date" office:date-value="2023-03-08" calcext:value-type="date">
            <text:p>08/03/23</text:p>
          </table:table-cell>
          <table:table-cell table:style-name="ce13" office:value-type="date" office:date-value="2023-03-09" calcext:value-type="date">
            <text:p>09/03/23</text:p>
          </table:table-cell>
          <table:table-cell table:style-name="ce13" office:value-type="date" office:date-value="2023-03-10" calcext:value-type="date">
            <text:p>10/03/23</text:p>
          </table:table-cell>
          <table:table-cell table:style-name="ce13" office:value-type="date" office:date-value="2023-03-11" calcext:value-type="date">
            <text:p>11/03/23</text:p>
          </table:table-cell>
          <table:table-cell table:style-name="ce13" office:value-type="date" office:date-value="2023-03-12" calcext:value-type="date">
            <text:p>12/03/23</text:p>
          </table:table-cell>
          <table:table-cell table:style-name="ce13" office:value-type="date" office:date-value="2023-03-13" calcext:value-type="date">
            <text:p>13/03/23</text:p>
          </table:table-cell>
          <table:table-cell table:style-name="ce13" office:value-type="date" office:date-value="2023-03-14" calcext:value-type="date">
            <text:p>14/03/23</text:p>
          </table:table-cell>
          <table:table-cell table:style-name="ce13" office:value-type="date" office:date-value="2023-03-15" calcext:value-type="date">
            <text:p>15/03/23</text:p>
          </table:table-cell>
          <table:table-cell table:style-name="ce13" office:value-type="date" office:date-value="2023-03-16" calcext:value-type="date">
            <text:p>16/03/23</text:p>
          </table:table-cell>
          <table:table-cell table:style-name="ce13" office:value-type="date" office:date-value="2023-03-17" calcext:value-type="date">
            <text:p>17/03/23</text:p>
          </table:table-cell>
          <table:table-cell table:style-name="ce13" office:value-type="date" office:date-value="2023-03-18" calcext:value-type="date">
            <text:p>18/03/23</text:p>
          </table:table-cell>
          <table:table-cell table:style-name="ce13" office:value-type="date" office:date-value="2023-03-19" calcext:value-type="date">
            <text:p>19/03/23</text:p>
          </table:table-cell>
          <table:table-cell table:style-name="ce13" office:value-type="date" office:date-value="2023-03-20" calcext:value-type="date">
            <text:p>20/03/23</text:p>
          </table:table-cell>
          <table:table-cell table:style-name="ce13" office:value-type="date" office:date-value="2023-03-21" calcext:value-type="date">
            <text:p>21/03/23</text:p>
          </table:table-cell>
          <table:table-cell table:style-name="ce13" office:value-type="date" office:date-value="2023-03-22" calcext:value-type="date">
            <text:p>22/03/23</text:p>
          </table:table-cell>
          <table:table-cell table:style-name="ce13" office:value-type="date" office:date-value="2023-03-23" calcext:value-type="date">
            <text:p>23/03/23</text:p>
          </table:table-cell>
          <table:table-cell table:style-name="ce13" office:value-type="date" office:date-value="2023-03-24" calcext:value-type="date">
            <text:p>24/03/23</text:p>
          </table:table-cell>
          <table:table-cell table:style-name="ce13" office:value-type="date" office:date-value="2023-03-25" calcext:value-type="date">
            <text:p>25/03/23</text:p>
          </table:table-cell>
          <table:table-cell table:style-name="ce13" office:value-type="date" office:date-value="2023-03-26" calcext:value-type="date">
            <text:p>26/03/23</text:p>
          </table:table-cell>
          <table:table-cell table:style-name="ce13" office:value-type="date" office:date-value="2023-03-27" calcext:value-type="date">
            <text:p>27/03/23</text:p>
          </table:table-cell>
          <table:table-cell table:style-name="ce13" office:value-type="date" office:date-value="2023-03-28" calcext:value-type="date">
            <text:p>28/03/23</text:p>
          </table:table-cell>
          <table:table-cell table:style-name="ce13" office:value-type="date" office:date-value="2023-03-29" calcext:value-type="date">
            <text:p>29/03/23</text:p>
          </table:table-cell>
          <table:table-cell table:style-name="ce13" office:value-type="date" office:date-value="2023-03-30" calcext:value-type="date">
            <text:p>30/03/23</text:p>
          </table:table-cell>
          <table:table-cell table:style-name="ce13" office:value-type="date" office:date-value="2023-03-31" calcext:value-type="date">
            <text:p>31/03/23</text:p>
          </table:table-cell>
          <table:table-cell table:style-name="ce13" office:value-type="date" office:date-value="2023-04-01" calcext:value-type="date">
            <text:p>01/04/23</text:p>
          </table:table-cell>
          <table:table-cell table:style-name="ce13" office:value-type="date" office:date-value="2023-04-02" calcext:value-type="date">
            <text:p>02/04/23</text:p>
          </table:table-cell>
          <table:table-cell table:style-name="ce13" office:value-type="date" office:date-value="2023-04-03" calcext:value-type="date">
            <text:p>03/04/23</text:p>
          </table:table-cell>
          <table:table-cell table:style-name="ce13" office:value-type="date" office:date-value="2023-04-04" calcext:value-type="date">
            <text:p>04/04/23</text:p>
          </table:table-cell>
          <table:table-cell table:style-name="ce13" office:value-type="date" office:date-value="2023-04-05" calcext:value-type="date">
            <text:p>05/04/23</text:p>
          </table:table-cell>
          <table:table-cell table:style-name="ce13" office:value-type="date" office:date-value="2023-04-06" calcext:value-type="date">
            <text:p>06/04/23</text:p>
          </table:table-cell>
          <table:table-cell table:style-name="ce13" office:value-type="date" office:date-value="2023-04-07" calcext:value-type="date">
            <text:p>07/04/23</text:p>
          </table:table-cell>
          <table:table-cell table:style-name="ce13" office:value-type="date" office:date-value="2023-04-08" calcext:value-type="date">
            <text:p>08/04/23</text:p>
          </table:table-cell>
          <table:table-cell table:style-name="ce13" office:value-type="date" office:date-value="2023-04-09" calcext:value-type="date">
            <text:p>09/04/23</text:p>
          </table:table-cell>
          <table:table-cell table:style-name="ce13" office:value-type="date" office:date-value="2023-04-10" calcext:value-type="date">
            <text:p>10/04/23</text:p>
          </table:table-cell>
          <table:table-cell table:style-name="ce13" office:value-type="date" office:date-value="2023-04-11" calcext:value-type="date">
            <text:p>11/04/23</text:p>
          </table:table-cell>
          <table:table-cell table:style-name="ce13" office:value-type="date" office:date-value="2023-04-12" calcext:value-type="date">
            <text:p>12/04/23</text:p>
          </table:table-cell>
          <table:table-cell table:style-name="ce13" office:value-type="date" office:date-value="2023-04-13" calcext:value-type="date">
            <text:p>13/04/23</text:p>
          </table:table-cell>
          <table:table-cell table:style-name="ce13" office:value-type="date" office:date-value="2023-04-14" calcext:value-type="date">
            <text:p>14/04/23</text:p>
          </table:table-cell>
          <table:table-cell table:style-name="ce13" office:value-type="date" office:date-value="2023-04-15" calcext:value-type="date">
            <text:p>15/04/23</text:p>
          </table:table-cell>
          <table:table-cell table:style-name="ce13" office:value-type="date" office:date-value="2023-04-16" calcext:value-type="date">
            <text:p>16/04/23</text:p>
          </table:table-cell>
          <table:table-cell table:style-name="ce13" office:value-type="date" office:date-value="2023-04-17" calcext:value-type="date">
            <text:p>17/04/23</text:p>
          </table:table-cell>
          <table:table-cell table:style-name="ce13" office:value-type="date" office:date-value="2023-04-18" calcext:value-type="date">
            <text:p>18/04/23</text:p>
          </table:table-cell>
          <table:table-cell table:style-name="ce13" office:value-type="date" office:date-value="2023-04-19" calcext:value-type="date">
            <text:p>19/04/23</text:p>
          </table:table-cell>
          <table:table-cell table:style-name="ce13" office:value-type="date" office:date-value="2023-04-20" calcext:value-type="date">
            <text:p>20/04/23</text:p>
          </table:table-cell>
          <table:table-cell table:style-name="ce13" office:value-type="date" office:date-value="2023-04-21" calcext:value-type="date">
            <text:p>21/04/23</text:p>
          </table:table-cell>
          <table:table-cell table:style-name="ce13" office:value-type="date" office:date-value="2023-04-22" calcext:value-type="date">
            <text:p>22/04/23</text:p>
          </table:table-cell>
          <table:table-cell table:style-name="ce13" office:value-type="date" office:date-value="2023-04-23" calcext:value-type="date">
            <text:p>23/04/23</text:p>
          </table:table-cell>
          <table:table-cell table:style-name="ce13" office:value-type="date" office:date-value="2023-04-24" calcext:value-type="date">
            <text:p>24/04/23</text:p>
          </table:table-cell>
          <table:table-cell table:style-name="ce13" office:value-type="date" office:date-value="2023-04-25" calcext:value-type="date">
            <text:p>25/04/23</text:p>
          </table:table-cell>
          <table:table-cell table:style-name="ce13" office:value-type="date" office:date-value="2023-04-26" calcext:value-type="date">
            <text:p>26/04/23</text:p>
          </table:table-cell>
          <table:table-cell table:style-name="ce13" office:value-type="date" office:date-value="2023-04-27" calcext:value-type="date">
            <text:p>27/04/23</text:p>
          </table:table-cell>
          <table:table-cell table:style-name="ce13" office:value-type="date" office:date-value="2023-04-28" calcext:value-type="date">
            <text:p>28/04/23</text:p>
          </table:table-cell>
          <table:table-cell table:style-name="ce13" office:value-type="date" office:date-value="2023-04-29" calcext:value-type="date">
            <text:p>29/04/23</text:p>
          </table:table-cell>
          <table:table-cell table:style-name="ce13" office:value-type="date" office:date-value="2023-04-30" calcext:value-type="date">
            <text:p>30/04/23</text:p>
          </table:table-cell>
          <table:table-cell table:style-name="ce13" office:value-type="date" office:date-value="2023-05-01" calcext:value-type="date">
            <text:p>01/05/23</text:p>
          </table:table-cell>
          <table:table-cell table:style-name="ce13" office:value-type="date" office:date-value="2023-05-02" calcext:value-type="date">
            <text:p>02/05/23</text:p>
          </table:table-cell>
          <table:table-cell table:style-name="ce13" office:value-type="date" office:date-value="2023-05-03" calcext:value-type="date">
            <text:p>03/05/23</text:p>
          </table:table-cell>
          <table:table-cell table:style-name="ce13" office:value-type="date" office:date-value="2023-05-04" calcext:value-type="date">
            <text:p>04/05/23</text:p>
          </table:table-cell>
          <table:table-cell table:style-name="ce13" office:value-type="date" office:date-value="2023-05-05" calcext:value-type="date">
            <text:p>05/05/23</text:p>
          </table:table-cell>
          <table:table-cell table:style-name="ce13" office:value-type="date" office:date-value="2023-05-06" calcext:value-type="date">
            <text:p>06/05/23</text:p>
          </table:table-cell>
          <table:table-cell table:style-name="ce13" office:value-type="date" office:date-value="2023-05-07" calcext:value-type="date">
            <text:p>07/05/23</text:p>
          </table:table-cell>
          <table:table-cell table:style-name="ce13" office:value-type="date" office:date-value="2023-05-08" calcext:value-type="date">
            <text:p>08/05/23</text:p>
          </table:table-cell>
          <table:table-cell table:style-name="ce13" office:value-type="date" office:date-value="2023-05-09" calcext:value-type="date">
            <text:p>09/05/23</text:p>
          </table:table-cell>
          <table:table-cell table:style-name="ce13" office:value-type="date" office:date-value="2023-05-10" calcext:value-type="date">
            <text:p>10/05/23</text:p>
          </table:table-cell>
          <table:table-cell table:style-name="ce13" office:value-type="date" office:date-value="2023-05-11" calcext:value-type="date">
            <text:p>11/05/23</text:p>
          </table:table-cell>
          <table:table-cell table:style-name="ce13" office:value-type="date" office:date-value="2023-05-12" calcext:value-type="date">
            <text:p>12/05/23</text:p>
          </table:table-cell>
          <table:table-cell table:style-name="ce13" office:value-type="date" office:date-value="2023-05-13" calcext:value-type="date">
            <text:p>13/05/23</text:p>
          </table:table-cell>
          <table:table-cell table:style-name="ce13" office:value-type="date" office:date-value="2023-05-14" calcext:value-type="date">
            <text:p>14/05/23</text:p>
          </table:table-cell>
          <table:table-cell table:style-name="ce13" office:value-type="date" office:date-value="2023-05-15" calcext:value-type="date">
            <text:p>15/05/23</text:p>
          </table:table-cell>
          <table:table-cell table:style-name="ce13" office:value-type="date" office:date-value="2023-05-16" calcext:value-type="date">
            <text:p>16/05/23</text:p>
          </table:table-cell>
          <table:table-cell table:style-name="ce13" office:value-type="date" office:date-value="2023-05-17" calcext:value-type="date">
            <text:p>17/05/23</text:p>
          </table:table-cell>
          <table:table-cell table:style-name="ce13" office:value-type="date" office:date-value="2023-05-18" calcext:value-type="date">
            <text:p>18/05/23</text:p>
          </table:table-cell>
          <table:table-cell table:style-name="ce13" office:value-type="date" office:date-value="2023-05-19" calcext:value-type="date">
            <text:p>19/05/23</text:p>
          </table:table-cell>
          <table:table-cell table:style-name="ce13" office:value-type="date" office:date-value="2023-05-20" calcext:value-type="date">
            <text:p>20/05/23</text:p>
          </table:table-cell>
          <table:table-cell table:style-name="ce13" office:value-type="date" office:date-value="2023-05-21" calcext:value-type="date">
            <text:p>21/05/23</text:p>
          </table:table-cell>
          <table:table-cell table:style-name="ce13" office:value-type="date" office:date-value="2023-05-22" calcext:value-type="date">
            <text:p>22/05/23</text:p>
          </table:table-cell>
          <table:table-cell table:style-name="ce13" office:value-type="date" office:date-value="2023-05-23" calcext:value-type="date">
            <text:p>23/05/23</text:p>
          </table:table-cell>
          <table:table-cell table:style-name="ce13" office:value-type="date" office:date-value="2023-05-24" calcext:value-type="date">
            <text:p>24/05/23</text:p>
          </table:table-cell>
          <table:table-cell table:style-name="ce13" office:value-type="date" office:date-value="2023-05-25" calcext:value-type="date">
            <text:p>25/05/23</text:p>
          </table:table-cell>
          <table:table-cell table:style-name="ce13" office:value-type="date" office:date-value="2023-05-26" calcext:value-type="date">
            <text:p>26/05/23</text:p>
          </table:table-cell>
          <table:table-cell table:style-name="ce13" office:value-type="date" office:date-value="2023-05-27" calcext:value-type="date">
            <text:p>27/05/23</text:p>
          </table:table-cell>
          <table:table-cell table:style-name="ce13" office:value-type="date" office:date-value="2023-05-28" calcext:value-type="date">
            <text:p>28/05/23</text:p>
          </table:table-cell>
          <table:table-cell table:style-name="ce13" office:value-type="date" office:date-value="2023-05-29" calcext:value-type="date">
            <text:p>29/05/23</text:p>
          </table:table-cell>
          <table:table-cell table:style-name="ce13" office:value-type="date" office:date-value="2023-05-30" calcext:value-type="date">
            <text:p>30/05/23</text:p>
          </table:table-cell>
          <table:table-cell table:style-name="ce13" office:value-type="date" office:date-value="2023-05-31" calcext:value-type="date">
            <text:p>31/05/23</text:p>
          </table:table-cell>
          <table:table-cell table:style-name="ce13" office:value-type="date" office:date-value="2023-06-01" calcext:value-type="date">
            <text:p>01/06/23</text:p>
          </table:table-cell>
          <table:table-cell table:style-name="ce13" office:value-type="date" office:date-value="2023-06-02" calcext:value-type="date">
            <text:p>02/06/23</text:p>
          </table:table-cell>
          <table:table-cell table:style-name="ce13" office:value-type="date" office:date-value="2023-06-03" calcext:value-type="date">
            <text:p>03/06/23</text:p>
          </table:table-cell>
          <table:table-cell table:style-name="ce13" office:value-type="date" office:date-value="2023-06-04" calcext:value-type="date">
            <text:p>04/06/23</text:p>
          </table:table-cell>
          <table:table-cell table:style-name="ce13" office:value-type="date" office:date-value="2023-06-05" calcext:value-type="date">
            <text:p>05/06/23</text:p>
          </table:table-cell>
          <table:table-cell table:style-name="ce13" office:value-type="date" office:date-value="2023-06-06" calcext:value-type="date">
            <text:p>06/06/23</text:p>
          </table:table-cell>
          <table:table-cell table:style-name="ce13" office:value-type="date" office:date-value="2023-06-07" calcext:value-type="date">
            <text:p>07/06/23</text:p>
          </table:table-cell>
          <table:table-cell table:style-name="ce13" office:value-type="date" office:date-value="2023-06-08" calcext:value-type="date">
            <text:p>08/06/23</text:p>
          </table:table-cell>
          <table:table-cell table:style-name="ce13" office:value-type="date" office:date-value="2023-06-09" calcext:value-type="date">
            <text:p>09/06/23</text:p>
          </table:table-cell>
          <table:table-cell table:style-name="ce13" office:value-type="date" office:date-value="2023-06-10" calcext:value-type="date">
            <text:p>10/06/23</text:p>
          </table:table-cell>
          <table:table-cell table:style-name="ce13" office:value-type="date" office:date-value="2023-06-11" calcext:value-type="date">
            <text:p>11/06/23</text:p>
          </table:table-cell>
          <table:table-cell table:style-name="ce13" office:value-type="date" office:date-value="2023-06-12" calcext:value-type="date">
            <text:p>12/06/23</text:p>
          </table:table-cell>
          <table:table-cell table:style-name="ce13" office:value-type="date" office:date-value="2023-06-13" calcext:value-type="date">
            <text:p>13/06/23</text:p>
          </table:table-cell>
          <table:table-cell table:style-name="ce13" office:value-type="date" office:date-value="2023-06-14" calcext:value-type="date">
            <text:p>14/06/23</text:p>
          </table:table-cell>
          <table:table-cell table:style-name="ce13" office:value-type="date" office:date-value="2023-06-15" calcext:value-type="date">
            <text:p>15/06/23</text:p>
          </table:table-cell>
          <table:table-cell table:style-name="ce13" office:value-type="date" office:date-value="2023-06-16" calcext:value-type="date">
            <text:p>16/06/23</text:p>
          </table:table-cell>
          <table:table-cell table:style-name="ce13" office:value-type="date" office:date-value="2023-06-17" calcext:value-type="date">
            <text:p>17/06/23</text:p>
          </table:table-cell>
          <table:table-cell table:style-name="ce13" office:value-type="date" office:date-value="2023-06-18" calcext:value-type="date">
            <text:p>18/06/23</text:p>
          </table:table-cell>
          <table:table-cell table:style-name="ce13" office:value-type="date" office:date-value="2023-06-19" calcext:value-type="date">
            <text:p>19/06/23</text:p>
          </table:table-cell>
          <table:table-cell table:style-name="ce13" office:value-type="date" office:date-value="2023-06-20" calcext:value-type="date">
            <text:p>20/06/23</text:p>
          </table:table-cell>
          <table:table-cell table:style-name="ce13" office:value-type="date" office:date-value="2023-06-21" calcext:value-type="date">
            <text:p>21/06/23</text:p>
          </table:table-cell>
          <table:table-cell table:style-name="ce13" office:value-type="date" office:date-value="2023-06-22" calcext:value-type="date">
            <text:p>22/06/23</text:p>
          </table:table-cell>
          <table:table-cell table:style-name="ce13" office:value-type="date" office:date-value="2023-06-23" calcext:value-type="date">
            <text:p>23/06/23</text:p>
          </table:table-cell>
          <table:table-cell table:style-name="ce13" office:value-type="date" office:date-value="2023-06-24" calcext:value-type="date">
            <text:p>24/06/23</text:p>
          </table:table-cell>
          <table:table-cell table:style-name="ce13" office:value-type="date" office:date-value="2023-06-25" calcext:value-type="date">
            <text:p>25/06/23</text:p>
          </table:table-cell>
          <table:table-cell table:style-name="ce13" office:value-type="date" office:date-value="2023-06-26" calcext:value-type="date">
            <text:p>26/06/23</text:p>
          </table:table-cell>
          <table:table-cell table:style-name="ce13" office:value-type="date" office:date-value="2023-06-27" calcext:value-type="date">
            <text:p>27/06/23</text:p>
          </table:table-cell>
          <table:table-cell table:style-name="ce13" office:value-type="date" office:date-value="2023-06-28" calcext:value-type="date">
            <text:p>28/06/23</text:p>
          </table:table-cell>
          <table:table-cell table:style-name="ce13" office:value-type="date" office:date-value="2023-06-29" calcext:value-type="date">
            <text:p>29/06/23</text:p>
          </table:table-cell>
          <table:table-cell table:style-name="ce13" office:value-type="date" office:date-value="2023-06-30" calcext:value-type="date">
            <text:p>30/06/23</text:p>
          </table:table-cell>
          <table:table-cell table:style-name="ce13" office:value-type="date" office:date-value="2023-07-01" calcext:value-type="date">
            <text:p>01/07/23</text:p>
          </table:table-cell>
          <table:table-cell table:style-name="ce13" office:value-type="date" office:date-value="2023-07-02" calcext:value-type="date">
            <text:p>02/07/23</text:p>
          </table:table-cell>
          <table:table-cell table:style-name="ce13" office:value-type="date" office:date-value="2023-07-03" calcext:value-type="date">
            <text:p>03/07/23</text:p>
          </table:table-cell>
          <table:table-cell table:style-name="ce13" office:value-type="date" office:date-value="2023-07-04" calcext:value-type="date">
            <text:p>04/07/23</text:p>
          </table:table-cell>
          <table:table-cell table:style-name="ce13" office:value-type="date" office:date-value="2023-07-05" calcext:value-type="date">
            <text:p>05/07/23</text:p>
          </table:table-cell>
          <table:table-cell table:style-name="ce13" office:value-type="date" office:date-value="2023-07-06" calcext:value-type="date">
            <text:p>06/07/23</text:p>
          </table:table-cell>
          <table:table-cell table:style-name="ce13" office:value-type="date" office:date-value="2023-07-07" calcext:value-type="date">
            <text:p>07/07/23</text:p>
          </table:table-cell>
          <table:table-cell table:style-name="ce13" office:value-type="date" office:date-value="2023-07-08" calcext:value-type="date">
            <text:p>08/07/23</text:p>
          </table:table-cell>
          <table:table-cell table:style-name="ce13" office:value-type="date" office:date-value="2023-07-09" calcext:value-type="date">
            <text:p>09/07/23</text:p>
          </table:table-cell>
          <table:table-cell table:style-name="ce13" office:value-type="date" office:date-value="2023-07-10" calcext:value-type="date">
            <text:p>10/07/23</text:p>
          </table:table-cell>
          <table:table-cell table:style-name="ce13" office:value-type="date" office:date-value="2023-07-11" calcext:value-type="date">
            <text:p>11/07/23</text:p>
          </table:table-cell>
          <table:table-cell table:style-name="ce13" office:value-type="date" office:date-value="2023-07-12" calcext:value-type="date">
            <text:p>12/07/23</text:p>
          </table:table-cell>
          <table:table-cell table:style-name="ce13" office:value-type="date" office:date-value="2023-07-13" calcext:value-type="date">
            <text:p>13/07/23</text:p>
          </table:table-cell>
          <table:table-cell table:style-name="ce13" office:value-type="date" office:date-value="2023-07-14" calcext:value-type="date">
            <text:p>14/07/23</text:p>
          </table:table-cell>
          <table:table-cell table:style-name="ce13" office:value-type="date" office:date-value="2023-07-15" calcext:value-type="date">
            <text:p>15/07/23</text:p>
          </table:table-cell>
          <table:table-cell table:style-name="ce13" office:value-type="date" office:date-value="2023-07-16" calcext:value-type="date">
            <text:p>16/07/23</text:p>
          </table:table-cell>
          <table:table-cell table:style-name="ce13" office:value-type="date" office:date-value="2023-07-17" calcext:value-type="date">
            <text:p>17/07/23</text:p>
          </table:table-cell>
          <table:table-cell table:style-name="ce13" office:value-type="date" office:date-value="2023-07-18" calcext:value-type="date">
            <text:p>18/07/23</text:p>
          </table:table-cell>
          <table:table-cell table:style-name="ce13" office:value-type="date" office:date-value="2023-07-19" calcext:value-type="date">
            <text:p>19/07/23</text:p>
          </table:table-cell>
          <table:table-cell table:style-name="ce13" office:value-type="date" office:date-value="2023-07-20" calcext:value-type="date">
            <text:p>20/07/23</text:p>
          </table:table-cell>
          <table:table-cell table:style-name="ce13" office:value-type="date" office:date-value="2023-07-21" calcext:value-type="date">
            <text:p>21/07/23</text:p>
          </table:table-cell>
          <table:table-cell table:style-name="ce13" office:value-type="date" office:date-value="2023-07-22" calcext:value-type="date">
            <text:p>22/07/23</text:p>
          </table:table-cell>
          <table:table-cell table:style-name="ce13" office:value-type="date" office:date-value="2023-07-23" calcext:value-type="date">
            <text:p>23/07/23</text:p>
          </table:table-cell>
          <table:table-cell table:style-name="ce13" office:value-type="date" office:date-value="2023-07-24" calcext:value-type="date">
            <text:p>24/07/23</text:p>
          </table:table-cell>
          <table:table-cell table:style-name="ce13" office:value-type="date" office:date-value="2023-07-25" calcext:value-type="date">
            <text:p>25/07/23</text:p>
          </table:table-cell>
          <table:table-cell table:style-name="ce13" office:value-type="date" office:date-value="2023-07-26" calcext:value-type="date">
            <text:p>26/07/23</text:p>
          </table:table-cell>
          <table:table-cell table:style-name="ce13" office:value-type="date" office:date-value="2023-07-27" calcext:value-type="date">
            <text:p>27/07/23</text:p>
          </table:table-cell>
          <table:table-cell table:style-name="ce13" office:value-type="date" office:date-value="2023-07-28" calcext:value-type="date">
            <text:p>28/07/23</text:p>
          </table:table-cell>
          <table:table-cell table:style-name="ce13" office:value-type="date" office:date-value="2023-07-29" calcext:value-type="date">
            <text:p>29/07/23</text:p>
          </table:table-cell>
          <table:table-cell table:style-name="ce13" office:value-type="date" office:date-value="2023-07-30" calcext:value-type="date">
            <text:p>30/07/23</text:p>
          </table:table-cell>
          <table:table-cell table:style-name="ce13" office:value-type="date" office:date-value="2023-07-31" calcext:value-type="date">
            <text:p>31/07/23</text:p>
          </table:table-cell>
          <table:table-cell table:style-name="ce13" office:value-type="date" office:date-value="2023-08-01" calcext:value-type="date">
            <text:p>01/08/23</text:p>
          </table:table-cell>
          <table:table-cell table:style-name="ce13" office:value-type="date" office:date-value="2023-08-02" calcext:value-type="date">
            <text:p>02/08/23</text:p>
          </table:table-cell>
          <table:table-cell table:style-name="ce13" office:value-type="date" office:date-value="2023-08-03" calcext:value-type="date">
            <text:p>03/08/23</text:p>
          </table:table-cell>
          <table:table-cell table:style-name="ce13" office:value-type="date" office:date-value="2023-08-04" calcext:value-type="date">
            <text:p>04/08/23</text:p>
          </table:table-cell>
          <table:table-cell table:style-name="ce13" office:value-type="date" office:date-value="2023-08-05" calcext:value-type="date">
            <text:p>05/08/23</text:p>
          </table:table-cell>
          <table:table-cell table:style-name="ce13" office:value-type="date" office:date-value="2023-08-06" calcext:value-type="date">
            <text:p>06/08/23</text:p>
          </table:table-cell>
          <table:table-cell table:style-name="ce13" office:value-type="date" office:date-value="2023-08-07" calcext:value-type="date">
            <text:p>07/08/23</text:p>
          </table:table-cell>
          <table:table-cell table:style-name="ce13" office:value-type="date" office:date-value="2023-08-08" calcext:value-type="date">
            <text:p>08/08/23</text:p>
          </table:table-cell>
          <table:table-cell table:style-name="ce13" office:value-type="date" office:date-value="2023-08-09" calcext:value-type="date">
            <text:p>09/08/23</text:p>
          </table:table-cell>
          <table:table-cell table:style-name="ce13" office:value-type="date" office:date-value="2023-08-10" calcext:value-type="date">
            <text:p>10/08/23</text:p>
          </table:table-cell>
          <table:table-cell table:style-name="ce13" office:value-type="date" office:date-value="2023-08-11" calcext:value-type="date">
            <text:p>11/08/23</text:p>
          </table:table-cell>
          <table:table-cell table:style-name="ce13" office:value-type="date" office:date-value="2023-08-12" calcext:value-type="date">
            <text:p>12/08/23</text:p>
          </table:table-cell>
          <table:table-cell table:style-name="ce13" office:value-type="date" office:date-value="2023-08-13" calcext:value-type="date">
            <text:p>13/08/23</text:p>
          </table:table-cell>
          <table:table-cell table:style-name="ce13" office:value-type="date" office:date-value="2023-08-14" calcext:value-type="date">
            <text:p>14/08/23</text:p>
          </table:table-cell>
          <table:table-cell table:style-name="ce13" office:value-type="date" office:date-value="2023-08-15" calcext:value-type="date">
            <text:p>15/08/23</text:p>
          </table:table-cell>
          <table:table-cell table:style-name="ce13" office:value-type="date" office:date-value="2023-08-16" calcext:value-type="date">
            <text:p>16/08/23</text:p>
          </table:table-cell>
          <table:table-cell table:style-name="ce13" office:value-type="date" office:date-value="2023-08-17" calcext:value-type="date">
            <text:p>17/08/23</text:p>
          </table:table-cell>
          <table:table-cell table:style-name="ce13" office:value-type="date" office:date-value="2023-08-18" calcext:value-type="date">
            <text:p>18/08/23</text:p>
          </table:table-cell>
          <table:table-cell table:style-name="ce13" office:value-type="date" office:date-value="2023-08-19" calcext:value-type="date">
            <text:p>19/08/23</text:p>
          </table:table-cell>
          <table:table-cell table:style-name="ce13" office:value-type="date" office:date-value="2023-08-20" calcext:value-type="date">
            <text:p>20/08/23</text:p>
          </table:table-cell>
          <table:table-cell table:style-name="ce13" office:value-type="date" office:date-value="2023-08-21" calcext:value-type="date">
            <text:p>21/08/23</text:p>
          </table:table-cell>
          <table:table-cell table:style-name="ce13" office:value-type="date" office:date-value="2023-08-22" calcext:value-type="date">
            <text:p>22/08/23</text:p>
          </table:table-cell>
          <table:table-cell table:style-name="ce13" office:value-type="date" office:date-value="2023-08-23" calcext:value-type="date">
            <text:p>23/08/23</text:p>
          </table:table-cell>
          <table:table-cell table:style-name="ce13" office:value-type="date" office:date-value="2023-08-24" calcext:value-type="date">
            <text:p>24/08/23</text:p>
          </table:table-cell>
          <table:table-cell table:style-name="ce13" office:value-type="date" office:date-value="2023-08-25" calcext:value-type="date">
            <text:p>25/08/23</text:p>
          </table:table-cell>
          <table:table-cell table:style-name="ce13" office:value-type="date" office:date-value="2023-08-26" calcext:value-type="date">
            <text:p>26/08/23</text:p>
          </table:table-cell>
          <table:table-cell table:style-name="ce13" office:value-type="date" office:date-value="2023-08-27" calcext:value-type="date">
            <text:p>27/08/23</text:p>
          </table:table-cell>
          <table:table-cell table:style-name="ce13" office:value-type="date" office:date-value="2023-08-28" calcext:value-type="date">
            <text:p>28/08/23</text:p>
          </table:table-cell>
          <table:table-cell table:style-name="ce13" office:value-type="date" office:date-value="2023-08-29" calcext:value-type="date">
            <text:p>29/08/23</text:p>
          </table:table-cell>
          <table:table-cell table:style-name="ce13" office:value-type="date" office:date-value="2023-08-30" calcext:value-type="date">
            <text:p>30/08/23</text:p>
          </table:table-cell>
          <table:table-cell table:style-name="ce13" office:value-type="date" office:date-value="2023-08-31" calcext:value-type="date">
            <text:p>31/08/23</text:p>
          </table:table-cell>
          <table:table-cell table:style-name="ce13" office:value-type="date" office:date-value="2023-09-01" calcext:value-type="date">
            <text:p>01/09/23</text:p>
          </table:table-cell>
          <table:table-cell table:style-name="ce13" office:value-type="date" office:date-value="2023-09-02" calcext:value-type="date">
            <text:p>02/09/23</text:p>
          </table:table-cell>
          <table:table-cell table:style-name="ce13" office:value-type="date" office:date-value="2023-09-03" calcext:value-type="date">
            <text:p>03/09/23</text:p>
          </table:table-cell>
          <table:table-cell table:style-name="ce13" office:value-type="date" office:date-value="2023-09-04" calcext:value-type="date">
            <text:p>04/09/23</text:p>
          </table:table-cell>
          <table:table-cell table:style-name="ce13" office:value-type="date" office:date-value="2023-09-05" calcext:value-type="date">
            <text:p>05/09/23</text:p>
          </table:table-cell>
          <table:table-cell table:style-name="ce13" office:value-type="date" office:date-value="2023-09-06" calcext:value-type="date">
            <text:p>06/09/23</text:p>
          </table:table-cell>
          <table:table-cell table:style-name="ce13" office:value-type="date" office:date-value="2023-09-07" calcext:value-type="date">
            <text:p>07/09/23</text:p>
          </table:table-cell>
          <table:table-cell table:style-name="ce13" office:value-type="date" office:date-value="2023-09-08" calcext:value-type="date">
            <text:p>08/09/23</text:p>
          </table:table-cell>
          <table:table-cell table:style-name="ce13" office:value-type="date" office:date-value="2023-09-09" calcext:value-type="date">
            <text:p>09/09/23</text:p>
          </table:table-cell>
          <table:table-cell table:style-name="ce13" office:value-type="date" office:date-value="2023-09-10" calcext:value-type="date">
            <text:p>10/09/23</text:p>
          </table:table-cell>
          <table:table-cell table:style-name="ce13" office:value-type="date" office:date-value="2023-09-11" calcext:value-type="date">
            <text:p>11/09/23</text:p>
          </table:table-cell>
          <table:table-cell table:style-name="ce13" office:value-type="date" office:date-value="2023-09-12" calcext:value-type="date">
            <text:p>12/09/23</text:p>
          </table:table-cell>
          <table:table-cell table:style-name="ce13" office:value-type="date" office:date-value="2023-09-13" calcext:value-type="date">
            <text:p>13/09/23</text:p>
          </table:table-cell>
          <table:table-cell table:style-name="ce13" office:value-type="date" office:date-value="2023-09-14" calcext:value-type="date">
            <text:p>14/09/23</text:p>
          </table:table-cell>
          <table:table-cell table:style-name="ce13" office:value-type="date" office:date-value="2023-09-15" calcext:value-type="date">
            <text:p>15/09/23</text:p>
          </table:table-cell>
          <table:table-cell table:style-name="ce13" office:value-type="date" office:date-value="2023-09-16" calcext:value-type="date">
            <text:p>16/09/23</text:p>
          </table:table-cell>
          <table:table-cell table:style-name="ce13" office:value-type="date" office:date-value="2023-09-17" calcext:value-type="date">
            <text:p>17/09/23</text:p>
          </table:table-cell>
          <table:table-cell table:style-name="ce13" office:value-type="date" office:date-value="2023-09-18" calcext:value-type="date">
            <text:p>18/09/23</text:p>
          </table:table-cell>
          <table:table-cell table:style-name="ce13" office:value-type="date" office:date-value="2023-09-19" calcext:value-type="date">
            <text:p>19/09/23</text:p>
          </table:table-cell>
          <table:table-cell table:style-name="ce13" office:value-type="date" office:date-value="2023-09-20" calcext:value-type="date">
            <text:p>20/09/23</text:p>
          </table:table-cell>
          <table:table-cell table:style-name="ce13" office:value-type="date" office:date-value="2023-09-21" calcext:value-type="date">
            <text:p>21/09/23</text:p>
          </table:table-cell>
          <table:table-cell table:style-name="ce13" office:value-type="date" office:date-value="2023-09-22" calcext:value-type="date">
            <text:p>22/09/23</text:p>
          </table:table-cell>
          <table:table-cell table:style-name="ce13" office:value-type="date" office:date-value="2023-09-23" calcext:value-type="date">
            <text:p>23/09/23</text:p>
          </table:table-cell>
          <table:table-cell table:style-name="ce13" office:value-type="date" office:date-value="2023-09-24" calcext:value-type="date">
            <text:p>24/09/23</text:p>
          </table:table-cell>
          <table:table-cell table:style-name="ce13" office:value-type="date" office:date-value="2023-09-25" calcext:value-type="date">
            <text:p>25/09/23</text:p>
          </table:table-cell>
          <table:table-cell table:style-name="ce13" office:value-type="date" office:date-value="2023-09-26" calcext:value-type="date">
            <text:p>26/09/23</text:p>
          </table:table-cell>
          <table:table-cell table:style-name="ce13" office:value-type="date" office:date-value="2023-09-27" calcext:value-type="date">
            <text:p>27/09/23</text:p>
          </table:table-cell>
          <table:table-cell table:style-name="ce13" office:value-type="date" office:date-value="2023-09-28" calcext:value-type="date">
            <text:p>28/09/23</text:p>
          </table:table-cell>
          <table:table-cell table:style-name="ce13" office:value-type="date" office:date-value="2023-09-29" calcext:value-type="date">
            <text:p>29/09/23</text:p>
          </table:table-cell>
          <table:table-cell table:style-name="ce13" office:value-type="date" office:date-value="2023-09-30" calcext:value-type="date">
            <text:p>30/09/23</text:p>
          </table:table-cell>
          <table:table-cell table:style-name="ce13" office:value-type="date" office:date-value="2023-10-01" calcext:value-type="date">
            <text:p>01/10/23</text:p>
          </table:table-cell>
          <table:table-cell table:style-name="ce13" office:value-type="date" office:date-value="2023-10-02" calcext:value-type="date">
            <text:p>02/10/23</text:p>
          </table:table-cell>
          <table:table-cell table:style-name="ce13" office:value-type="date" office:date-value="2023-10-03" calcext:value-type="date">
            <text:p>03/10/23</text:p>
          </table:table-cell>
          <table:table-cell table:style-name="ce13" office:value-type="date" office:date-value="2023-10-04" calcext:value-type="date">
            <text:p>04/10/23</text:p>
          </table:table-cell>
          <table:table-cell table:style-name="ce13" office:value-type="date" office:date-value="2023-10-05" calcext:value-type="date">
            <text:p>05/10/23</text:p>
          </table:table-cell>
          <table:table-cell table:style-name="ce13" office:value-type="date" office:date-value="2023-10-06" calcext:value-type="date">
            <text:p>06/10/23</text:p>
          </table:table-cell>
          <table:table-cell table:style-name="ce13" office:value-type="date" office:date-value="2023-10-07" calcext:value-type="date">
            <text:p>07/10/23</text:p>
          </table:table-cell>
          <table:table-cell table:style-name="ce13" office:value-type="date" office:date-value="2023-10-08" calcext:value-type="date">
            <text:p>08/10/23</text:p>
          </table:table-cell>
          <table:table-cell table:style-name="ce13" office:value-type="date" office:date-value="2023-10-09" calcext:value-type="date">
            <text:p>09/10/23</text:p>
          </table:table-cell>
          <table:table-cell table:style-name="ce13" office:value-type="date" office:date-value="2023-10-10" calcext:value-type="date">
            <text:p>10/10/23</text:p>
          </table:table-cell>
          <table:table-cell table:style-name="ce13" office:value-type="date" office:date-value="2023-10-11" calcext:value-type="date">
            <text:p>11/10/23</text:p>
          </table:table-cell>
          <table:table-cell table:style-name="ce13" office:value-type="date" office:date-value="2023-10-12" calcext:value-type="date">
            <text:p>12/10/23</text:p>
          </table:table-cell>
          <table:table-cell table:style-name="ce13" office:value-type="date" office:date-value="2023-10-13" calcext:value-type="date">
            <text:p>13/10/23</text:p>
          </table:table-cell>
          <table:table-cell table:style-name="ce13" office:value-type="date" office:date-value="2023-10-14" calcext:value-type="date">
            <text:p>14/10/23</text:p>
          </table:table-cell>
          <table:table-cell table:style-name="ce13" office:value-type="date" office:date-value="2023-10-15" calcext:value-type="date">
            <text:p>15/10/23</text:p>
          </table:table-cell>
          <table:table-cell table:style-name="ce13" office:value-type="date" office:date-value="2023-10-16" calcext:value-type="date">
            <text:p>16/10/23</text:p>
          </table:table-cell>
          <table:table-cell table:style-name="ce13" office:value-type="date" office:date-value="2023-10-17" calcext:value-type="date">
            <text:p>17/10/23</text:p>
          </table:table-cell>
          <table:table-cell table:style-name="ce13" office:value-type="date" office:date-value="2023-10-18" calcext:value-type="date">
            <text:p>18/10/23</text:p>
          </table:table-cell>
          <table:table-cell table:style-name="ce13" office:value-type="date" office:date-value="2023-10-19" calcext:value-type="date">
            <text:p>19/10/23</text:p>
          </table:table-cell>
          <table:table-cell table:style-name="ce13" office:value-type="date" office:date-value="2023-10-20" calcext:value-type="date">
            <text:p>20/10/23</text:p>
          </table:table-cell>
          <table:table-cell table:style-name="ce13" office:value-type="date" office:date-value="2023-10-21" calcext:value-type="date">
            <text:p>21/10/23</text:p>
          </table:table-cell>
          <table:table-cell table:style-name="ce13" office:value-type="date" office:date-value="2023-10-22" calcext:value-type="date">
            <text:p>22/10/23</text:p>
          </table:table-cell>
          <table:table-cell table:style-name="ce13" office:value-type="date" office:date-value="2023-10-23" calcext:value-type="date">
            <text:p>23/10/23</text:p>
          </table:table-cell>
          <table:table-cell table:style-name="ce13" office:value-type="date" office:date-value="2023-10-24" calcext:value-type="date">
            <text:p>24/10/23</text:p>
          </table:table-cell>
          <table:table-cell table:style-name="ce13" office:value-type="date" office:date-value="2023-10-25" calcext:value-type="date">
            <text:p>25/10/23</text:p>
          </table:table-cell>
          <table:table-cell table:style-name="ce13" office:value-type="date" office:date-value="2023-10-26" calcext:value-type="date">
            <text:p>26/10/23</text:p>
          </table:table-cell>
          <table:table-cell table:style-name="ce13" office:value-type="date" office:date-value="2023-10-27" calcext:value-type="date">
            <text:p>27/10/23</text:p>
          </table:table-cell>
          <table:table-cell table:style-name="ce13" office:value-type="date" office:date-value="2023-10-28" calcext:value-type="date">
            <text:p>28/10/23</text:p>
          </table:table-cell>
          <table:table-cell table:style-name="ce13" office:value-type="date" office:date-value="2023-10-29" calcext:value-type="date">
            <text:p>29/10/23</text:p>
          </table:table-cell>
          <table:table-cell table:style-name="ce13" office:value-type="date" office:date-value="2023-10-30" calcext:value-type="date">
            <text:p>30/10/23</text:p>
          </table:table-cell>
          <table:table-cell table:style-name="ce13" office:value-type="date" office:date-value="2023-10-31" calcext:value-type="date">
            <text:p>31/10/23</text:p>
          </table:table-cell>
          <table:table-cell table:style-name="ce13" office:value-type="date" office:date-value="2023-11-01" calcext:value-type="date">
            <text:p>01/11/23</text:p>
          </table:table-cell>
          <table:table-cell table:style-name="ce13" office:value-type="date" office:date-value="2023-11-02" calcext:value-type="date">
            <text:p>02/11/23</text:p>
          </table:table-cell>
          <table:table-cell table:style-name="ce13" office:value-type="date" office:date-value="2023-11-03" calcext:value-type="date">
            <text:p>03/11/23</text:p>
          </table:table-cell>
          <table:table-cell table:style-name="ce13" office:value-type="date" office:date-value="2023-11-04" calcext:value-type="date">
            <text:p>04/11/23</text:p>
          </table:table-cell>
          <table:table-cell table:style-name="ce13" office:value-type="date" office:date-value="2023-11-05" calcext:value-type="date">
            <text:p>05/11/23</text:p>
          </table:table-cell>
          <table:table-cell table:style-name="ce13" office:value-type="date" office:date-value="2023-11-06" calcext:value-type="date">
            <text:p>06/11/23</text:p>
          </table:table-cell>
          <table:table-cell table:style-name="ce13" office:value-type="date" office:date-value="2023-11-07" calcext:value-type="date">
            <text:p>07/11/23</text:p>
          </table:table-cell>
          <table:table-cell table:style-name="ce13" office:value-type="date" office:date-value="2023-11-08" calcext:value-type="date">
            <text:p>08/11/23</text:p>
          </table:table-cell>
          <table:table-cell table:style-name="ce13" office:value-type="date" office:date-value="2023-11-09" calcext:value-type="date">
            <text:p>09/11/23</text:p>
          </table:table-cell>
          <table:table-cell table:style-name="ce13" office:value-type="date" office:date-value="2023-11-10" calcext:value-type="date">
            <text:p>10/11/23</text:p>
          </table:table-cell>
          <table:table-cell table:style-name="ce13" office:value-type="date" office:date-value="2023-11-11" calcext:value-type="date">
            <text:p>11/11/23</text:p>
          </table:table-cell>
          <table:table-cell table:style-name="ce13" office:value-type="date" office:date-value="2023-11-12" calcext:value-type="date">
            <text:p>12/11/23</text:p>
          </table:table-cell>
          <table:table-cell table:style-name="ce13" office:value-type="date" office:date-value="2023-11-13" calcext:value-type="date">
            <text:p>13/11/23</text:p>
          </table:table-cell>
          <table:table-cell table:style-name="ce13" office:value-type="date" office:date-value="2023-11-14" calcext:value-type="date">
            <text:p>14/11/23</text:p>
          </table:table-cell>
          <table:table-cell table:style-name="ce13" office:value-type="date" office:date-value="2023-11-15" calcext:value-type="date">
            <text:p>15/11/23</text:p>
          </table:table-cell>
          <table:table-cell table:style-name="ce13" office:value-type="date" office:date-value="2023-11-16" calcext:value-type="date">
            <text:p>16/11/23</text:p>
          </table:table-cell>
          <table:table-cell table:style-name="ce13" office:value-type="date" office:date-value="2023-11-17" calcext:value-type="date">
            <text:p>17/11/23</text:p>
          </table:table-cell>
          <table:table-cell table:style-name="ce13" office:value-type="date" office:date-value="2023-11-18" calcext:value-type="date">
            <text:p>18/11/23</text:p>
          </table:table-cell>
          <table:table-cell table:style-name="ce13" office:value-type="date" office:date-value="2023-11-19" calcext:value-type="date">
            <text:p>19/11/23</text:p>
          </table:table-cell>
          <table:table-cell table:style-name="ce13" office:value-type="date" office:date-value="2023-11-20" calcext:value-type="date">
            <text:p>20/11/23</text:p>
          </table:table-cell>
          <table:table-cell table:style-name="ce13" office:value-type="date" office:date-value="2023-11-21" calcext:value-type="date">
            <text:p>21/11/23</text:p>
          </table:table-cell>
          <table:table-cell table:style-name="ce13" office:value-type="date" office:date-value="2023-11-22" calcext:value-type="date">
            <text:p>22/11/23</text:p>
          </table:table-cell>
          <table:table-cell table:style-name="ce13" office:value-type="date" office:date-value="2023-11-23" calcext:value-type="date">
            <text:p>23/11/23</text:p>
          </table:table-cell>
          <table:table-cell table:style-name="ce13" office:value-type="date" office:date-value="2023-11-24" calcext:value-type="date">
            <text:p>24/11/23</text:p>
          </table:table-cell>
          <table:table-cell table:style-name="ce13" office:value-type="date" office:date-value="2023-11-25" calcext:value-type="date">
            <text:p>25/11/23</text:p>
          </table:table-cell>
          <table:table-cell table:style-name="ce13" office:value-type="date" office:date-value="2023-11-26" calcext:value-type="date">
            <text:p>26/11/23</text:p>
          </table:table-cell>
          <table:table-cell table:style-name="ce13" office:value-type="date" office:date-value="2023-11-27" calcext:value-type="date">
            <text:p>27/11/23</text:p>
          </table:table-cell>
          <table:table-cell table:style-name="ce13" office:value-type="date" office:date-value="2023-11-28" calcext:value-type="date">
            <text:p>28/11/23</text:p>
          </table:table-cell>
          <table:table-cell table:style-name="ce13" office:value-type="date" office:date-value="2023-11-29" calcext:value-type="date">
            <text:p>29/11/23</text:p>
          </table:table-cell>
          <table:table-cell table:style-name="ce13" office:value-type="date" office:date-value="2023-11-30" calcext:value-type="date">
            <text:p>30/11/23</text:p>
          </table:table-cell>
          <table:table-cell table:style-name="ce13" office:value-type="date" office:date-value="2023-12-01" calcext:value-type="date">
            <text:p>01/12/23</text:p>
          </table:table-cell>
          <table:table-cell table:style-name="ce13" office:value-type="date" office:date-value="2023-12-02" calcext:value-type="date">
            <text:p>02/12/23</text:p>
          </table:table-cell>
          <table:table-cell table:style-name="ce13" office:value-type="date" office:date-value="2023-12-03" calcext:value-type="date">
            <text:p>03/12/23</text:p>
          </table:table-cell>
          <table:table-cell table:style-name="ce13" office:value-type="date" office:date-value="2023-12-04" calcext:value-type="date">
            <text:p>04/12/23</text:p>
          </table:table-cell>
          <table:table-cell table:style-name="ce13" office:value-type="date" office:date-value="2023-12-05" calcext:value-type="date">
            <text:p>05/12/23</text:p>
          </table:table-cell>
          <table:table-cell table:style-name="ce13" office:value-type="date" office:date-value="2023-12-06" calcext:value-type="date">
            <text:p>06/12/23</text:p>
          </table:table-cell>
          <table:table-cell table:style-name="ce13" office:value-type="date" office:date-value="2023-12-07" calcext:value-type="date">
            <text:p>07/12/23</text:p>
          </table:table-cell>
          <table:table-cell table:style-name="ce13" office:value-type="date" office:date-value="2023-12-08" calcext:value-type="date">
            <text:p>08/12/23</text:p>
          </table:table-cell>
          <table:table-cell table:style-name="ce13" office:value-type="date" office:date-value="2023-12-09" calcext:value-type="date">
            <text:p>09/12/23</text:p>
          </table:table-cell>
          <table:table-cell table:style-name="ce13" office:value-type="date" office:date-value="2023-12-10" calcext:value-type="date">
            <text:p>10/12/23</text:p>
          </table:table-cell>
          <table:table-cell table:style-name="ce13" office:value-type="date" office:date-value="2023-12-11" calcext:value-type="date">
            <text:p>11/12/23</text:p>
          </table:table-cell>
          <table:table-cell table:style-name="ce13" office:value-type="date" office:date-value="2023-12-12" calcext:value-type="date">
            <text:p>12/12/23</text:p>
          </table:table-cell>
          <table:table-cell table:style-name="ce13" office:value-type="date" office:date-value="2023-12-13" calcext:value-type="date">
            <text:p>13/12/23</text:p>
          </table:table-cell>
          <table:table-cell table:style-name="ce13" office:value-type="date" office:date-value="2023-12-14" calcext:value-type="date">
            <text:p>14/12/23</text:p>
          </table:table-cell>
          <table:table-cell table:style-name="ce13" office:value-type="date" office:date-value="2023-12-15" calcext:value-type="date">
            <text:p>15/12/23</text:p>
          </table:table-cell>
          <table:table-cell table:style-name="ce13" office:value-type="date" office:date-value="2023-12-16" calcext:value-type="date">
            <text:p>16/12/23</text:p>
          </table:table-cell>
          <table:table-cell table:style-name="ce13" office:value-type="date" office:date-value="2023-12-17" calcext:value-type="date">
            <text:p>17/12/23</text:p>
          </table:table-cell>
          <table:table-cell table:style-name="ce13" office:value-type="date" office:date-value="2023-12-18" calcext:value-type="date">
            <text:p>18/12/23</text:p>
          </table:table-cell>
          <table:table-cell table:style-name="ce13" office:value-type="date" office:date-value="2023-12-19" calcext:value-type="date">
            <text:p>19/12/23</text:p>
          </table:table-cell>
          <table:table-cell table:style-name="ce13" office:value-type="date" office:date-value="2023-12-20" calcext:value-type="date">
            <text:p>20/12/23</text:p>
          </table:table-cell>
          <table:table-cell table:style-name="ce13" office:value-type="date" office:date-value="2023-12-21" calcext:value-type="date">
            <text:p>21/12/23</text:p>
          </table:table-cell>
          <table:table-cell table:style-name="ce13" office:value-type="date" office:date-value="2023-12-22" calcext:value-type="date">
            <text:p>22/12/23</text:p>
          </table:table-cell>
          <table:table-cell table:style-name="ce13" office:value-type="date" office:date-value="2023-12-23" calcext:value-type="date">
            <text:p>23/12/23</text:p>
          </table:table-cell>
          <table:table-cell table:style-name="ce13" office:value-type="date" office:date-value="2023-12-24" calcext:value-type="date">
            <text:p>24/12/23</text:p>
          </table:table-cell>
          <table:table-cell table:style-name="ce13" office:value-type="date" office:date-value="2023-12-25" calcext:value-type="date">
            <text:p>25/12/23</text:p>
          </table:table-cell>
          <table:table-cell table:style-name="ce13" office:value-type="date" office:date-value="2023-12-26" calcext:value-type="date">
            <text:p>26/12/23</text:p>
          </table:table-cell>
          <table:table-cell table:style-name="ce13" office:value-type="date" office:date-value="2023-12-27" calcext:value-type="date">
            <text:p>27/12/23</text:p>
          </table:table-cell>
          <table:table-cell table:style-name="ce13" office:value-type="date" office:date-value="2023-12-28" calcext:value-type="date">
            <text:p>28/12/23</text:p>
          </table:table-cell>
          <table:table-cell table:style-name="ce13" office:value-type="date" office:date-value="2023-12-29" calcext:value-type="date">
            <text:p>29/12/23</text:p>
          </table:table-cell>
          <table:table-cell table:style-name="ce13" office:value-type="date" office:date-value="2023-12-30" calcext:value-type="date">
            <text:p>30/12/23</text:p>
          </table:table-cell>
          <table:table-cell table:style-name="ce13" office:value-type="date" office:date-value="2023-12-31" calcext:value-type="date">
            <text:p>31/12/23</text:p>
          </table:table-cell>
          <table:table-cell table:style-name="ce13" office:value-type="date" office:date-value="2024-01-01" calcext:value-type="date">
            <text:p>01/01/24</text:p>
          </table:table-cell>
          <table:table-cell table:style-name="ce13" office:value-type="date" office:date-value="2024-01-02" calcext:value-type="date">
            <text:p>02/01/24</text:p>
          </table:table-cell>
          <table:table-cell table:style-name="ce13" office:value-type="date" office:date-value="2024-01-03" calcext:value-type="date">
            <text:p>03/01/24</text:p>
          </table:table-cell>
          <table:table-cell table:style-name="ce13" office:value-type="date" office:date-value="2024-01-04" calcext:value-type="date">
            <text:p>04/01/24</text:p>
          </table:table-cell>
          <table:table-cell table:style-name="ce13" office:value-type="date" office:date-value="2024-01-05" calcext:value-type="date">
            <text:p>05/01/24</text:p>
          </table:table-cell>
          <table:table-cell table:style-name="ce13" office:value-type="date" office:date-value="2024-01-06" calcext:value-type="date">
            <text:p>06/01/24</text:p>
          </table:table-cell>
          <table:table-cell table:style-name="ce13" office:value-type="date" office:date-value="2024-01-07" calcext:value-type="date">
            <text:p>07/01/24</text:p>
          </table:table-cell>
          <table:table-cell table:style-name="ce13" office:value-type="date" office:date-value="2024-01-08" calcext:value-type="date">
            <text:p>08/01/24</text:p>
          </table:table-cell>
          <table:table-cell table:style-name="ce13" office:value-type="date" office:date-value="2024-01-09" calcext:value-type="date">
            <text:p>09/01/24</text:p>
          </table:table-cell>
          <table:table-cell table:style-name="ce13" office:value-type="date" office:date-value="2024-01-10" calcext:value-type="date">
            <text:p>10/01/24</text:p>
          </table:table-cell>
          <table:table-cell table:style-name="ce13" office:value-type="date" office:date-value="2024-01-11" calcext:value-type="date">
            <text:p>11/01/24</text:p>
          </table:table-cell>
          <table:table-cell table:style-name="ce13" office:value-type="date" office:date-value="2024-01-12" calcext:value-type="date">
            <text:p>12/01/24</text:p>
          </table:table-cell>
          <table:table-cell table:style-name="ce13" office:value-type="date" office:date-value="2024-01-13" calcext:value-type="date">
            <text:p>13/01/24</text:p>
          </table:table-cell>
          <table:table-cell table:style-name="ce13" office:value-type="date" office:date-value="2024-01-14" calcext:value-type="date">
            <text:p>14/01/24</text:p>
          </table:table-cell>
          <table:table-cell table:style-name="ce13" office:value-type="date" office:date-value="2024-01-15" calcext:value-type="date">
            <text:p>15/01/24</text:p>
          </table:table-cell>
          <table:table-cell table:style-name="ce13" office:value-type="date" office:date-value="2024-01-16" calcext:value-type="date">
            <text:p>16/01/24</text:p>
          </table:table-cell>
          <table:table-cell table:style-name="ce13" office:value-type="date" office:date-value="2024-01-17" calcext:value-type="date">
            <text:p>17/01/24</text:p>
          </table:table-cell>
          <table:table-cell table:style-name="ce13" office:value-type="date" office:date-value="2024-01-18" calcext:value-type="date">
            <text:p>18/01/24</text:p>
          </table:table-cell>
          <table:table-cell table:style-name="ce13" office:value-type="date" office:date-value="2024-01-19" calcext:value-type="date">
            <text:p>19/01/24</text:p>
          </table:table-cell>
          <table:table-cell table:style-name="ce13" office:value-type="date" office:date-value="2024-01-20" calcext:value-type="date">
            <text:p>20/01/24</text:p>
          </table:table-cell>
          <table:table-cell table:style-name="ce13" office:value-type="date" office:date-value="2024-01-21" calcext:value-type="date">
            <text:p>21/01/24</text:p>
          </table:table-cell>
          <table:table-cell table:style-name="ce13" office:value-type="date" office:date-value="2024-01-22" calcext:value-type="date">
            <text:p>22/01/24</text:p>
          </table:table-cell>
          <table:table-cell table:style-name="ce13" office:value-type="date" office:date-value="2024-01-23" calcext:value-type="date">
            <text:p>23/01/24</text:p>
          </table:table-cell>
          <table:table-cell table:style-name="ce13" office:value-type="date" office:date-value="2024-01-24" calcext:value-type="date">
            <text:p>24/01/24</text:p>
          </table:table-cell>
          <table:table-cell table:style-name="ce13" office:value-type="date" office:date-value="2024-01-25" calcext:value-type="date">
            <text:p>25/01/24</text:p>
          </table:table-cell>
          <table:table-cell table:style-name="ce13" office:value-type="date" office:date-value="2024-01-26" calcext:value-type="date">
            <text:p>26/01/24</text:p>
          </table:table-cell>
          <table:table-cell table:style-name="ce13" office:value-type="date" office:date-value="2024-01-27" calcext:value-type="date">
            <text:p>27/01/24</text:p>
          </table:table-cell>
          <table:table-cell table:style-name="ce13" office:value-type="date" office:date-value="2024-01-28" calcext:value-type="date">
            <text:p>28/01/24</text:p>
          </table:table-cell>
          <table:table-cell table:style-name="ce13" office:value-type="date" office:date-value="2024-01-29" calcext:value-type="date">
            <text:p>29/01/24</text:p>
          </table:table-cell>
          <table:table-cell table:style-name="ce13" office:value-type="date" office:date-value="2024-01-30" calcext:value-type="date">
            <text:p>30/01/24</text:p>
          </table:table-cell>
          <table:table-cell table:style-name="ce13" office:value-type="date" office:date-value="2024-01-31" calcext:value-type="date">
            <text:p>31/01/24</text:p>
          </table:table-cell>
          <table:table-cell table:style-name="ce13" office:value-type="date" office:date-value="2024-02-01" calcext:value-type="date">
            <text:p>01/02/24</text:p>
          </table:table-cell>
          <table:table-cell table:style-name="ce13" office:value-type="date" office:date-value="2024-02-02" calcext:value-type="date">
            <text:p>02/02/24</text:p>
          </table:table-cell>
          <table:table-cell table:style-name="ce13" office:value-type="date" office:date-value="2024-02-03" calcext:value-type="date">
            <text:p>03/02/24</text:p>
          </table:table-cell>
          <table:table-cell table:style-name="ce13" office:value-type="date" office:date-value="2024-02-04" calcext:value-type="date">
            <text:p>04/02/24</text:p>
          </table:table-cell>
          <table:table-cell table:style-name="ce13" office:value-type="date" office:date-value="2024-02-05" calcext:value-type="date">
            <text:p>05/02/24</text:p>
          </table:table-cell>
          <table:table-cell table:style-name="ce13" office:value-type="date" office:date-value="2024-02-06" calcext:value-type="date">
            <text:p>06/02/24</text:p>
          </table:table-cell>
          <table:table-cell table:style-name="ce13" office:value-type="date" office:date-value="2024-02-07" calcext:value-type="date">
            <text:p>07/02/24</text:p>
          </table:table-cell>
          <table:table-cell table:style-name="ce13" office:value-type="date" office:date-value="2024-02-08" calcext:value-type="date">
            <text:p>08/02/24</text:p>
          </table:table-cell>
          <table:table-cell table:style-name="ce13" office:value-type="date" office:date-value="2024-02-09" calcext:value-type="date">
            <text:p>09/02/24</text:p>
          </table:table-cell>
          <table:table-cell table:style-name="ce13" office:value-type="date" office:date-value="2024-02-10" calcext:value-type="date">
            <text:p>10/02/24</text:p>
          </table:table-cell>
          <table:table-cell table:style-name="ce13" office:value-type="date" office:date-value="2024-02-11" calcext:value-type="date">
            <text:p>11/02/24</text:p>
          </table:table-cell>
          <table:table-cell table:style-name="ce13" office:value-type="date" office:date-value="2024-02-12" calcext:value-type="date">
            <text:p>12/02/24</text:p>
          </table:table-cell>
          <table:table-cell table:style-name="ce13" office:value-type="date" office:date-value="2024-02-13" calcext:value-type="date">
            <text:p>13/02/24</text:p>
          </table:table-cell>
          <table:table-cell table:style-name="ce13" office:value-type="date" office:date-value="2024-02-14" calcext:value-type="date">
            <text:p>14/02/24</text:p>
          </table:table-cell>
          <table:table-cell table:style-name="ce13" office:value-type="date" office:date-value="2024-02-15" calcext:value-type="date">
            <text:p>15/02/24</text:p>
          </table:table-cell>
          <table:table-cell table:style-name="ce13" office:value-type="date" office:date-value="2024-02-16" calcext:value-type="date">
            <text:p>16/02/24</text:p>
          </table:table-cell>
          <table:table-cell table:style-name="ce13" office:value-type="date" office:date-value="2024-02-17" calcext:value-type="date">
            <text:p>17/02/24</text:p>
          </table:table-cell>
          <table:table-cell table:style-name="ce13" office:value-type="date" office:date-value="2024-02-18" calcext:value-type="date">
            <text:p>18/02/24</text:p>
          </table:table-cell>
          <table:table-cell table:style-name="ce13" office:value-type="date" office:date-value="2024-02-19" calcext:value-type="date">
            <text:p>19/02/24</text:p>
          </table:table-cell>
          <table:table-cell table:style-name="ce13" office:value-type="date" office:date-value="2024-02-20" calcext:value-type="date">
            <text:p>20/02/24</text:p>
          </table:table-cell>
          <table:table-cell table:style-name="ce13" office:value-type="date" office:date-value="2024-02-21" calcext:value-type="date">
            <text:p>21/02/24</text:p>
          </table:table-cell>
          <table:table-cell table:style-name="ce13" office:value-type="date" office:date-value="2024-02-22" calcext:value-type="date">
            <text:p>22/02/24</text:p>
          </table:table-cell>
          <table:table-cell table:style-name="ce13" office:value-type="date" office:date-value="2024-02-23" calcext:value-type="date">
            <text:p>23/02/24</text:p>
          </table:table-cell>
          <table:table-cell table:style-name="ce13" office:value-type="date" office:date-value="2024-02-24" calcext:value-type="date">
            <text:p>24/02/24</text:p>
          </table:table-cell>
          <table:table-cell table:style-name="ce13" office:value-type="date" office:date-value="2024-02-25" calcext:value-type="date">
            <text:p>25/02/24</text:p>
          </table:table-cell>
          <table:table-cell table:style-name="ce13" office:value-type="date" office:date-value="2024-02-26" calcext:value-type="date">
            <text:p>26/02/24</text:p>
          </table:table-cell>
          <table:table-cell table:style-name="ce13" office:value-type="date" office:date-value="2024-02-27" calcext:value-type="date">
            <text:p>27/02/24</text:p>
          </table:table-cell>
          <table:table-cell table:style-name="ce13" office:value-type="date" office:date-value="2024-02-28" calcext:value-type="date">
            <text:p>28/02/24</text:p>
          </table:table-cell>
          <table:table-cell table:style-name="ce13" office:value-type="date" office:date-value="2024-02-29" calcext:value-type="date">
            <text:p>29/02/24</text:p>
          </table:table-cell>
          <table:table-cell table:style-name="ce13" office:value-type="date" office:date-value="2024-03-01" calcext:value-type="date">
            <text:p>01/03/24</text:p>
          </table:table-cell>
          <table:table-cell table:style-name="ce13" office:value-type="date" office:date-value="2024-03-02" calcext:value-type="date">
            <text:p>02/03/24</text:p>
          </table:table-cell>
          <table:table-cell table:style-name="ce13" office:value-type="date" office:date-value="2024-03-03" calcext:value-type="date">
            <text:p>03/03/24</text:p>
          </table:table-cell>
          <table:table-cell table:style-name="ce13" office:value-type="date" office:date-value="2024-03-04" calcext:value-type="date">
            <text:p>04/03/24</text:p>
          </table:table-cell>
          <table:table-cell table:style-name="ce13" office:value-type="date" office:date-value="2024-03-05" calcext:value-type="date">
            <text:p>05/03/24</text:p>
          </table:table-cell>
          <table:table-cell table:style-name="ce13" office:value-type="date" office:date-value="2024-03-06" calcext:value-type="date">
            <text:p>06/03/24</text:p>
          </table:table-cell>
          <table:table-cell table:style-name="ce13" office:value-type="date" office:date-value="2024-03-07" calcext:value-type="date">
            <text:p>07/03/24</text:p>
          </table:table-cell>
          <table:table-cell table:style-name="ce13" office:value-type="date" office:date-value="2024-03-08" calcext:value-type="date">
            <text:p>08/03/24</text:p>
          </table:table-cell>
          <table:table-cell table:style-name="ce13" office:value-type="date" office:date-value="2024-03-09" calcext:value-type="date">
            <text:p>09/03/24</text:p>
          </table:table-cell>
          <table:table-cell table:style-name="ce13" office:value-type="date" office:date-value="2024-03-10" calcext:value-type="date">
            <text:p>10/03/24</text:p>
          </table:table-cell>
          <table:table-cell table:style-name="ce13" office:value-type="date" office:date-value="2024-03-11" calcext:value-type="date">
            <text:p>11/03/24</text:p>
          </table:table-cell>
          <table:table-cell table:style-name="ce13" office:value-type="date" office:date-value="2024-03-12" calcext:value-type="date">
            <text:p>12/03/24</text:p>
          </table:table-cell>
          <table:table-cell table:style-name="ce13" office:value-type="date" office:date-value="2024-03-13" calcext:value-type="date">
            <text:p>13/03/24</text:p>
          </table:table-cell>
          <table:table-cell table:style-name="ce13" office:value-type="date" office:date-value="2024-03-14" calcext:value-type="date">
            <text:p>14/03/24</text:p>
          </table:table-cell>
          <table:table-cell table:style-name="ce13" office:value-type="date" office:date-value="2024-03-15" calcext:value-type="date">
            <text:p>15/03/24</text:p>
          </table:table-cell>
          <table:table-cell table:style-name="ce13" office:value-type="date" office:date-value="2024-03-16" calcext:value-type="date">
            <text:p>16/03/24</text:p>
          </table:table-cell>
          <table:table-cell table:style-name="ce13" office:value-type="date" office:date-value="2024-03-17" calcext:value-type="date">
            <text:p>17/03/24</text:p>
          </table:table-cell>
          <table:table-cell table:style-name="ce13" office:value-type="date" office:date-value="2024-03-18" calcext:value-type="date">
            <text:p>18/03/24</text:p>
          </table:table-cell>
          <table:table-cell table:style-name="ce13" office:value-type="date" office:date-value="2024-03-19" calcext:value-type="date">
            <text:p>19/03/24</text:p>
          </table:table-cell>
          <table:table-cell table:style-name="ce13" office:value-type="date" office:date-value="2024-03-20" calcext:value-type="date">
            <text:p>20/03/24</text:p>
          </table:table-cell>
          <table:table-cell table:style-name="ce13" office:value-type="date" office:date-value="2024-03-21" calcext:value-type="date">
            <text:p>21/03/24</text:p>
          </table:table-cell>
          <table:table-cell table:style-name="ce13" office:value-type="date" office:date-value="2024-03-22" calcext:value-type="date">
            <text:p>22/03/24</text:p>
          </table:table-cell>
          <table:table-cell table:style-name="ce13" office:value-type="date" office:date-value="2024-03-23" calcext:value-type="date">
            <text:p>23/03/24</text:p>
          </table:table-cell>
          <table:table-cell table:style-name="ce13" office:value-type="date" office:date-value="2024-03-24" calcext:value-type="date">
            <text:p>24/03/24</text:p>
          </table:table-cell>
          <table:table-cell table:style-name="ce13" office:value-type="date" office:date-value="2024-03-25" calcext:value-type="date">
            <text:p>25/03/24</text:p>
          </table:table-cell>
          <table:table-cell table:style-name="ce13" office:value-type="date" office:date-value="2024-03-26" calcext:value-type="date">
            <text:p>26/03/24</text:p>
          </table:table-cell>
          <table:table-cell table:style-name="ce13" office:value-type="date" office:date-value="2024-03-27" calcext:value-type="date">
            <text:p>27/03/24</text:p>
          </table:table-cell>
          <table:table-cell table:style-name="ce13" office:value-type="date" office:date-value="2024-03-28" calcext:value-type="date">
            <text:p>28/03/24</text:p>
          </table:table-cell>
          <table:table-cell table:style-name="ce13" office:value-type="date" office:date-value="2024-03-29" calcext:value-type="date">
            <text:p>29/03/24</text:p>
          </table:table-cell>
          <table:table-cell table:style-name="ce13" office:value-type="date" office:date-value="2024-03-30" calcext:value-type="date">
            <text:p>30/03/24</text:p>
          </table:table-cell>
          <table:table-cell table:style-name="ce13" office:value-type="date" office:date-value="2024-03-31" calcext:value-type="date">
            <text:p>31/03/24</text:p>
          </table:table-cell>
          <table:table-cell table:style-name="ce13" office:value-type="date" office:date-value="2024-04-01" calcext:value-type="date">
            <text:p>01/04/24</text:p>
          </table:table-cell>
          <table:table-cell table:style-name="ce13" office:value-type="date" office:date-value="2024-04-02" calcext:value-type="date">
            <text:p>02/04/24</text:p>
          </table:table-cell>
          <table:table-cell table:style-name="ce13" office:value-type="date" office:date-value="2024-04-03" calcext:value-type="date">
            <text:p>03/04/24</text:p>
          </table:table-cell>
          <table:table-cell table:style-name="ce13" office:value-type="date" office:date-value="2024-04-04" calcext:value-type="date">
            <text:p>04/04/24</text:p>
          </table:table-cell>
          <table:table-cell table:style-name="ce13" office:value-type="date" office:date-value="2024-04-05" calcext:value-type="date">
            <text:p>05/04/24</text:p>
          </table:table-cell>
          <table:table-cell table:style-name="ce13" office:value-type="date" office:date-value="2024-04-06" calcext:value-type="date">
            <text:p>06/04/24</text:p>
          </table:table-cell>
          <table:table-cell table:style-name="ce13" office:value-type="date" office:date-value="2024-04-07" calcext:value-type="date">
            <text:p>07/04/24</text:p>
          </table:table-cell>
          <table:table-cell table:style-name="ce13" office:value-type="date" office:date-value="2024-04-08" calcext:value-type="date">
            <text:p>08/04/24</text:p>
          </table:table-cell>
          <table:table-cell table:style-name="ce13" office:value-type="date" office:date-value="2024-04-09" calcext:value-type="date">
            <text:p>09/04/24</text:p>
          </table:table-cell>
          <table:table-cell table:style-name="ce13" office:value-type="date" office:date-value="2024-04-10" calcext:value-type="date">
            <text:p>10/04/24</text:p>
          </table:table-cell>
          <table:table-cell table:style-name="ce13" office:value-type="date" office:date-value="2024-04-11" calcext:value-type="date">
            <text:p>11/04/24</text:p>
          </table:table-cell>
          <table:table-cell table:style-name="ce13" office:value-type="date" office:date-value="2024-04-12" calcext:value-type="date">
            <text:p>12/04/24</text:p>
          </table:table-cell>
          <table:table-cell table:style-name="ce13" office:value-type="date" office:date-value="2024-04-13" calcext:value-type="date">
            <text:p>13/04/24</text:p>
          </table:table-cell>
          <table:table-cell table:style-name="ce13" office:value-type="date" office:date-value="2024-04-14" calcext:value-type="date">
            <text:p>14/04/24</text:p>
          </table:table-cell>
          <table:table-cell table:style-name="ce13" office:value-type="date" office:date-value="2024-04-15" calcext:value-type="date">
            <text:p>15/04/24</text:p>
          </table:table-cell>
          <table:table-cell table:style-name="ce13" office:value-type="date" office:date-value="2024-04-16" calcext:value-type="date">
            <text:p>16/04/24</text:p>
          </table:table-cell>
          <table:table-cell table:style-name="ce13" office:value-type="date" office:date-value="2024-04-17" calcext:value-type="date">
            <text:p>17/04/24</text:p>
          </table:table-cell>
          <table:table-cell table:style-name="ce13" office:value-type="date" office:date-value="2024-04-18" calcext:value-type="date">
            <text:p>18/04/24</text:p>
          </table:table-cell>
          <table:table-cell table:style-name="ce13" office:value-type="date" office:date-value="2024-04-19" calcext:value-type="date">
            <text:p>19/04/24</text:p>
          </table:table-cell>
          <table:table-cell table:style-name="ce13" office:value-type="date" office:date-value="2024-04-20" calcext:value-type="date">
            <text:p>20/04/24</text:p>
          </table:table-cell>
          <table:table-cell table:style-name="ce13" office:value-type="date" office:date-value="2024-04-21" calcext:value-type="date">
            <text:p>21/04/24</text:p>
          </table:table-cell>
          <table:table-cell table:style-name="ce13" office:value-type="date" office:date-value="2024-04-22" calcext:value-type="date">
            <text:p>22/04/24</text:p>
          </table:table-cell>
          <table:table-cell table:style-name="ce13" office:value-type="date" office:date-value="2024-04-23" calcext:value-type="date">
            <text:p>23/04/24</text:p>
          </table:table-cell>
          <table:table-cell table:style-name="ce13" office:value-type="date" office:date-value="2024-04-24" calcext:value-type="date">
            <text:p>24/04/24</text:p>
          </table:table-cell>
          <table:table-cell table:style-name="ce13" office:value-type="date" office:date-value="2024-04-25" calcext:value-type="date">
            <text:p>25/04/24</text:p>
          </table:table-cell>
          <table:table-cell table:style-name="ce13" office:value-type="date" office:date-value="2024-04-26" calcext:value-type="date">
            <text:p>26/04/24</text:p>
          </table:table-cell>
          <table:table-cell table:style-name="ce13" office:value-type="date" office:date-value="2024-04-27" calcext:value-type="date">
            <text:p>27/04/24</text:p>
          </table:table-cell>
          <table:table-cell table:style-name="ce13" office:value-type="date" office:date-value="2024-04-28" calcext:value-type="date">
            <text:p>28/04/24</text:p>
          </table:table-cell>
          <table:table-cell table:style-name="ce13" office:value-type="date" office:date-value="2024-04-29" calcext:value-type="date">
            <text:p>29/04/24</text:p>
          </table:table-cell>
          <table:table-cell table:style-name="ce13" office:value-type="date" office:date-value="2024-04-30" calcext:value-type="date">
            <text:p>30/04/24</text:p>
          </table:table-cell>
          <table:table-cell table:style-name="ce13" office:value-type="date" office:date-value="2024-05-01" calcext:value-type="date">
            <text:p>01/05/24</text:p>
          </table:table-cell>
          <table:table-cell table:style-name="ce13" office:value-type="date" office:date-value="2024-05-02" calcext:value-type="date">
            <text:p>02/05/24</text:p>
          </table:table-cell>
          <table:table-cell table:style-name="ce13" office:value-type="date" office:date-value="2024-05-03" calcext:value-type="date">
            <text:p>03/05/24</text:p>
          </table:table-cell>
          <table:table-cell table:style-name="ce13" office:value-type="date" office:date-value="2024-05-04" calcext:value-type="date">
            <text:p>04/05/24</text:p>
          </table:table-cell>
          <table:table-cell table:style-name="ce13" office:value-type="date" office:date-value="2024-05-05" calcext:value-type="date">
            <text:p>05/05/24</text:p>
          </table:table-cell>
          <table:table-cell table:style-name="ce13" office:value-type="date" office:date-value="2024-05-06" calcext:value-type="date">
            <text:p>06/05/24</text:p>
          </table:table-cell>
          <table:table-cell table:style-name="ce13" office:value-type="date" office:date-value="2024-05-07" calcext:value-type="date">
            <text:p>07/05/24</text:p>
          </table:table-cell>
          <table:table-cell table:style-name="ce13" office:value-type="date" office:date-value="2024-05-08" calcext:value-type="date">
            <text:p>08/05/24</text:p>
          </table:table-cell>
          <table:table-cell table:style-name="ce13" office:value-type="date" office:date-value="2024-05-09" calcext:value-type="date">
            <text:p>09/05/24</text:p>
          </table:table-cell>
          <table:table-cell table:style-name="ce13" office:value-type="date" office:date-value="2024-05-10" calcext:value-type="date">
            <text:p>10/05/24</text:p>
          </table:table-cell>
          <table:table-cell table:style-name="ce13" office:value-type="date" office:date-value="2024-05-11" calcext:value-type="date">
            <text:p>11/05/24</text:p>
          </table:table-cell>
          <table:table-cell table:style-name="ce13" office:value-type="date" office:date-value="2024-05-12" calcext:value-type="date">
            <text:p>12/05/24</text:p>
          </table:table-cell>
          <table:table-cell table:style-name="ce13" office:value-type="date" office:date-value="2024-05-13" calcext:value-type="date">
            <text:p>13/05/24</text:p>
          </table:table-cell>
          <table:table-cell table:style-name="ce13" office:value-type="date" office:date-value="2024-05-14" calcext:value-type="date">
            <text:p>14/05/24</text:p>
          </table:table-cell>
          <table:table-cell table:style-name="ce13" office:value-type="date" office:date-value="2024-05-15" calcext:value-type="date">
            <text:p>15/05/24</text:p>
          </table:table-cell>
          <table:table-cell table:style-name="ce13" office:value-type="date" office:date-value="2024-05-16" calcext:value-type="date">
            <text:p>16/05/24</text:p>
          </table:table-cell>
          <table:table-cell table:style-name="ce13" office:value-type="date" office:date-value="2024-05-17" calcext:value-type="date">
            <text:p>17/05/24</text:p>
          </table:table-cell>
          <table:table-cell table:style-name="ce13" office:value-type="date" office:date-value="2024-05-18" calcext:value-type="date">
            <text:p>18/05/24</text:p>
          </table:table-cell>
          <table:table-cell table:style-name="ce13" office:value-type="date" office:date-value="2024-05-19" calcext:value-type="date">
            <text:p>19/05/24</text:p>
          </table:table-cell>
          <table:table-cell table:style-name="ce13" office:value-type="date" office:date-value="2024-05-20" calcext:value-type="date">
            <text:p>20/05/24</text:p>
          </table:table-cell>
          <table:table-cell table:style-name="ce13" office:value-type="date" office:date-value="2024-05-21" calcext:value-type="date">
            <text:p>21/05/24</text:p>
          </table:table-cell>
          <table:table-cell table:style-name="ce13" office:value-type="date" office:date-value="2024-05-22" calcext:value-type="date">
            <text:p>22/05/24</text:p>
          </table:table-cell>
          <table:table-cell table:style-name="ce13" office:value-type="date" office:date-value="2024-05-23" calcext:value-type="date">
            <text:p>23/05/24</text:p>
          </table:table-cell>
          <table:table-cell table:style-name="ce13" office:value-type="date" office:date-value="2024-05-24" calcext:value-type="date">
            <text:p>24/05/24</text:p>
          </table:table-cell>
          <table:table-cell table:style-name="ce13" office:value-type="date" office:date-value="2024-05-25" calcext:value-type="date">
            <text:p>25/05/24</text:p>
          </table:table-cell>
          <table:table-cell table:style-name="ce13" office:value-type="date" office:date-value="2024-05-26" calcext:value-type="date">
            <text:p>26/05/24</text:p>
          </table:table-cell>
          <table:table-cell table:style-name="ce13" office:value-type="date" office:date-value="2024-05-27" calcext:value-type="date">
            <text:p>27/05/24</text:p>
          </table:table-cell>
          <table:table-cell table:style-name="ce13" office:value-type="date" office:date-value="2024-05-28" calcext:value-type="date">
            <text:p>28/05/24</text:p>
          </table:table-cell>
          <table:table-cell table:style-name="ce13" office:value-type="date" office:date-value="2024-05-29" calcext:value-type="date">
            <text:p>29/05/24</text:p>
          </table:table-cell>
          <table:table-cell table:style-name="ce13" office:value-type="date" office:date-value="2024-05-30" calcext:value-type="date">
            <text:p>30/05/24</text:p>
          </table:table-cell>
          <table:table-cell table:style-name="ce13" office:value-type="date" office:date-value="2024-05-31" calcext:value-type="date">
            <text:p>31/05/24</text:p>
          </table:table-cell>
          <table:table-cell table:style-name="ce13" office:value-type="date" office:date-value="2024-06-01" calcext:value-type="date">
            <text:p>01/06/24</text:p>
          </table:table-cell>
          <table:table-cell table:style-name="ce13" office:value-type="date" office:date-value="2024-06-02" calcext:value-type="date">
            <text:p>02/06/24</text:p>
          </table:table-cell>
          <table:table-cell table:style-name="ce13" office:value-type="date" office:date-value="2024-06-03" calcext:value-type="date">
            <text:p>03/06/24</text:p>
          </table:table-cell>
          <table:table-cell table:style-name="ce13" office:value-type="date" office:date-value="2024-06-04" calcext:value-type="date">
            <text:p>04/06/24</text:p>
          </table:table-cell>
          <table:table-cell table:style-name="ce13" office:value-type="date" office:date-value="2024-06-05" calcext:value-type="date">
            <text:p>05/06/24</text:p>
          </table:table-cell>
          <table:table-cell table:style-name="ce13" office:value-type="date" office:date-value="2024-06-06" calcext:value-type="date">
            <text:p>06/06/24</text:p>
          </table:table-cell>
          <table:table-cell table:style-name="ce13" office:value-type="date" office:date-value="2024-06-07" calcext:value-type="date">
            <text:p>07/06/24</text:p>
          </table:table-cell>
          <table:table-cell table:style-name="ce13" office:value-type="date" office:date-value="2024-06-08" calcext:value-type="date">
            <text:p>08/06/24</text:p>
          </table:table-cell>
          <table:table-cell table:style-name="ce13" office:value-type="date" office:date-value="2024-06-09" calcext:value-type="date">
            <text:p>09/06/24</text:p>
          </table:table-cell>
          <table:table-cell table:style-name="ce13" office:value-type="date" office:date-value="2024-06-10" calcext:value-type="date">
            <text:p>10/06/24</text:p>
          </table:table-cell>
          <table:table-cell table:style-name="ce13" office:value-type="date" office:date-value="2024-06-11" calcext:value-type="date">
            <text:p>11/06/24</text:p>
          </table:table-cell>
          <table:table-cell table:style-name="ce13" office:value-type="date" office:date-value="2024-06-12" calcext:value-type="date">
            <text:p>12/06/24</text:p>
          </table:table-cell>
          <table:table-cell table:style-name="ce13" office:value-type="date" office:date-value="2024-06-13" calcext:value-type="date">
            <text:p>13/06/24</text:p>
          </table:table-cell>
          <table:table-cell table:style-name="ce13" office:value-type="date" office:date-value="2024-06-14" calcext:value-type="date">
            <text:p>14/06/24</text:p>
          </table:table-cell>
          <table:table-cell table:style-name="ce13" office:value-type="date" office:date-value="2024-06-15" calcext:value-type="date">
            <text:p>15/06/24</text:p>
          </table:table-cell>
          <table:table-cell table:style-name="ce13" office:value-type="date" office:date-value="2024-06-16" calcext:value-type="date">
            <text:p>16/06/24</text:p>
          </table:table-cell>
          <table:table-cell table:style-name="ce13" office:value-type="date" office:date-value="2024-06-17" calcext:value-type="date">
            <text:p>17/06/24</text:p>
          </table:table-cell>
          <table:table-cell table:style-name="ce13" office:value-type="date" office:date-value="2024-06-18" calcext:value-type="date">
            <text:p>18/06/24</text:p>
          </table:table-cell>
          <table:table-cell table:style-name="ce13" office:value-type="date" office:date-value="2024-06-19" calcext:value-type="date">
            <text:p>19/06/24</text:p>
          </table:table-cell>
          <table:table-cell table:style-name="ce13" office:value-type="date" office:date-value="2024-06-20" calcext:value-type="date">
            <text:p>20/06/24</text:p>
          </table:table-cell>
          <table:table-cell table:style-name="ce13" office:value-type="date" office:date-value="2024-06-21" calcext:value-type="date">
            <text:p>21/06/24</text:p>
          </table:table-cell>
          <table:table-cell table:style-name="ce13" office:value-type="date" office:date-value="2024-06-22" calcext:value-type="date">
            <text:p>22/06/24</text:p>
          </table:table-cell>
          <table:table-cell table:style-name="ce13" office:value-type="date" office:date-value="2024-06-23" calcext:value-type="date">
            <text:p>23/06/24</text:p>
          </table:table-cell>
          <table:table-cell table:style-name="ce13" office:value-type="date" office:date-value="2024-06-24" calcext:value-type="date">
            <text:p>24/06/24</text:p>
          </table:table-cell>
          <table:table-cell table:style-name="ce13" office:value-type="date" office:date-value="2024-06-25" calcext:value-type="date">
            <text:p>25/06/24</text:p>
          </table:table-cell>
          <table:table-cell table:style-name="ce13" office:value-type="date" office:date-value="2024-06-26" calcext:value-type="date">
            <text:p>26/06/24</text:p>
          </table:table-cell>
          <table:table-cell table:style-name="ce13" office:value-type="date" office:date-value="2024-06-27" calcext:value-type="date">
            <text:p>27/06/24</text:p>
          </table:table-cell>
          <table:table-cell table:style-name="ce13" office:value-type="date" office:date-value="2024-06-28" calcext:value-type="date">
            <text:p>28/06/24</text:p>
          </table:table-cell>
          <table:table-cell table:style-name="ce13" office:value-type="date" office:date-value="2024-06-29" calcext:value-type="date">
            <text:p>29/06/24</text:p>
          </table:table-cell>
          <table:table-cell table:style-name="ce13" office:value-type="date" office:date-value="2024-06-30" calcext:value-type="date">
            <text:p>30/06/24</text:p>
          </table:table-cell>
          <table:table-cell table:style-name="ce13" office:value-type="date" office:date-value="2024-07-01" calcext:value-type="date">
            <text:p>01/07/24</text:p>
          </table:table-cell>
          <table:table-cell table:style-name="ce13" office:value-type="date" office:date-value="2024-07-02" calcext:value-type="date">
            <text:p>02/07/24</text:p>
          </table:table-cell>
          <table:table-cell table:style-name="ce13" office:value-type="date" office:date-value="2024-07-03" calcext:value-type="date">
            <text:p>03/07/24</text:p>
          </table:table-cell>
          <table:table-cell table:style-name="ce13" office:value-type="date" office:date-value="2024-07-04" calcext:value-type="date">
            <text:p>04/07/24</text:p>
          </table:table-cell>
          <table:table-cell table:style-name="ce13" office:value-type="date" office:date-value="2024-07-05" calcext:value-type="date">
            <text:p>05/07/24</text:p>
          </table:table-cell>
          <table:table-cell table:style-name="ce13" office:value-type="date" office:date-value="2024-07-06" calcext:value-type="date">
            <text:p>06/07/24</text:p>
          </table:table-cell>
          <table:table-cell table:style-name="ce13" office:value-type="date" office:date-value="2024-07-07" calcext:value-type="date">
            <text:p>07/07/24</text:p>
          </table:table-cell>
          <table:table-cell table:style-name="ce13" office:value-type="date" office:date-value="2024-07-08" calcext:value-type="date">
            <text:p>08/07/24</text:p>
          </table:table-cell>
          <table:table-cell table:style-name="ce13" office:value-type="date" office:date-value="2024-07-09" calcext:value-type="date">
            <text:p>09/07/24</text:p>
          </table:table-cell>
          <table:table-cell table:style-name="ce13" office:value-type="date" office:date-value="2024-07-10" calcext:value-type="date">
            <text:p>10/07/24</text:p>
          </table:table-cell>
          <table:table-cell table:style-name="ce13" office:value-type="date" office:date-value="2024-07-11" calcext:value-type="date">
            <text:p>11/07/24</text:p>
          </table:table-cell>
          <table:table-cell table:style-name="ce13" office:value-type="date" office:date-value="2024-07-12" calcext:value-type="date">
            <text:p>12/07/24</text:p>
          </table:table-cell>
          <table:table-cell table:style-name="ce13" office:value-type="date" office:date-value="2024-07-13" calcext:value-type="date">
            <text:p>13/07/24</text:p>
          </table:table-cell>
          <table:table-cell table:style-name="ce13" office:value-type="date" office:date-value="2024-07-14" calcext:value-type="date">
            <text:p>14/07/24</text:p>
          </table:table-cell>
          <table:table-cell table:style-name="ce13" office:value-type="date" office:date-value="2024-07-15" calcext:value-type="date">
            <text:p>15/07/24</text:p>
          </table:table-cell>
          <table:table-cell table:style-name="ce13" office:value-type="date" office:date-value="2024-07-16" calcext:value-type="date">
            <text:p>16/07/24</text:p>
          </table:table-cell>
          <table:table-cell table:style-name="ce13" office:value-type="date" office:date-value="2024-07-17" calcext:value-type="date">
            <text:p>17/07/24</text:p>
          </table:table-cell>
          <table:table-cell table:style-name="ce13" office:value-type="date" office:date-value="2024-07-18" calcext:value-type="date">
            <text:p>18/07/24</text:p>
          </table:table-cell>
          <table:table-cell table:style-name="ce13" office:value-type="date" office:date-value="2024-07-19" calcext:value-type="date">
            <text:p>19/07/24</text:p>
          </table:table-cell>
          <table:table-cell table:style-name="ce13" office:value-type="date" office:date-value="2024-07-20" calcext:value-type="date">
            <text:p>20/07/24</text:p>
          </table:table-cell>
          <table:table-cell table:style-name="ce13" office:value-type="date" office:date-value="2024-07-21" calcext:value-type="date">
            <text:p>21/07/24</text:p>
          </table:table-cell>
          <table:table-cell table:style-name="ce13" office:value-type="date" office:date-value="2024-07-22" calcext:value-type="date">
            <text:p>22/07/24</text:p>
          </table:table-cell>
          <table:table-cell table:style-name="ce13" office:value-type="date" office:date-value="2024-07-23" calcext:value-type="date">
            <text:p>23/07/24</text:p>
          </table:table-cell>
          <table:table-cell table:style-name="ce13" office:value-type="date" office:date-value="2024-07-24" calcext:value-type="date">
            <text:p>24/07/24</text:p>
          </table:table-cell>
          <table:table-cell table:style-name="ce13" office:value-type="date" office:date-value="2024-07-25" calcext:value-type="date">
            <text:p>25/07/24</text:p>
          </table:table-cell>
          <table:table-cell table:style-name="ce13" office:value-type="date" office:date-value="2024-07-26" calcext:value-type="date">
            <text:p>26/07/24</text:p>
          </table:table-cell>
          <table:table-cell table:style-name="ce13" office:value-type="date" office:date-value="2024-07-27" calcext:value-type="date">
            <text:p>27/07/24</text:p>
          </table:table-cell>
          <table:table-cell table:style-name="ce13" office:value-type="date" office:date-value="2024-07-28" calcext:value-type="date">
            <text:p>28/07/24</text:p>
          </table:table-cell>
          <table:table-cell table:style-name="ce13" office:value-type="date" office:date-value="2024-07-29" calcext:value-type="date">
            <text:p>29/07/24</text:p>
          </table:table-cell>
          <table:table-cell table:style-name="ce13" office:value-type="date" office:date-value="2024-07-30" calcext:value-type="date">
            <text:p>30/07/24</text:p>
          </table:table-cell>
          <table:table-cell table:style-name="ce13" office:value-type="date" office:date-value="2024-07-31" calcext:value-type="date">
            <text:p>31/07/24</text:p>
          </table:table-cell>
          <table:table-cell table:style-name="ce13" office:value-type="date" office:date-value="2024-08-01" calcext:value-type="date">
            <text:p>01/08/24</text:p>
          </table:table-cell>
          <table:table-cell table:style-name="ce13" office:value-type="date" office:date-value="2024-08-02" calcext:value-type="date">
            <text:p>02/08/24</text:p>
          </table:table-cell>
          <table:table-cell table:style-name="ce13" office:value-type="date" office:date-value="2024-08-03" calcext:value-type="date">
            <text:p>03/08/24</text:p>
          </table:table-cell>
          <table:table-cell table:style-name="ce13" office:value-type="date" office:date-value="2024-08-04" calcext:value-type="date">
            <text:p>04/08/24</text:p>
          </table:table-cell>
          <table:table-cell table:style-name="ce13" office:value-type="date" office:date-value="2024-08-05" calcext:value-type="date">
            <text:p>05/08/24</text:p>
          </table:table-cell>
          <table:table-cell table:style-name="ce13" office:value-type="date" office:date-value="2024-08-06" calcext:value-type="date">
            <text:p>06/08/24</text:p>
          </table:table-cell>
          <table:table-cell table:style-name="ce13" office:value-type="date" office:date-value="2024-08-07" calcext:value-type="date">
            <text:p>07/08/24</text:p>
          </table:table-cell>
          <table:table-cell table:style-name="ce13" office:value-type="date" office:date-value="2024-08-08" calcext:value-type="date">
            <text:p>08/08/24</text:p>
          </table:table-cell>
          <table:table-cell table:style-name="ce13" office:value-type="date" office:date-value="2024-08-09" calcext:value-type="date">
            <text:p>09/08/24</text:p>
          </table:table-cell>
          <table:table-cell table:style-name="ce13" office:value-type="date" office:date-value="2024-08-10" calcext:value-type="date">
            <text:p>10/08/24</text:p>
          </table:table-cell>
          <table:table-cell table:style-name="ce13" office:value-type="date" office:date-value="2024-08-11" calcext:value-type="date">
            <text:p>11/08/24</text:p>
          </table:table-cell>
          <table:table-cell table:style-name="ce13" office:value-type="date" office:date-value="2024-08-12" calcext:value-type="date">
            <text:p>12/08/24</text:p>
          </table:table-cell>
          <table:table-cell table:style-name="ce13" office:value-type="date" office:date-value="2024-08-13" calcext:value-type="date">
            <text:p>13/08/24</text:p>
          </table:table-cell>
          <table:table-cell table:style-name="ce13" office:value-type="date" office:date-value="2024-08-14" calcext:value-type="date">
            <text:p>14/08/24</text:p>
          </table:table-cell>
          <table:table-cell table:style-name="ce13" office:value-type="date" office:date-value="2024-08-15" calcext:value-type="date">
            <text:p>15/08/24</text:p>
          </table:table-cell>
          <table:table-cell table:style-name="ce13" office:value-type="date" office:date-value="2024-08-16" calcext:value-type="date">
            <text:p>16/08/24</text:p>
          </table:table-cell>
          <table:table-cell table:style-name="ce13" office:value-type="date" office:date-value="2024-08-17" calcext:value-type="date">
            <text:p>17/08/24</text:p>
          </table:table-cell>
          <table:table-cell table:style-name="ce13" office:value-type="date" office:date-value="2024-08-18" calcext:value-type="date">
            <text:p>18/08/24</text:p>
          </table:table-cell>
          <table:table-cell table:style-name="ce13" office:value-type="date" office:date-value="2024-08-19" calcext:value-type="date">
            <text:p>19/08/24</text:p>
          </table:table-cell>
          <table:table-cell table:style-name="ce13" office:value-type="date" office:date-value="2024-08-20" calcext:value-type="date">
            <text:p>20/08/24</text:p>
          </table:table-cell>
          <table:table-cell table:style-name="ce13" office:value-type="date" office:date-value="2024-08-21" calcext:value-type="date">
            <text:p>21/08/24</text:p>
          </table:table-cell>
          <table:table-cell table:style-name="ce13" office:value-type="date" office:date-value="2024-08-22" calcext:value-type="date">
            <text:p>22/08/24</text:p>
          </table:table-cell>
          <table:table-cell table:style-name="ce13" office:value-type="date" office:date-value="2024-08-23" calcext:value-type="date">
            <text:p>23/08/24</text:p>
          </table:table-cell>
          <table:table-cell table:style-name="ce13" office:value-type="date" office:date-value="2024-08-24" calcext:value-type="date">
            <text:p>24/08/24</text:p>
          </table:table-cell>
          <table:table-cell table:style-name="ce13" office:value-type="date" office:date-value="2024-08-25" calcext:value-type="date">
            <text:p>25/08/24</text:p>
          </table:table-cell>
          <table:table-cell table:style-name="ce13" office:value-type="date" office:date-value="2024-08-26" calcext:value-type="date">
            <text:p>26/08/24</text:p>
          </table:table-cell>
          <table:table-cell table:style-name="ce13" office:value-type="date" office:date-value="2024-08-27" calcext:value-type="date">
            <text:p>27/08/24</text:p>
          </table:table-cell>
          <table:table-cell table:style-name="ce13" office:value-type="date" office:date-value="2024-08-28" calcext:value-type="date">
            <text:p>28/08/24</text:p>
          </table:table-cell>
          <table:table-cell table:style-name="ce13" office:value-type="date" office:date-value="2024-08-29" calcext:value-type="date">
            <text:p>29/08/24</text:p>
          </table:table-cell>
          <table:table-cell table:style-name="ce13" office:value-type="date" office:date-value="2024-08-30" calcext:value-type="date">
            <text:p>30/08/24</text:p>
          </table:table-cell>
          <table:table-cell table:style-name="ce13" office:value-type="date" office:date-value="2024-08-31" calcext:value-type="date">
            <text:p>31/08/24</text:p>
          </table:table-cell>
          <table:table-cell table:style-name="ce13" office:value-type="date" office:date-value="2024-09-01" calcext:value-type="date">
            <text:p>01/09/24</text:p>
          </table:table-cell>
          <table:table-cell table:style-name="ce13" office:value-type="date" office:date-value="2024-09-02" calcext:value-type="date">
            <text:p>02/09/24</text:p>
          </table:table-cell>
          <table:table-cell table:style-name="ce13" office:value-type="date" office:date-value="2024-09-03" calcext:value-type="date">
            <text:p>03/09/24</text:p>
          </table:table-cell>
          <table:table-cell table:style-name="ce13" office:value-type="date" office:date-value="2024-09-04" calcext:value-type="date">
            <text:p>04/09/24</text:p>
          </table:table-cell>
          <table:table-cell table:style-name="ce13" office:value-type="date" office:date-value="2024-09-05" calcext:value-type="date">
            <text:p>05/09/24</text:p>
          </table:table-cell>
          <table:table-cell table:style-name="ce13" office:value-type="date" office:date-value="2024-09-06" calcext:value-type="date">
            <text:p>06/09/24</text:p>
          </table:table-cell>
          <table:table-cell table:style-name="ce13" office:value-type="date" office:date-value="2024-09-07" calcext:value-type="date">
            <text:p>07/09/24</text:p>
          </table:table-cell>
          <table:table-cell table:style-name="ce13" office:value-type="date" office:date-value="2024-09-08" calcext:value-type="date">
            <text:p>08/09/24</text:p>
          </table:table-cell>
          <table:table-cell table:style-name="ce13" office:value-type="date" office:date-value="2024-09-09" calcext:value-type="date">
            <text:p>09/09/24</text:p>
          </table:table-cell>
          <table:table-cell table:style-name="ce13" office:value-type="date" office:date-value="2024-09-10" calcext:value-type="date">
            <text:p>10/09/24</text:p>
          </table:table-cell>
          <table:table-cell table:style-name="ce13" office:value-type="date" office:date-value="2024-09-11" calcext:value-type="date">
            <text:p>11/09/24</text:p>
          </table:table-cell>
          <table:table-cell table:style-name="ce13" office:value-type="date" office:date-value="2024-09-12" calcext:value-type="date">
            <text:p>12/09/24</text:p>
          </table:table-cell>
          <table:table-cell table:style-name="ce13" office:value-type="date" office:date-value="2024-09-13" calcext:value-type="date">
            <text:p>13/09/24</text:p>
          </table:table-cell>
          <table:table-cell table:style-name="ce13" office:value-type="date" office:date-value="2024-09-14" calcext:value-type="date">
            <text:p>14/09/24</text:p>
          </table:table-cell>
          <table:table-cell table:style-name="ce13" office:value-type="date" office:date-value="2024-09-15" calcext:value-type="date">
            <text:p>15/09/24</text:p>
          </table:table-cell>
          <table:table-cell table:style-name="ce13" office:value-type="date" office:date-value="2024-09-16" calcext:value-type="date">
            <text:p>16/09/24</text:p>
          </table:table-cell>
          <table:table-cell table:style-name="ce13" office:value-type="date" office:date-value="2024-09-17" calcext:value-type="date">
            <text:p>17/09/24</text:p>
          </table:table-cell>
          <table:table-cell table:style-name="ce13" office:value-type="date" office:date-value="2024-09-18" calcext:value-type="date">
            <text:p>18/09/24</text:p>
          </table:table-cell>
          <table:table-cell table:style-name="ce13" office:value-type="date" office:date-value="2024-09-19" calcext:value-type="date">
            <text:p>19/09/24</text:p>
          </table:table-cell>
          <table:table-cell table:style-name="ce13" office:value-type="date" office:date-value="2024-09-20" calcext:value-type="date">
            <text:p>20/09/24</text:p>
          </table:table-cell>
          <table:table-cell table:style-name="ce13" office:value-type="date" office:date-value="2024-09-21" calcext:value-type="date">
            <text:p>21/09/24</text:p>
          </table:table-cell>
          <table:table-cell table:style-name="ce13" office:value-type="date" office:date-value="2024-09-22" calcext:value-type="date">
            <text:p>22/09/24</text:p>
          </table:table-cell>
          <table:table-cell table:style-name="ce13" office:value-type="date" office:date-value="2024-09-23" calcext:value-type="date">
            <text:p>23/09/24</text:p>
          </table:table-cell>
          <table:table-cell table:style-name="ce13" office:value-type="date" office:date-value="2024-09-24" calcext:value-type="date">
            <text:p>24/09/24</text:p>
          </table:table-cell>
          <table:table-cell table:style-name="ce13" office:value-type="date" office:date-value="2024-09-25" calcext:value-type="date">
            <text:p>25/09/24</text:p>
          </table:table-cell>
          <table:table-cell table:style-name="ce13" office:value-type="date" office:date-value="2024-09-26" calcext:value-type="date">
            <text:p>26/09/24</text:p>
          </table:table-cell>
          <table:table-cell table:style-name="ce13" office:value-type="date" office:date-value="2024-09-27" calcext:value-type="date">
            <text:p>27/09/24</text:p>
          </table:table-cell>
          <table:table-cell table:style-name="ce13" office:value-type="date" office:date-value="2024-09-28" calcext:value-type="date">
            <text:p>28/09/24</text:p>
          </table:table-cell>
          <table:table-cell table:style-name="ce13" office:value-type="date" office:date-value="2024-09-29" calcext:value-type="date">
            <text:p>29/09/24</text:p>
          </table:table-cell>
          <table:table-cell table:style-name="ce13" office:value-type="date" office:date-value="2024-09-30" calcext:value-type="date">
            <text:p>30/09/24</text:p>
          </table:table-cell>
          <table:table-cell table:style-name="ce13" office:value-type="date" office:date-value="2024-10-01" calcext:value-type="date">
            <text:p>01/10/24</text:p>
          </table:table-cell>
          <table:table-cell table:style-name="ce13" office:value-type="date" office:date-value="2024-10-02" calcext:value-type="date">
            <text:p>02/10/24</text:p>
          </table:table-cell>
          <table:table-cell table:style-name="ce13" office:value-type="date" office:date-value="2024-10-03" calcext:value-type="date">
            <text:p>03/10/24</text:p>
          </table:table-cell>
          <table:table-cell table:style-name="ce13" office:value-type="date" office:date-value="2024-10-04" calcext:value-type="date">
            <text:p>04/10/24</text:p>
          </table:table-cell>
          <table:table-cell table:style-name="ce13" office:value-type="date" office:date-value="2024-10-05" calcext:value-type="date">
            <text:p>05/10/24</text:p>
          </table:table-cell>
          <table:table-cell table:style-name="ce13" office:value-type="date" office:date-value="2024-10-06" calcext:value-type="date">
            <text:p>06/10/24</text:p>
          </table:table-cell>
          <table:table-cell table:style-name="ce13" office:value-type="date" office:date-value="2024-10-07" calcext:value-type="date">
            <text:p>07/10/24</text:p>
          </table:table-cell>
          <table:table-cell table:style-name="ce13" office:value-type="date" office:date-value="2024-10-08" calcext:value-type="date">
            <text:p>08/10/24</text:p>
          </table:table-cell>
          <table:table-cell table:style-name="ce13" office:value-type="date" office:date-value="2024-10-09" calcext:value-type="date">
            <text:p>09/10/24</text:p>
          </table:table-cell>
          <table:table-cell table:style-name="ce13" office:value-type="date" office:date-value="2024-10-10" calcext:value-type="date">
            <text:p>10/10/24</text:p>
          </table:table-cell>
          <table:table-cell table:style-name="ce13" office:value-type="date" office:date-value="2024-10-11" calcext:value-type="date">
            <text:p>11/10/24</text:p>
          </table:table-cell>
          <table:table-cell table:style-name="ce13" office:value-type="date" office:date-value="2024-10-12" calcext:value-type="date">
            <text:p>12/10/24</text:p>
          </table:table-cell>
          <table:table-cell table:style-name="ce13" office:value-type="date" office:date-value="2024-10-13" calcext:value-type="date">
            <text:p>13/10/24</text:p>
          </table:table-cell>
          <table:table-cell table:style-name="ce13" office:value-type="date" office:date-value="2024-10-14" calcext:value-type="date">
            <text:p>14/10/24</text:p>
          </table:table-cell>
          <table:table-cell table:style-name="ce13" office:value-type="date" office:date-value="2024-10-15" calcext:value-type="date">
            <text:p>15/10/24</text:p>
          </table:table-cell>
          <table:table-cell table:style-name="ce13" office:value-type="date" office:date-value="2024-10-16" calcext:value-type="date">
            <text:p>16/10/24</text:p>
          </table:table-cell>
          <table:table-cell table:style-name="ce13" office:value-type="date" office:date-value="2024-10-17" calcext:value-type="date">
            <text:p>17/10/24</text:p>
          </table:table-cell>
          <table:table-cell table:style-name="ce13" office:value-type="date" office:date-value="2024-10-18" calcext:value-type="date">
            <text:p>18/10/24</text:p>
          </table:table-cell>
          <table:table-cell table:style-name="ce13" office:value-type="date" office:date-value="2024-10-19" calcext:value-type="date">
            <text:p>19/10/24</text:p>
          </table:table-cell>
          <table:table-cell table:style-name="ce13" office:value-type="date" office:date-value="2024-10-20" calcext:value-type="date">
            <text:p>20/10/24</text:p>
          </table:table-cell>
          <table:table-cell table:style-name="ce13" office:value-type="date" office:date-value="2024-10-21" calcext:value-type="date">
            <text:p>21/10/24</text:p>
          </table:table-cell>
          <table:table-cell table:style-name="ce13" office:value-type="date" office:date-value="2024-10-22" calcext:value-type="date">
            <text:p>22/10/24</text:p>
          </table:table-cell>
          <table:table-cell table:style-name="ce13" office:value-type="date" office:date-value="2024-10-23" calcext:value-type="date">
            <text:p>23/10/24</text:p>
          </table:table-cell>
          <table:table-cell table:style-name="ce13" office:value-type="date" office:date-value="2024-10-24" calcext:value-type="date">
            <text:p>24/10/24</text:p>
          </table:table-cell>
          <table:table-cell table:style-name="ce13" office:value-type="date" office:date-value="2024-10-25" calcext:value-type="date">
            <text:p>25/10/24</text:p>
          </table:table-cell>
          <table:table-cell table:style-name="ce13" office:value-type="date" office:date-value="2024-10-26" calcext:value-type="date">
            <text:p>26/10/24</text:p>
          </table:table-cell>
          <table:table-cell table:style-name="ce13" office:value-type="date" office:date-value="2024-10-27" calcext:value-type="date">
            <text:p>27/10/24</text:p>
          </table:table-cell>
          <table:table-cell table:style-name="ce13" office:value-type="date" office:date-value="2024-10-28" calcext:value-type="date">
            <text:p>28/10/24</text:p>
          </table:table-cell>
          <table:table-cell table:style-name="ce13" office:value-type="date" office:date-value="2024-10-29" calcext:value-type="date">
            <text:p>29/10/24</text:p>
          </table:table-cell>
          <table:table-cell table:style-name="ce13" office:value-type="date" office:date-value="2024-10-30" calcext:value-type="date">
            <text:p>30/10/24</text:p>
          </table:table-cell>
          <table:table-cell table:style-name="ce13" office:value-type="date" office:date-value="2024-10-31" calcext:value-type="date">
            <text:p>31/10/24</text:p>
          </table:table-cell>
          <table:table-cell table:style-name="ce13" office:value-type="date" office:date-value="2024-11-01" calcext:value-type="date">
            <text:p>01/11/24</text:p>
          </table:table-cell>
          <table:table-cell table:style-name="ce13" office:value-type="date" office:date-value="2024-11-02" calcext:value-type="date">
            <text:p>02/11/24</text:p>
          </table:table-cell>
          <table:table-cell table:style-name="ce13" office:value-type="date" office:date-value="2024-11-03" calcext:value-type="date">
            <text:p>03/11/24</text:p>
          </table:table-cell>
          <table:table-cell table:style-name="ce13" office:value-type="date" office:date-value="2024-11-04" calcext:value-type="date">
            <text:p>04/11/24</text:p>
          </table:table-cell>
          <table:table-cell table:style-name="ce13" office:value-type="date" office:date-value="2024-11-05" calcext:value-type="date">
            <text:p>05/11/24</text:p>
          </table:table-cell>
          <table:table-cell table:style-name="ce13" office:value-type="date" office:date-value="2024-11-06" calcext:value-type="date">
            <text:p>06/11/24</text:p>
          </table:table-cell>
          <table:table-cell table:style-name="ce13" office:value-type="date" office:date-value="2024-11-07" calcext:value-type="date">
            <text:p>07/11/24</text:p>
          </table:table-cell>
          <table:table-cell table:style-name="ce13" office:value-type="date" office:date-value="2024-11-08" calcext:value-type="date">
            <text:p>08/11/24</text:p>
          </table:table-cell>
          <table:table-cell table:style-name="ce13" office:value-type="date" office:date-value="2024-11-09" calcext:value-type="date">
            <text:p>09/11/24</text:p>
          </table:table-cell>
          <table:table-cell table:style-name="ce13" office:value-type="date" office:date-value="2024-11-10" calcext:value-type="date">
            <text:p>10/11/24</text:p>
          </table:table-cell>
          <table:table-cell table:style-name="ce13" office:value-type="date" office:date-value="2024-11-11" calcext:value-type="date">
            <text:p>11/11/24</text:p>
          </table:table-cell>
          <table:table-cell table:style-name="ce13" office:value-type="date" office:date-value="2024-11-12" calcext:value-type="date">
            <text:p>12/11/24</text:p>
          </table:table-cell>
          <table:table-cell table:style-name="ce13" office:value-type="date" office:date-value="2024-11-13" calcext:value-type="date">
            <text:p>13/11/24</text:p>
          </table:table-cell>
          <table:table-cell table:style-name="ce13" office:value-type="date" office:date-value="2024-11-14" calcext:value-type="date">
            <text:p>14/11/24</text:p>
          </table:table-cell>
          <table:table-cell table:style-name="ce13" office:value-type="date" office:date-value="2024-11-15" calcext:value-type="date">
            <text:p>15/11/24</text:p>
          </table:table-cell>
          <table:table-cell table:style-name="ce13" office:value-type="date" office:date-value="2024-11-16" calcext:value-type="date">
            <text:p>16/11/24</text:p>
          </table:table-cell>
          <table:table-cell table:style-name="ce13" office:value-type="date" office:date-value="2024-11-17" calcext:value-type="date">
            <text:p>17/11/24</text:p>
          </table:table-cell>
          <table:table-cell table:style-name="ce13" office:value-type="date" office:date-value="2024-11-18" calcext:value-type="date">
            <text:p>18/11/24</text:p>
          </table:table-cell>
          <table:table-cell table:style-name="ce13" office:value-type="date" office:date-value="2024-11-19" calcext:value-type="date">
            <text:p>19/11/24</text:p>
          </table:table-cell>
          <table:table-cell table:style-name="ce13" office:value-type="date" office:date-value="2024-11-20" calcext:value-type="date">
            <text:p>20/11/24</text:p>
          </table:table-cell>
          <table:table-cell table:style-name="ce13" office:value-type="date" office:date-value="2024-11-21" calcext:value-type="date">
            <text:p>21/11/24</text:p>
          </table:table-cell>
          <table:table-cell table:style-name="ce13" office:value-type="date" office:date-value="2024-11-22" calcext:value-type="date">
            <text:p>22/11/24</text:p>
          </table:table-cell>
          <table:table-cell table:style-name="ce13" office:value-type="date" office:date-value="2024-11-23" calcext:value-type="date">
            <text:p>23/11/24</text:p>
          </table:table-cell>
          <table:table-cell table:style-name="ce13" office:value-type="date" office:date-value="2024-11-24" calcext:value-type="date">
            <text:p>24/11/24</text:p>
          </table:table-cell>
          <table:table-cell table:style-name="ce13" office:value-type="date" office:date-value="2024-11-25" calcext:value-type="date">
            <text:p>25/11/24</text:p>
          </table:table-cell>
          <table:table-cell table:style-name="ce13" office:value-type="date" office:date-value="2024-11-26" calcext:value-type="date">
            <text:p>26/11/24</text:p>
          </table:table-cell>
          <table:table-cell table:style-name="ce13" office:value-type="date" office:date-value="2024-11-27" calcext:value-type="date">
            <text:p>27/11/24</text:p>
          </table:table-cell>
          <table:table-cell table:style-name="ce13" office:value-type="date" office:date-value="2024-11-28" calcext:value-type="date">
            <text:p>28/11/24</text:p>
          </table:table-cell>
          <table:table-cell table:style-name="ce13" office:value-type="date" office:date-value="2024-11-29" calcext:value-type="date">
            <text:p>29/11/24</text:p>
          </table:table-cell>
          <table:table-cell table:style-name="ce13" office:value-type="date" office:date-value="2024-11-30" calcext:value-type="date">
            <text:p>30/11/24</text:p>
          </table:table-cell>
          <table:table-cell table:style-name="ce13" office:value-type="date" office:date-value="2024-12-01" calcext:value-type="date">
            <text:p>01/12/24</text:p>
          </table:table-cell>
          <table:table-cell table:style-name="ce13" office:value-type="date" office:date-value="2024-12-02" calcext:value-type="date">
            <text:p>02/12/24</text:p>
          </table:table-cell>
          <table:table-cell table:style-name="ce13" office:value-type="date" office:date-value="2024-12-03" calcext:value-type="date">
            <text:p>03/12/24</text:p>
          </table:table-cell>
          <table:table-cell table:style-name="ce13" office:value-type="date" office:date-value="2024-12-04" calcext:value-type="date">
            <text:p>04/12/24</text:p>
          </table:table-cell>
          <table:table-cell table:style-name="ce13" office:value-type="date" office:date-value="2024-12-05" calcext:value-type="date">
            <text:p>05/12/24</text:p>
          </table:table-cell>
          <table:table-cell table:style-name="ce13" office:value-type="date" office:date-value="2024-12-06" calcext:value-type="date">
            <text:p>06/12/24</text:p>
          </table:table-cell>
          <table:table-cell table:style-name="ce13" office:value-type="date" office:date-value="2024-12-07" calcext:value-type="date">
            <text:p>07/12/24</text:p>
          </table:table-cell>
          <table:table-cell table:style-name="ce13" office:value-type="date" office:date-value="2024-12-08" calcext:value-type="date">
            <text:p>08/12/24</text:p>
          </table:table-cell>
          <table:table-cell table:style-name="ce13" office:value-type="date" office:date-value="2024-12-09" calcext:value-type="date">
            <text:p>09/12/24</text:p>
          </table:table-cell>
          <table:table-cell table:style-name="ce13" office:value-type="date" office:date-value="2024-12-10" calcext:value-type="date">
            <text:p>10/12/24</text:p>
          </table:table-cell>
          <table:table-cell table:style-name="ce13" office:value-type="date" office:date-value="2024-12-11" calcext:value-type="date">
            <text:p>11/12/24</text:p>
          </table:table-cell>
          <table:table-cell table:style-name="ce13" office:value-type="date" office:date-value="2024-12-12" calcext:value-type="date">
            <text:p>12/12/24</text:p>
          </table:table-cell>
          <table:table-cell table:style-name="ce13" office:value-type="date" office:date-value="2024-12-13" calcext:value-type="date">
            <text:p>13/12/24</text:p>
          </table:table-cell>
          <table:table-cell table:style-name="ce13" office:value-type="date" office:date-value="2024-12-14" calcext:value-type="date">
            <text:p>14/12/24</text:p>
          </table:table-cell>
          <table:table-cell table:style-name="ce13" office:value-type="date" office:date-value="2024-12-15" calcext:value-type="date">
            <text:p>15/12/24</text:p>
          </table:table-cell>
          <table:table-cell table:style-name="ce13" office:value-type="date" office:date-value="2024-12-16" calcext:value-type="date">
            <text:p>16/12/24</text:p>
          </table:table-cell>
          <table:table-cell table:style-name="ce13" office:value-type="date" office:date-value="2024-12-17" calcext:value-type="date">
            <text:p>17/12/24</text:p>
          </table:table-cell>
          <table:table-cell table:style-name="ce13" office:value-type="date" office:date-value="2024-12-18" calcext:value-type="date">
            <text:p>18/12/24</text:p>
          </table:table-cell>
          <table:table-cell table:style-name="ce13" office:value-type="date" office:date-value="2024-12-19" calcext:value-type="date">
            <text:p>19/12/24</text:p>
          </table:table-cell>
          <table:table-cell table:style-name="ce13" office:value-type="date" office:date-value="2024-12-20" calcext:value-type="date">
            <text:p>20/12/24</text:p>
          </table:table-cell>
          <table:table-cell table:style-name="ce13" office:value-type="date" office:date-value="2024-12-21" calcext:value-type="date">
            <text:p>21/12/24</text:p>
          </table:table-cell>
          <table:table-cell table:style-name="ce13" office:value-type="date" office:date-value="2024-12-22" calcext:value-type="date">
            <text:p>22/12/24</text:p>
          </table:table-cell>
          <table:table-cell table:style-name="ce13" office:value-type="date" office:date-value="2024-12-23" calcext:value-type="date">
            <text:p>23/12/24</text:p>
          </table:table-cell>
          <table:table-cell table:style-name="ce13" office:value-type="date" office:date-value="2024-12-24" calcext:value-type="date">
            <text:p>24/12/24</text:p>
          </table:table-cell>
          <table:table-cell table:style-name="ce13" office:value-type="date" office:date-value="2024-12-25" calcext:value-type="date">
            <text:p>25/12/24</text:p>
          </table:table-cell>
          <table:table-cell table:style-name="ce13" office:value-type="date" office:date-value="2024-12-26" calcext:value-type="date">
            <text:p>26/12/24</text:p>
          </table:table-cell>
          <table:table-cell table:style-name="ce13" office:value-type="date" office:date-value="2024-12-27" calcext:value-type="date">
            <text:p>27/12/24</text:p>
          </table:table-cell>
          <table:table-cell table:style-name="ce13" office:value-type="date" office:date-value="2024-12-28" calcext:value-type="date">
            <text:p>28/12/24</text:p>
          </table:table-cell>
          <table:table-cell table:style-name="ce13" office:value-type="date" office:date-value="2024-12-29" calcext:value-type="date">
            <text:p>29/12/24</text:p>
          </table:table-cell>
          <table:table-cell table:style-name="ce13" office:value-type="date" office:date-value="2024-12-30" calcext:value-type="date">
            <text:p>30/12/24</text:p>
          </table:table-cell>
          <table:table-cell table:style-name="ce13" office:value-type="date" office:date-value="2024-12-31" calcext:value-type="date">
            <text:p>31/12/24</text:p>
          </table:table-cell>
          <table:table-cell table:style-name="ce13" office:value-type="date" office:date-value="2025-01-01" calcext:value-type="date">
            <text:p>01/01/25</text:p>
          </table:table-cell>
          <table:table-cell table:style-name="ce13" office:value-type="date" office:date-value="2025-01-02" calcext:value-type="date">
            <text:p>02/01/25</text:p>
          </table:table-cell>
          <table:table-cell table:style-name="ce13" office:value-type="date" office:date-value="2025-01-03" calcext:value-type="date">
            <text:p>03/01/25</text:p>
          </table:table-cell>
          <table:table-cell table:style-name="ce13" office:value-type="date" office:date-value="2025-01-04" calcext:value-type="date">
            <text:p>04/01/25</text:p>
          </table:table-cell>
          <table:table-cell table:style-name="ce13" office:value-type="date" office:date-value="2025-01-05" calcext:value-type="date">
            <text:p>05/01/25</text:p>
          </table:table-cell>
          <table:table-cell table:style-name="ce13" office:value-type="date" office:date-value="2025-01-06" calcext:value-type="date">
            <text:p>06/01/25</text:p>
          </table:table-cell>
          <table:table-cell table:style-name="ce13" office:value-type="date" office:date-value="2025-01-07" calcext:value-type="date">
            <text:p>07/01/25</text:p>
          </table:table-cell>
          <table:table-cell table:style-name="ce13" office:value-type="date" office:date-value="2025-01-08" calcext:value-type="date">
            <text:p>08/01/25</text:p>
          </table:table-cell>
          <table:table-cell table:style-name="ce13" office:value-type="date" office:date-value="2025-01-09" calcext:value-type="date">
            <text:p>09/01/25</text:p>
          </table:table-cell>
          <table:table-cell table:style-name="ce13" office:value-type="date" office:date-value="2025-01-10" calcext:value-type="date">
            <text:p>10/01/25</text:p>
          </table:table-cell>
          <table:table-cell table:style-name="ce13" office:value-type="date" office:date-value="2025-01-11" calcext:value-type="date">
            <text:p>11/01/25</text:p>
          </table:table-cell>
          <table:table-cell table:style-name="ce13" office:value-type="date" office:date-value="2025-01-12" calcext:value-type="date">
            <text:p>12/01/25</text:p>
          </table:table-cell>
          <table:table-cell table:style-name="ce13" office:value-type="date" office:date-value="2025-01-13" calcext:value-type="date">
            <text:p>13/01/25</text:p>
          </table:table-cell>
          <table:table-cell table:style-name="ce13" office:value-type="date" office:date-value="2025-01-14" calcext:value-type="date">
            <text:p>14/01/25</text:p>
          </table:table-cell>
          <table:table-cell table:style-name="ce13" office:value-type="date" office:date-value="2025-01-15" calcext:value-type="date">
            <text:p>15/01/25</text:p>
          </table:table-cell>
          <table:table-cell table:style-name="ce13" office:value-type="date" office:date-value="2025-01-16" calcext:value-type="date">
            <text:p>16/01/25</text:p>
          </table:table-cell>
          <table:table-cell table:style-name="ce13" office:value-type="date" office:date-value="2025-01-17" calcext:value-type="date">
            <text:p>17/01/25</text:p>
          </table:table-cell>
          <table:table-cell table:style-name="ce13" office:value-type="date" office:date-value="2025-01-18" calcext:value-type="date">
            <text:p>18/01/25</text:p>
          </table:table-cell>
          <table:table-cell table:style-name="ce13" office:value-type="date" office:date-value="2025-01-19" calcext:value-type="date">
            <text:p>19/01/25</text:p>
          </table:table-cell>
          <table:table-cell table:style-name="ce13" office:value-type="date" office:date-value="2025-01-20" calcext:value-type="date">
            <text:p>20/01/25</text:p>
          </table:table-cell>
          <table:table-cell table:style-name="ce13" office:value-type="date" office:date-value="2025-01-21" calcext:value-type="date">
            <text:p>21/01/25</text:p>
          </table:table-cell>
          <table:table-cell table:style-name="ce13" office:value-type="date" office:date-value="2025-01-22" calcext:value-type="date">
            <text:p>22/01/25</text:p>
          </table:table-cell>
          <table:table-cell table:style-name="ce13" office:value-type="date" office:date-value="2025-01-23" calcext:value-type="date">
            <text:p>23/01/25</text:p>
          </table:table-cell>
          <table:table-cell table:style-name="ce13" office:value-type="date" office:date-value="2025-01-24" calcext:value-type="date">
            <text:p>24/01/25</text:p>
          </table:table-cell>
          <table:table-cell table:style-name="ce13" office:value-type="date" office:date-value="2025-01-25" calcext:value-type="date">
            <text:p>25/01/25</text:p>
          </table:table-cell>
          <table:table-cell table:style-name="ce13" office:value-type="date" office:date-value="2025-01-26" calcext:value-type="date">
            <text:p>26/01/25</text:p>
          </table:table-cell>
          <table:table-cell table:style-name="ce13" office:value-type="date" office:date-value="2025-01-27" calcext:value-type="date">
            <text:p>27/01/25</text:p>
          </table:table-cell>
          <table:table-cell table:style-name="ce13" office:value-type="date" office:date-value="2025-01-28" calcext:value-type="date">
            <text:p>28/01/25</text:p>
          </table:table-cell>
          <table:table-cell table:style-name="ce13" office:value-type="date" office:date-value="2025-01-29" calcext:value-type="date">
            <text:p>29/01/25</text:p>
          </table:table-cell>
          <table:table-cell table:style-name="ce13" office:value-type="date" office:date-value="2025-01-30" calcext:value-type="date">
            <text:p>30/01/25</text:p>
          </table:table-cell>
          <table:table-cell table:style-name="ce13" office:value-type="date" office:date-value="2025-01-31" calcext:value-type="date">
            <text:p>31/01/25</text:p>
          </table:table-cell>
          <table:table-cell table:style-name="ce13" office:value-type="date" office:date-value="2025-02-01" calcext:value-type="date">
            <text:p>01/02/25</text:p>
          </table:table-cell>
          <table:table-cell table:style-name="ce13" office:value-type="date" office:date-value="2025-02-02" calcext:value-type="date">
            <text:p>02/02/25</text:p>
          </table:table-cell>
          <table:table-cell table:style-name="ce13" office:value-type="date" office:date-value="2025-02-03" calcext:value-type="date">
            <text:p>03/02/25</text:p>
          </table:table-cell>
          <table:table-cell table:style-name="ce13" office:value-type="date" office:date-value="2025-02-04" calcext:value-type="date">
            <text:p>04/02/25</text:p>
          </table:table-cell>
          <table:table-cell table:style-name="ce13" office:value-type="date" office:date-value="2025-02-05" calcext:value-type="date">
            <text:p>05/02/25</text:p>
          </table:table-cell>
          <table:table-cell table:style-name="ce13" office:value-type="date" office:date-value="2025-02-06" calcext:value-type="date">
            <text:p>06/02/25</text:p>
          </table:table-cell>
          <table:table-cell table:style-name="ce13" office:value-type="date" office:date-value="2025-02-07" calcext:value-type="date">
            <text:p>07/02/25</text:p>
          </table:table-cell>
          <table:table-cell table:style-name="ce13" office:value-type="date" office:date-value="2025-02-08" calcext:value-type="date">
            <text:p>08/02/25</text:p>
          </table:table-cell>
          <table:table-cell table:style-name="ce13" office:value-type="date" office:date-value="2025-02-09" calcext:value-type="date">
            <text:p>09/02/25</text:p>
          </table:table-cell>
          <table:table-cell table:style-name="ce13" office:value-type="date" office:date-value="2025-02-10" calcext:value-type="date">
            <text:p>10/02/25</text:p>
          </table:table-cell>
          <table:table-cell table:style-name="ce13" office:value-type="date" office:date-value="2025-02-11" calcext:value-type="date">
            <text:p>11/02/25</text:p>
          </table:table-cell>
          <table:table-cell table:style-name="ce13" office:value-type="date" office:date-value="2025-02-12" calcext:value-type="date">
            <text:p>12/02/25</text:p>
          </table:table-cell>
          <table:table-cell table:style-name="ce13" office:value-type="date" office:date-value="2025-02-13" calcext:value-type="date">
            <text:p>13/02/25</text:p>
          </table:table-cell>
          <table:table-cell table:style-name="ce13" office:value-type="date" office:date-value="2025-02-14" calcext:value-type="date">
            <text:p>14/02/25</text:p>
          </table:table-cell>
          <table:table-cell table:style-name="ce13" office:value-type="date" office:date-value="2025-02-15" calcext:value-type="date">
            <text:p>15/02/25</text:p>
          </table:table-cell>
          <table:table-cell table:style-name="ce13" office:value-type="date" office:date-value="2025-02-16" calcext:value-type="date">
            <text:p>16/02/25</text:p>
          </table:table-cell>
          <table:table-cell table:style-name="ce13" office:value-type="date" office:date-value="2025-02-17" calcext:value-type="date">
            <text:p>17/02/25</text:p>
          </table:table-cell>
          <table:table-cell table:style-name="ce13" office:value-type="date" office:date-value="2025-02-18" calcext:value-type="date">
            <text:p>18/02/25</text:p>
          </table:table-cell>
          <table:table-cell table:style-name="ce13" office:value-type="date" office:date-value="2025-02-19" calcext:value-type="date">
            <text:p>19/02/25</text:p>
          </table:table-cell>
          <table:table-cell table:style-name="ce13" office:value-type="date" office:date-value="2025-02-20" calcext:value-type="date">
            <text:p>20/02/25</text:p>
          </table:table-cell>
          <table:table-cell table:style-name="ce13" office:value-type="date" office:date-value="2025-02-21" calcext:value-type="date">
            <text:p>21/02/25</text:p>
          </table:table-cell>
          <table:table-cell table:style-name="ce13" office:value-type="date" office:date-value="2025-02-22" calcext:value-type="date">
            <text:p>22/02/25</text:p>
          </table:table-cell>
          <table:table-cell table:style-name="ce13" office:value-type="date" office:date-value="2025-02-23" calcext:value-type="date">
            <text:p>23/02/25</text:p>
          </table:table-cell>
          <table:table-cell table:style-name="ce13" office:value-type="date" office:date-value="2025-02-24" calcext:value-type="date">
            <text:p>24/02/25</text:p>
          </table:table-cell>
          <table:table-cell table:style-name="ce13" office:value-type="date" office:date-value="2025-02-25" calcext:value-type="date">
            <text:p>25/02/25</text:p>
          </table:table-cell>
          <table:table-cell table:style-name="ce13" office:value-type="date" office:date-value="2025-02-26" calcext:value-type="date">
            <text:p>26/02/25</text:p>
          </table:table-cell>
          <table:table-cell table:style-name="ce13" office:value-type="date" office:date-value="2025-02-27" calcext:value-type="date">
            <text:p>27/02/25</text:p>
          </table:table-cell>
          <table:table-cell table:style-name="ce13" office:value-type="date" office:date-value="2025-02-28" calcext:value-type="date">
            <text:p>28/02/25</text:p>
          </table:table-cell>
          <table:table-cell table:style-name="ce13" office:value-type="date" office:date-value="2025-03-01" calcext:value-type="date">
            <text:p>01/03/25</text:p>
          </table:table-cell>
          <table:table-cell table:style-name="ce13" office:value-type="date" office:date-value="2025-03-02" calcext:value-type="date">
            <text:p>02/03/25</text:p>
          </table:table-cell>
          <table:table-cell table:style-name="ce13" office:value-type="date" office:date-value="2025-03-03" calcext:value-type="date">
            <text:p>03/03/25</text:p>
          </table:table-cell>
          <table:table-cell table:style-name="ce13" office:value-type="date" office:date-value="2025-03-04" calcext:value-type="date">
            <text:p>04/03/25</text:p>
          </table:table-cell>
          <table:table-cell table:style-name="ce13" office:value-type="date" office:date-value="2025-03-05" calcext:value-type="date">
            <text:p>05/03/25</text:p>
          </table:table-cell>
          <table:table-cell table:style-name="ce13" office:value-type="date" office:date-value="2025-03-06" calcext:value-type="date">
            <text:p>06/03/25</text:p>
          </table:table-cell>
          <table:table-cell table:style-name="ce13" office:value-type="date" office:date-value="2025-03-07" calcext:value-type="date">
            <text:p>07/03/25</text:p>
          </table:table-cell>
          <table:table-cell table:style-name="ce13" office:value-type="date" office:date-value="2025-03-08" calcext:value-type="date">
            <text:p>08/03/25</text:p>
          </table:table-cell>
          <table:table-cell table:style-name="ce13" office:value-type="date" office:date-value="2025-03-09" calcext:value-type="date">
            <text:p>09/03/25</text:p>
          </table:table-cell>
          <table:table-cell table:style-name="ce13" office:value-type="date" office:date-value="2025-03-10" calcext:value-type="date">
            <text:p>10/03/25</text:p>
          </table:table-cell>
          <table:table-cell table:style-name="ce13" office:value-type="date" office:date-value="2025-03-11" calcext:value-type="date">
            <text:p>11/03/25</text:p>
          </table:table-cell>
          <table:table-cell table:style-name="ce13" office:value-type="date" office:date-value="2025-03-12" calcext:value-type="date">
            <text:p>12/03/25</text:p>
          </table:table-cell>
          <table:table-cell table:style-name="ce13" office:value-type="date" office:date-value="2025-03-13" calcext:value-type="date">
            <text:p>13/03/25</text:p>
          </table:table-cell>
          <table:table-cell table:style-name="ce13" office:value-type="date" office:date-value="2025-03-14" calcext:value-type="date">
            <text:p>14/03/25</text:p>
          </table:table-cell>
          <table:table-cell table:style-name="ce13" office:value-type="date" office:date-value="2025-03-15" calcext:value-type="date">
            <text:p>15/03/25</text:p>
          </table:table-cell>
          <table:table-cell table:style-name="ce13" office:value-type="date" office:date-value="2025-03-16" calcext:value-type="date">
            <text:p>16/03/25</text:p>
          </table:table-cell>
          <table:table-cell table:style-name="ce13" office:value-type="date" office:date-value="2025-03-17" calcext:value-type="date">
            <text:p>17/03/25</text:p>
          </table:table-cell>
          <table:table-cell table:style-name="ce13" office:value-type="date" office:date-value="2025-03-18" calcext:value-type="date">
            <text:p>18/03/25</text:p>
          </table:table-cell>
          <table:table-cell table:style-name="ce13" office:value-type="date" office:date-value="2025-03-19" calcext:value-type="date">
            <text:p>19/03/25</text:p>
          </table:table-cell>
          <table:table-cell table:style-name="ce13" office:value-type="date" office:date-value="2025-03-20" calcext:value-type="date">
            <text:p>20/03/25</text:p>
          </table:table-cell>
          <table:table-cell table:style-name="ce13" office:value-type="date" office:date-value="2025-03-21" calcext:value-type="date">
            <text:p>21/03/25</text:p>
          </table:table-cell>
          <table:table-cell table:style-name="ce13" office:value-type="date" office:date-value="2025-03-22" calcext:value-type="date">
            <text:p>22/03/25</text:p>
          </table:table-cell>
          <table:table-cell table:style-name="ce13" office:value-type="date" office:date-value="2025-03-23" calcext:value-type="date">
            <text:p>23/03/25</text:p>
          </table:table-cell>
          <table:table-cell table:style-name="ce13" office:value-type="date" office:date-value="2025-03-24" calcext:value-type="date">
            <text:p>24/03/25</text:p>
          </table:table-cell>
          <table:table-cell table:style-name="ce13" office:value-type="date" office:date-value="2025-03-25" calcext:value-type="date">
            <text:p>25/03/25</text:p>
          </table:table-cell>
          <table:table-cell table:style-name="ce13" office:value-type="date" office:date-value="2025-03-26" calcext:value-type="date">
            <text:p>26/03/25</text:p>
          </table:table-cell>
          <table:table-cell table:style-name="ce13" office:value-type="date" office:date-value="2025-03-27" calcext:value-type="date">
            <text:p>27/03/25</text:p>
          </table:table-cell>
          <table:table-cell table:style-name="ce13" office:value-type="date" office:date-value="2025-03-28" calcext:value-type="date">
            <text:p>28/03/25</text:p>
          </table:table-cell>
          <table:table-cell table:style-name="ce13" office:value-type="date" office:date-value="2025-03-29" calcext:value-type="date">
            <text:p>29/03/25</text:p>
          </table:table-cell>
          <table:table-cell table:style-name="ce13" office:value-type="date" office:date-value="2025-03-30" calcext:value-type="date">
            <text:p>30/03/25</text:p>
          </table:table-cell>
          <table:table-cell table:style-name="ce13" office:value-type="date" office:date-value="2025-03-31" calcext:value-type="date">
            <text:p>31/03/25</text:p>
          </table:table-cell>
          <table:table-cell table:style-name="ce13" office:value-type="date" office:date-value="2025-04-01" calcext:value-type="date">
            <text:p>01/04/25</text:p>
          </table:table-cell>
          <table:table-cell table:style-name="ce13" office:value-type="date" office:date-value="2025-04-02" calcext:value-type="date">
            <text:p>02/04/25</text:p>
          </table:table-cell>
          <table:table-cell table:style-name="ce13" office:value-type="date" office:date-value="2025-04-03" calcext:value-type="date">
            <text:p>03/04/25</text:p>
          </table:table-cell>
          <table:table-cell table:style-name="ce13" office:value-type="date" office:date-value="2025-04-04" calcext:value-type="date">
            <text:p>04/04/25</text:p>
          </table:table-cell>
          <table:table-cell table:style-name="ce13" office:value-type="date" office:date-value="2025-04-05" calcext:value-type="date">
            <text:p>05/04/25</text:p>
          </table:table-cell>
          <table:table-cell table:style-name="ce13" office:value-type="date" office:date-value="2025-04-06" calcext:value-type="date">
            <text:p>06/04/25</text:p>
          </table:table-cell>
          <table:table-cell table:style-name="ce13" office:value-type="date" office:date-value="2025-04-07" calcext:value-type="date">
            <text:p>07/04/25</text:p>
          </table:table-cell>
          <table:table-cell table:style-name="ce13" office:value-type="date" office:date-value="2025-04-08" calcext:value-type="date">
            <text:p>08/04/25</text:p>
          </table:table-cell>
          <table:table-cell table:style-name="ce13" office:value-type="date" office:date-value="2025-04-09" calcext:value-type="date">
            <text:p>09/04/25</text:p>
          </table:table-cell>
          <table:table-cell table:style-name="ce13" office:value-type="date" office:date-value="2025-04-10" calcext:value-type="date">
            <text:p>10/04/25</text:p>
          </table:table-cell>
          <table:table-cell table:style-name="ce13" office:value-type="date" office:date-value="2025-04-11" calcext:value-type="date">
            <text:p>11/04/25</text:p>
          </table:table-cell>
          <table:table-cell table:style-name="ce13" office:value-type="date" office:date-value="2025-04-12" calcext:value-type="date">
            <text:p>12/04/25</text:p>
          </table:table-cell>
          <table:table-cell table:style-name="ce13" office:value-type="date" office:date-value="2025-04-13" calcext:value-type="date">
            <text:p>13/04/25</text:p>
          </table:table-cell>
          <table:table-cell table:style-name="ce13" office:value-type="date" office:date-value="2025-04-14" calcext:value-type="date">
            <text:p>14/04/25</text:p>
          </table:table-cell>
          <table:table-cell table:style-name="ce13" office:value-type="date" office:date-value="2025-04-15" calcext:value-type="date">
            <text:p>15/04/25</text:p>
          </table:table-cell>
          <table:table-cell table:style-name="ce13" office:value-type="date" office:date-value="2025-04-16" calcext:value-type="date">
            <text:p>16/04/25</text:p>
          </table:table-cell>
          <table:table-cell table:style-name="ce13" office:value-type="date" office:date-value="2025-04-17" calcext:value-type="date">
            <text:p>17/04/25</text:p>
          </table:table-cell>
          <table:table-cell table:style-name="ce13" office:value-type="date" office:date-value="2025-04-18" calcext:value-type="date">
            <text:p>18/04/25</text:p>
          </table:table-cell>
          <table:table-cell table:style-name="ce13" office:value-type="date" office:date-value="2025-04-19" calcext:value-type="date">
            <text:p>19/04/25</text:p>
          </table:table-cell>
          <table:table-cell table:style-name="ce13" office:value-type="date" office:date-value="2025-04-20" calcext:value-type="date">
            <text:p>20/04/25</text:p>
          </table:table-cell>
          <table:table-cell table:style-name="ce13" office:value-type="date" office:date-value="2025-04-21" calcext:value-type="date">
            <text:p>21/04/25</text:p>
          </table:table-cell>
          <table:table-cell table:style-name="ce13" office:value-type="date" office:date-value="2025-04-22" calcext:value-type="date">
            <text:p>22/04/25</text:p>
          </table:table-cell>
          <table:table-cell table:style-name="ce13" office:value-type="date" office:date-value="2025-04-23" calcext:value-type="date">
            <text:p>23/04/25</text:p>
          </table:table-cell>
          <table:table-cell table:style-name="ce13" office:value-type="date" office:date-value="2025-04-24" calcext:value-type="date">
            <text:p>24/04/25</text:p>
          </table:table-cell>
          <table:table-cell table:style-name="ce13" office:value-type="date" office:date-value="2025-04-25" calcext:value-type="date">
            <text:p>25/04/25</text:p>
          </table:table-cell>
          <table:table-cell table:style-name="ce13" office:value-type="date" office:date-value="2025-04-26" calcext:value-type="date">
            <text:p>26/04/25</text:p>
          </table:table-cell>
          <table:table-cell table:style-name="ce13" office:value-type="date" office:date-value="2025-04-27" calcext:value-type="date">
            <text:p>27/04/25</text:p>
          </table:table-cell>
          <table:table-cell table:style-name="ce13" office:value-type="date" office:date-value="2025-04-28" calcext:value-type="date">
            <text:p>28/04/25</text:p>
          </table:table-cell>
          <table:table-cell table:style-name="ce13" office:value-type="date" office:date-value="2025-04-29" calcext:value-type="date">
            <text:p>29/04/25</text:p>
          </table:table-cell>
          <table:table-cell table:style-name="ce13" office:value-type="date" office:date-value="2025-04-30" calcext:value-type="date">
            <text:p>30/04/25</text:p>
          </table:table-cell>
          <table:table-cell table:style-name="ce13" office:value-type="date" office:date-value="2025-05-01" calcext:value-type="date">
            <text:p>01/05/25</text:p>
          </table:table-cell>
          <table:table-cell table:style-name="ce13" office:value-type="date" office:date-value="2025-05-02" calcext:value-type="date">
            <text:p>02/05/25</text:p>
          </table:table-cell>
          <table:table-cell table:style-name="ce13" office:value-type="date" office:date-value="2025-05-03" calcext:value-type="date">
            <text:p>03/05/25</text:p>
          </table:table-cell>
          <table:table-cell table:style-name="ce13" office:value-type="date" office:date-value="2025-05-04" calcext:value-type="date">
            <text:p>04/05/25</text:p>
          </table:table-cell>
          <table:table-cell table:style-name="ce13" office:value-type="date" office:date-value="2025-05-05" calcext:value-type="date">
            <text:p>05/05/25</text:p>
          </table:table-cell>
          <table:table-cell table:style-name="ce13" office:value-type="date" office:date-value="2025-05-06" calcext:value-type="date">
            <text:p>06/05/25</text:p>
          </table:table-cell>
          <table:table-cell table:style-name="ce13" office:value-type="date" office:date-value="2025-05-07" calcext:value-type="date">
            <text:p>07/05/25</text:p>
          </table:table-cell>
          <table:table-cell table:style-name="ce13" office:value-type="date" office:date-value="2025-05-08" calcext:value-type="date">
            <text:p>08/05/25</text:p>
          </table:table-cell>
          <table:table-cell table:style-name="ce13" office:value-type="date" office:date-value="2025-05-09" calcext:value-type="date">
            <text:p>09/05/25</text:p>
          </table:table-cell>
          <table:table-cell table:style-name="ce13" office:value-type="date" office:date-value="2025-05-10" calcext:value-type="date">
            <text:p>10/05/25</text:p>
          </table:table-cell>
          <table:table-cell table:style-name="ce13" office:value-type="date" office:date-value="2025-05-11" calcext:value-type="date">
            <text:p>11/05/25</text:p>
          </table:table-cell>
          <table:table-cell table:style-name="ce13" office:value-type="date" office:date-value="2025-05-12" calcext:value-type="date">
            <text:p>12/05/25</text:p>
          </table:table-cell>
          <table:table-cell table:style-name="ce13" office:value-type="date" office:date-value="2025-05-13" calcext:value-type="date">
            <text:p>13/05/25</text:p>
          </table:table-cell>
          <table:table-cell table:style-name="ce13" office:value-type="date" office:date-value="2025-05-14" calcext:value-type="date">
            <text:p>14/05/25</text:p>
          </table:table-cell>
          <table:table-cell table:style-name="ce13" office:value-type="date" office:date-value="2025-05-15" calcext:value-type="date">
            <text:p>15/05/25</text:p>
          </table:table-cell>
          <table:table-cell table:style-name="ce13" office:value-type="date" office:date-value="2025-05-16" calcext:value-type="date">
            <text:p>16/05/25</text:p>
          </table:table-cell>
          <table:table-cell table:style-name="ce13" office:value-type="date" office:date-value="2025-05-17" calcext:value-type="date">
            <text:p>17/05/25</text:p>
          </table:table-cell>
          <table:table-cell table:style-name="ce13" office:value-type="date" office:date-value="2025-05-18" calcext:value-type="date">
            <text:p>18/05/25</text:p>
          </table:table-cell>
          <table:table-cell table:style-name="ce13" office:value-type="date" office:date-value="2025-05-19" calcext:value-type="date">
            <text:p>19/05/25</text:p>
          </table:table-cell>
          <table:table-cell table:style-name="ce13" office:value-type="date" office:date-value="2025-05-20" calcext:value-type="date">
            <text:p>20/05/25</text:p>
          </table:table-cell>
          <table:table-cell table:style-name="ce13" office:value-type="date" office:date-value="2025-05-21" calcext:value-type="date">
            <text:p>21/05/25</text:p>
          </table:table-cell>
          <table:table-cell table:style-name="ce13" office:value-type="date" office:date-value="2025-05-22" calcext:value-type="date">
            <text:p>22/05/25</text:p>
          </table:table-cell>
          <table:table-cell table:style-name="ce13" office:value-type="date" office:date-value="2025-05-23" calcext:value-type="date">
            <text:p>23/05/25</text:p>
          </table:table-cell>
          <table:table-cell table:style-name="ce13" office:value-type="date" office:date-value="2025-05-24" calcext:value-type="date">
            <text:p>24/05/25</text:p>
          </table:table-cell>
          <table:table-cell table:style-name="ce13" office:value-type="date" office:date-value="2025-05-25" calcext:value-type="date">
            <text:p>25/05/25</text:p>
          </table:table-cell>
          <table:table-cell table:style-name="ce13" office:value-type="date" office:date-value="2025-05-26" calcext:value-type="date">
            <text:p>26/05/25</text:p>
          </table:table-cell>
          <table:table-cell table:style-name="ce13" office:value-type="date" office:date-value="2025-05-27" calcext:value-type="date">
            <text:p>27/05/25</text:p>
          </table:table-cell>
          <table:table-cell table:style-name="ce13" office:value-type="date" office:date-value="2025-05-28" calcext:value-type="date">
            <text:p>28/05/25</text:p>
          </table:table-cell>
          <table:table-cell table:style-name="ce13" office:value-type="date" office:date-value="2025-05-29" calcext:value-type="date">
            <text:p>29/05/25</text:p>
          </table:table-cell>
          <table:table-cell table:style-name="ce13" office:value-type="date" office:date-value="2025-05-30" calcext:value-type="date">
            <text:p>30/05/25</text:p>
          </table:table-cell>
          <table:table-cell table:style-name="ce13" office:value-type="date" office:date-value="2025-05-31" calcext:value-type="date">
            <text:p>31/05/25</text:p>
          </table:table-cell>
          <table:table-cell table:style-name="ce13" office:value-type="date" office:date-value="2025-06-01" calcext:value-type="date">
            <text:p>01/06/25</text:p>
          </table:table-cell>
          <table:table-cell table:number-columns-repeated="41"/>
        </table:table-row>
        <table:table-row table:style-name="ro1">
          <table:table-cell table:number-columns-repeated="8"/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number-columns-repeated="922"/>
        </table:table-row>
        <table:table-row table:style-name="ro1">
          <table:table-cell table:style-name="ce2" office:value-type="string" calcext:value-type="string">
            <text:p>Course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min hr/wk</text:p>
          </table:table-cell>
          <table:table-cell table:style-name="ce2" office:value-type="string" calcext:value-type="string">
            <text:p>max hr/wk</text:p>
          </table:table-cell>
          <table:table-cell table:style-name="ce2" office:value-type="string" calcext:value-type="string">
            <text:p>avg hr/wk</text:p>
          </table:table-cell>
          <table:table-cell table:style-name="ce2" office:value-type="string" calcext:value-type="string">
            <text:p>total hrs</text:p>
          </table:table-cell>
          <table:table-cell table:style-name="ce28" office:value-type="string" calcext:value-type="string">
            <text:p>hrs spent</text:p>
          </table:table-cell>
          <table:table-cell table:style-name="ce28" office:value-type="string" calcext:value-type="string">
            <text:p>% Completed</text:p>
          </table:table-cell>
          <table:table-cell table:number-columns-repeated="9"/>
          <table:table-cell table:style-name="ce55" table:formula="of:=SUM([.R5:.X16])" office:value-type="float" office:value="4.8" calcext:value-type="float" table:number-columns-spanned="7" table:number-rows-spanned="1">
            <text:p>4,8</text:p>
          </table:table-cell>
          <table:covered-table-cell table:number-columns-repeated="6"/>
          <table:table-cell table:number-columns-repeated="1000"/>
        </table:table-row>
        <table:table-row table:style-name="ro1">
          <table:table-cell table:style-name="ce21" office:value-type="string" calcext:value-type="string" table:number-columns-spanned="7" table:number-rows-spanned="1">
            <text:p>INTRODUCTION TO PROGRAMMING</text:p>
          </table:table-cell>
          <table:covered-table-cell table:number-columns-repeated="5" table:style-name="ce2"/>
          <table:covered-table-cell table:style-name="ce28"/>
          <table:table-cell table:style-name="ce28"/>
          <table:table-cell table:style-name="ce14" table:number-columns-repeated="94"/>
          <table:table-cell table:number-columns-repeated="922"/>
        </table:table-row>
        <table:table-row table:style-name="ro1">
          <table:table-cell table:style-name="ce4" office:value-type="string" calcext:value-type="string">
            <text:p>Python for Everybody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table:formula="of:=[.B5]*[.E5]" office:value-type="float" office:value="100" calcext:value-type="float">
            <text:p>100</text:p>
          </table:table-cell>
          <table:table-cell table:style-name="ce32" table:formula="of:=SUM([.I5:.AKU5])" office:value-type="float" office:value="16.25" calcext:value-type="float">
            <text:p>16,25</text:p>
          </table:table-cell>
          <table:table-cell table:style-name="ce34" table:formula="of:=100/[.F5]*[.G5]/100" office:value-type="percentage" office:value="0.1625" calcext:value-type="percentage">
            <text:p>16,25 %</text:p>
          </table:table-cell>
          <table:table-cell table:style-name="ce14" table:number-columns-repeated="8"/>
          <table:table-cell table:style-name="ce41" office:value-type="float" office:value="14.5" calcext:value-type="float">
            <text:p>14,5</text:p>
          </table:table-cell>
          <table:table-cell table:style-name="ce56" office:value-type="float" office:value="0.85" calcext:value-type="float">
            <text:p>0,85</text:p>
          </table:table-cell>
          <table:table-cell table:style-name="ce56" office:value-type="float" office:value="0.9" calcext:value-type="float">
            <text:p>0,9</text:p>
          </table:table-cell>
          <table:table-cell table:style-name="ce56" table:number-columns-repeated="8"/>
          <table:table-cell table:style-name="ce41" table:number-columns-repeated="75"/>
          <table:table-cell table:style-name="ce43" table:number-columns-repeated="922"/>
        </table:table-row>
        <table:table-row table:style-name="ro1">
          <table:table-cell table:style-name="ce1" office:value-type="string" calcext:value-type="string" table:number-columns-spanned="7" table:number-rows-spanned="1">
            <text:p>CORE</text:p>
          </table:table-cell>
          <table:covered-table-cell table:number-columns-repeated="6"/>
          <table:table-cell table:style-name="ce12"/>
          <table:table-cell table:style-name="ce15" table:number-columns-repeated="8"/>
          <table:table-cell table:style-name="ce42" table:number-columns-repeated="58"/>
          <table:table-cell table:style-name="ce48" table:number-columns-repeated="28"/>
          <table:table-cell table:style-name="ce43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Programming</text:p>
          </table:table-cell>
          <table:covered-table-cell table:number-columns-repeated="6"/>
          <table:table-cell table:style-name="ce12"/>
          <table:table-cell table:number-columns-repeated="8"/>
          <table:table-cell table:style-name="ce43" table:number-columns-repeated="1008"/>
        </table:table-row>
        <table:table-row table:style-name="ro1">
          <table:table-cell table:style-name="ce4" office:value-type="string" calcext:value-type="string">
            <text:p>CS50 Introduction to CS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AVERAGE([.C8:.D8])" office:value-type="float" office:value="12" calcext:value-type="float">
            <text:p>12</text:p>
          </table:table-cell>
          <table:table-cell table:style-name="ce10" table:formula="of:=[.E8]*[.B8]" office:value-type="float" office:value="144" calcext:value-type="float">
            <text:p>144</text:p>
          </table:table-cell>
          <table:table-cell table:style-name="ce10" table:formula="of:=SUM([.I8:.CX8])" office:value-type="float" office:value="1.85" calcext:value-type="float">
            <text:p>1,85</text:p>
          </table:table-cell>
          <table:table-cell table:style-name="ce34" table:formula="of:=100/[.F8]*[.G8]/100" office:value-type="percentage" office:value="0.0128472222222222" calcext:value-type="percentage">
            <text:p>1,28 %</text:p>
          </table:table-cell>
          <table:table-cell table:style-name="ce38" table:number-columns-repeated="2"/>
          <table:table-cell table:style-name="ce17" table:number-columns-repeated="2"/>
          <table:table-cell table:style-name="ce38" table:number-columns-repeated="4"/>
          <table:table-cell table:style-name="ce44" table:number-columns-repeated="2"/>
          <table:table-cell table:style-name="ce44" office:value-type="float" office:value="1.85" calcext:value-type="float">
            <text:p>1,85</text:p>
          </table:table-cell>
          <table:table-cell table:style-name="ce44" table:number-columns-repeated="83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how-to-code-simple-data" xlink:type="simple">How to Code - Simple Data</text:a>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9:.D9])" office:value-type="float" office:value="9" calcext:value-type="float">
            <text:p>9</text:p>
          </table:table-cell>
          <table:table-cell table:style-name="ce10" table:formula="of:=[.E9]*[.B9]" office:value-type="float" office:value="63" calcext:value-type="float">
            <text:p>63</text:p>
          </table:table-cell>
          <table:table-cell table:style-name="ce10" table:formula="of:=SUM([.I9:.CX9])" office:value-type="float" office:value="1.2" calcext:value-type="float">
            <text:p>1,2</text:p>
          </table:table-cell>
          <table:table-cell table:style-name="ce34" table:formula="of:=100/[.F9]*[.G9]/100" office:value-type="percentage" office:value="0.0190476190476191" calcext:value-type="percentage">
            <text:p>1,90 %</text:p>
          </table:table-cell>
          <table:table-cell table:style-name="ce38" table:number-columns-repeated="8"/>
          <table:table-cell table:style-name="ce44" table:number-columns-repeated="2"/>
          <table:table-cell table:style-name="ce44" office:value-type="float" office:value="0.4" calcext:value-type="float">
            <text:p>0,4</text:p>
          </table:table-cell>
          <table:table-cell table:style-name="ce44" office:value-type="float" office:value="0.8" calcext:value-type="float">
            <text:p>0,8</text:p>
          </table:table-cell>
          <table:table-cell table:style-name="ce44" table:number-columns-repeated="82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how-to-code-complex-data" xlink:type="simple">How to Code - Complex Data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10:.D10])" office:value-type="float" office:value="9" calcext:value-type="float">
            <text:p>9</text:p>
          </table:table-cell>
          <table:table-cell table:style-name="ce10" table:formula="of:=[.E10]*[.B10]" office:value-type="float" office:value="54" calcext:value-type="float">
            <text:p>54</text:p>
          </table:table-cell>
          <table:table-cell table:style-name="ce10" table:formula="of:=SUM([.I10:.CX10])" office:value-type="float" office:value="0" calcext:value-type="float">
            <text:p>0</text:p>
          </table:table-cell>
          <table:table-cell table:style-name="ce34" table:formula="of:=100/[.F10]*[.G1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" xlink:type="simple">Programming Languages, Part A</text:a>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1:.D11])" office:value-type="float" office:value="6" calcext:value-type="float">
            <text:p>6</text:p>
          </table:table-cell>
          <table:table-cell table:style-name="ce10" table:formula="of:=[.E11]*[.B11]" office:value-type="float" office:value="30" calcext:value-type="float">
            <text:p>30</text:p>
          </table:table-cell>
          <table:table-cell table:style-name="ce10" table:formula="of:=SUM([.I11:.CX11])" office:value-type="float" office:value="0" calcext:value-type="float">
            <text:p>0</text:p>
          </table:table-cell>
          <table:table-cell table:style-name="ce34" table:formula="of:=100/[.F11]*[.G1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-part-b" xlink:type="simple">Programming Languages, Part B</text:a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2:.D12])" office:value-type="float" office:value="6" calcext:value-type="float">
            <text:p>6</text:p>
          </table:table-cell>
          <table:table-cell table:style-name="ce10" table:formula="of:=[.E12]*[.B12]" office:value-type="float" office:value="18" calcext:value-type="float">
            <text:p>18</text:p>
          </table:table-cell>
          <table:table-cell table:style-name="ce10" table:formula="of:=SUM([.I12:.CX12])" office:value-type="float" office:value="0" calcext:value-type="float">
            <text:p>0</text:p>
          </table:table-cell>
          <table:table-cell table:style-name="ce34" table:formula="of:=100/[.F12]*[.G1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-part-c" xlink:type="simple">Programming Languages, Part C</text:a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3:.D13])" office:value-type="float" office:value="6" calcext:value-type="float">
            <text:p>6</text:p>
          </table:table-cell>
          <table:table-cell table:style-name="ce10" table:formula="of:=[.E13]*[.B13]" office:value-type="float" office:value="18" calcext:value-type="float">
            <text:p>18</text:p>
          </table:table-cell>
          <table:table-cell table:style-name="ce10" table:formula="of:=SUM([.I13:.CX13])" office:value-type="float" office:value="0" calcext:value-type="float">
            <text:p>0</text:p>
          </table:table-cell>
          <table:table-cell table:style-name="ce34" table:formula="of:=100/[.F13]*[.G13]/100" office:value-type="percentage" office:value="0" calcext:value-type="percentage">
            <text:p>0,00 %</text:p>
          </table:table-cell>
          <table:table-cell table:style-name="ce38" table:number-columns-repeated="2"/>
          <table:table-cell table:style-name="ce17"/>
          <table:table-cell table:style-name="ce38" table:number-columns-repeated="5"/>
          <table:table-cell table:style-name="ce44" table:number-columns-repeated="2"/>
          <table:table-cell table:style-name="ce58" table:number-columns-repeated="2"/>
          <table:table-cell table:style-name="ce44" table:number-columns-repeated="82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object-oriented-design" xlink:type="simple">Object-Oriented Design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14:.D14])" office:value-type="float" office:value="4" calcext:value-type="float">
            <text:p>4</text:p>
          </table:table-cell>
          <table:table-cell table:style-name="ce10" table:formula="of:=[.E14]*[.B14]" office:value-type="float" office:value="16" calcext:value-type="float">
            <text:p>16</text:p>
          </table:table-cell>
          <table:table-cell table:style-name="ce10" table:formula="of:=SUM([.I14:.CX14])" office:value-type="float" office:value="0" calcext:value-type="float">
            <text:p>0</text:p>
          </table:table-cell>
          <table:table-cell table:style-name="ce34" table:formula="of:=100/[.F14]*[.G14]/100" office:value-type="percentage" office:value="0" calcext:value-type="percentage">
            <text:p>0,00 %</text:p>
          </table:table-cell>
          <table:table-cell table:style-name="ce38" table:number-columns-repeated="3"/>
          <table:table-cell table:style-name="ce17" table:number-columns-repeated="4"/>
          <table:table-cell table:style-name="ce3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design-patterns" xlink:type="simple">Design Patterns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15:.D15])" office:value-type="float" office:value="4" calcext:value-type="float">
            <text:p>4</text:p>
          </table:table-cell>
          <table:table-cell table:style-name="ce10" table:formula="of:=[.E15]*[.B15]" office:value-type="float" office:value="16" calcext:value-type="float">
            <text:p>16</text:p>
          </table:table-cell>
          <table:table-cell table:style-name="ce10" table:formula="of:=SUM([.I15:.CX15])" office:value-type="float" office:value="0" calcext:value-type="float">
            <text:p>0</text:p>
          </table:table-cell>
          <table:table-cell table:style-name="ce34" table:formula="of:=100/[.F15]*[.G1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/>
          <table:table-cell table:style-name="ce45"/>
          <table:table-cell table:style-name="ce44" table:number-columns-repeated="84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oftware-architecture" xlink:type="simple">Software Architecture</text:a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AVERAGE([.C16:.D16])" office:value-type="float" office:value="3.5" calcext:value-type="float">
            <text:p>3,5</text:p>
          </table:table-cell>
          <table:table-cell table:style-name="ce10" table:formula="of:=[.E16]*[.B16]" office:value-type="float" office:value="14" calcext:value-type="float">
            <text:p>14</text:p>
          </table:table-cell>
          <table:table-cell table:style-name="ce10" table:formula="of:=SUM([.I16:.CX16])" office:value-type="float" office:value="0" calcext:value-type="float">
            <text:p>0</text:p>
          </table:table-cell>
          <table:table-cell table:style-name="ce34" table:formula="of:=100/[.F16]*[.G1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"/>
          <table:table-cell table:style-name="ce45"/>
          <table:table-cell table:style-name="ce44" table:number-columns-repeated="83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<text:s/>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Calculus 1A: Differentiation (alt)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[.E19]*[.B19]" office:value-type="float" office:value="78" calcext:value-type="float">
            <text:p>78</text:p>
          </table:table-cell>
          <table:table-cell table:style-name="ce10" table:formula="of:=SUM([.I19:.CX19])" office:value-type="float" office:value="0" calcext:value-type="float">
            <text:p>0</text:p>
          </table:table-cell>
          <table:table-cell table:style-name="ce34" table:formula="of:=100/[.F19]*[.G19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penlearninglibrary.mit.edu/courses/course-v1:MITx+18.01.2x+3T2019/about" xlink:type="simple">Calculus 1B: Integration</text:a>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E20]*[.B20]" office:value-type="float" office:value="65" calcext:value-type="float">
            <text:p>65</text:p>
          </table:table-cell>
          <table:table-cell table:style-name="ce10" table:formula="of:=SUM([.I20:.CX20])" office:value-type="float" office:value="0" calcext:value-type="float">
            <text:p>0</text:p>
          </table:table-cell>
          <table:table-cell table:style-name="ce34" table:formula="of:=100/[.F20]*[.G20]/100" office:value-type="percentage" office:value="0" calcext:value-type="percentage">
            <text:p>0,00 %</text:p>
          </table:table-cell>
          <table:table-cell table:style-name="ce17" table:number-columns-repeated="5"/>
          <table:table-cell table:style-name="ce38"/>
          <table:table-cell table:style-name="ce17" table:number-columns-repeated="2"/>
          <table:table-cell table:style-name="ce45" table:number-columns-repeated="3"/>
          <table:table-cell table:style-name="ce44" table:number-columns-repeated="3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/>
          <table:table-cell table:style-name="ce44" table:number-columns-repeated="65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penlearninglibrary.mit.edu/courses/course-v1:MITx+18.01.3x+1T2020/about" xlink:type="simple">Calculus 1C: Coordinate Systems &amp; Infinite Series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E21]*[.B21]" office:value-type="float" office:value="30" calcext:value-type="float">
            <text:p>30</text:p>
          </table:table-cell>
          <table:table-cell table:style-name="ce10" table:formula="of:=SUM([.I21:.CX21])" office:value-type="float" office:value="0" calcext:value-type="float">
            <text:p>0</text:p>
          </table:table-cell>
          <table:table-cell table:style-name="ce34" table:formula="of:=100/[.F21]*[.G2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1"/>
          <table:table-cell table:style-name="ce47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/>
          <table:table-cell table:style-name="ce44" table:number-columns-repeated="44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Mathematics for Computer Science (alt)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10" table:formula="of:=[.E22]*[.B22]" office:value-type="float" office:value="65" calcext:value-type="float">
            <text:p>65</text:p>
          </table:table-cell>
          <table:table-cell table:style-name="ce10" table:formula="of:=SUM([.I22:.CX22])" office:value-type="float" office:value="0" calcext:value-type="float">
            <text:p>0</text:p>
          </table:table-cell>
          <table:table-cell table:style-name="ce34" table:formula="of:=100/[.F22]*[.G2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42"/>
          <table:table-cell table:style-name="ce47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S Tools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missing.csail.mit.edu/" xlink:type="simple">The Missing Semester of Your CS Education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25:.D25])" office:value-type="float" office:value="12" calcext:value-type="float">
            <text:p>12</text:p>
          </table:table-cell>
          <table:table-cell table:style-name="ce10" table:formula="of:=[.E25]*[.B25]" office:value-type="float" office:value="24" calcext:value-type="float">
            <text:p>24</text:p>
          </table:table-cell>
          <table:table-cell table:style-name="ce10" table:formula="of:=SUM([.I25:.CX25])" office:value-type="float" office:value="0" calcext:value-type="float">
            <text:p>0</text:p>
          </table:table-cell>
          <table:table-cell table:style-name="ce34" table:formula="of:=100/[.F25]*[.G2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Systems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Build a Modern Computer from First Principles: From Nand to Tetris (alt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formula="of:=AVERAGE([.C28:.D28])" office:value-type="float" office:value="10" calcext:value-type="float">
            <text:p>10</text:p>
          </table:table-cell>
          <table:table-cell table:style-name="ce10" table:formula="of:=[.E28]*[.B28]" office:value-type="float" office:value="60" calcext:value-type="float">
            <text:p>60</text:p>
          </table:table-cell>
          <table:table-cell table:style-name="ce10" table:formula="of:=SUM([.I28:.CX28])" office:value-type="float" office:value="0" calcext:value-type="float">
            <text:p>0</text:p>
          </table:table-cell>
          <table:table-cell table:style-name="ce34" table:formula="of:=100/[.F28]*[.G28]/100" office:value-type="percentage" office:value="0" calcext:value-type="percentage">
            <text:p>0,00 %</text:p>
          </table:table-cell>
          <table:table-cell table:style-name="ce38" table:number-columns-repeated="2"/>
          <table:table-cell table:style-name="ce18" table:number-columns-repeated="2"/>
          <table:table-cell table:style-name="ce38" table:number-columns-repeated="4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nand2tetris2" xlink:type="simple">Build a Modern Computer from First Principles: Nand to Tetris Part II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AVERAGE([.C29:.D29])" office:value-type="float" office:value="15" calcext:value-type="float">
            <text:p>15</text:p>
          </table:table-cell>
          <table:table-cell table:style-name="ce10" table:formula="of:=[.E29]*[.B29]" office:value-type="float" office:value="90" calcext:value-type="float">
            <text:p>90</text:p>
          </table:table-cell>
          <table:table-cell table:style-name="ce10" table:formula="of:=SUM([.I29:.CX29])" office:value-type="float" office:value="0" calcext:value-type="float">
            <text:p>0</text:p>
          </table:table-cell>
          <table:table-cell table:style-name="ce34" table:formula="of:=100/[.F29]*[.G29]/100" office:value-type="percentage" office:value="0" calcext:value-type="percentage">
            <text:p>0,00 %</text:p>
          </table:table-cell>
          <table:table-cell table:style-name="ce38" table:number-columns-repeated="4"/>
          <table:table-cell table:style-name="ce18" table:number-columns-repeated="3"/>
          <table:table-cell table:style-name="ce38"/>
          <table:table-cell table:style-name="ce44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59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pages.cs.wisc.edu/~remzi/Classes/537/Spring2018/" xlink:type="simple">Operating Systems: Three Easy Pieces</text:a>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30:.D30])" office:value-type="float" office:value="8" calcext:value-type="float">
            <text:p>8</text:p>
          </table:table-cell>
          <table:table-cell table:style-name="ce10" table:formula="of:=[.E30]*[.B30]" office:value-type="float" office:value="96" calcext:value-type="float">
            <text:p>96</text:p>
          </table:table-cell>
          <table:table-cell table:style-name="ce10" table:formula="of:=SUM([.I30:.CX30])" office:value-type="float" office:value="0" calcext:value-type="float">
            <text:p>0</text:p>
          </table:table-cell>
          <table:table-cell table:style-name="ce34" table:formula="of:=100/[.F30]*[.G3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9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4"/>
          <table:table-cell table:style-name="ce44" table:number-columns-repeated="25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://gaia.cs.umass.edu/kurose_ross/online_lectures.htm" xlink:type="simple">Computer Networking: a Top-Down Approach</text:a>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AVERAGE([.C31:.D31])" office:value-type="float" office:value="8" calcext:value-type="float">
            <text:p>8</text:p>
          </table:table-cell>
          <table:table-cell table:style-name="ce10" table:formula="of:=[.E31]*[.B31]" office:value-type="float" office:value="64" calcext:value-type="float">
            <text:p>64</text:p>
          </table:table-cell>
          <table:table-cell table:style-name="ce10" table:formula="of:=SUM([.I31:.CX31])" office:value-type="float" office:value="0" calcext:value-type="float">
            <text:p>0</text:p>
          </table:table-cell>
          <table:table-cell table:style-name="ce34" table:formula="of:=100/[.F31]*[.G3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61"/>
          <table:table-cell table:style-name="ce47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3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Theory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divide-conquer" xlink:type="simple">Divide and Conquer, Sorting and Searching, and Randomized Algorithms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5:.D35])" office:value-type="float" office:value="6" calcext:value-type="float">
            <text:p>6</text:p>
          </table:table-cell>
          <table:table-cell table:style-name="ce10" table:formula="of:=[.E35]*[.B35]" office:value-type="float" office:value="24" calcext:value-type="float">
            <text:p>24</text:p>
          </table:table-cell>
          <table:table-cell table:style-name="ce10" table:formula="of:=SUM([.I35:.CX35])" office:value-type="float" office:value="0" calcext:value-type="float">
            <text:p>0</text:p>
          </table:table-cell>
          <table:table-cell table:style-name="ce34" table:formula="of:=100/[.F35]*[.G3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5"/>
          <table:table-cell table:style-name="ce47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graphs-data-structures" xlink:type="simple">Graph Search, Shortest Paths, and Data Structures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6:.D36])" office:value-type="float" office:value="6" calcext:value-type="float">
            <text:p>6</text:p>
          </table:table-cell>
          <table:table-cell table:style-name="ce10" table:formula="of:=[.E36]*[.B36]" office:value-type="float" office:value="24" calcext:value-type="float">
            <text:p>24</text:p>
          </table:table-cell>
          <table:table-cell table:style-name="ce10" table:formula="of:=SUM([.I36:.CX36])" office:value-type="float" office:value="0" calcext:value-type="float">
            <text:p>0</text:p>
          </table:table-cell>
          <table:table-cell table:style-name="ce34" table:formula="of:=100/[.F36]*[.G3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greedy" xlink:type="simple">Greedy Algorithms, Minimum Spanning Trees, and Dynamic Programming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7:.D37])" office:value-type="float" office:value="6" calcext:value-type="float">
            <text:p>6</text:p>
          </table:table-cell>
          <table:table-cell table:style-name="ce10" table:formula="of:=[.E37]*[.B37]" office:value-type="float" office:value="24" calcext:value-type="float">
            <text:p>24</text:p>
          </table:table-cell>
          <table:table-cell table:style-name="ce10" table:formula="of:=SUM([.I37:.CX37])" office:value-type="float" office:value="0" calcext:value-type="float">
            <text:p>0</text:p>
          </table:table-cell>
          <table:table-cell table:style-name="ce34" table:formula="of:=100/[.F37]*[.G3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npcomplete" xlink:type="simple">Shortest Paths Revisited, NP-Complete Problems and What To Do About Them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8:.D38])" office:value-type="float" office:value="6" calcext:value-type="float">
            <text:p>6</text:p>
          </table:table-cell>
          <table:table-cell table:style-name="ce10" table:formula="of:=[.E38]*[.B38]" office:value-type="float" office:value="24" calcext:value-type="float">
            <text:p>24</text:p>
          </table:table-cell>
          <table:table-cell table:style-name="ce10" table:formula="of:=SUM([.I38:.CX38])" office:value-type="float" office:value="0" calcext:value-type="float">
            <text:p>0</text:p>
          </table:table-cell>
          <table:table-cell table:style-name="ce34" table:formula="of:=100/[.F38]*[.G38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Security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nformation-security-data" xlink:type="simple">Information Security: Context and Introduction</text:a>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formula="of:=AVERAGE([.C42:.D42])" office:value-type="float" office:value="3" calcext:value-type="float">
            <text:p>3</text:p>
          </table:table-cell>
          <table:table-cell table:style-name="ce10" table:formula="of:=[.E42]*[.B42]" office:value-type="float" office:value="15" calcext:value-type="float">
            <text:p>15</text:p>
          </table:table-cell>
          <table:table-cell table:style-name="ce10" table:formula="of:=SUM([.I42:.CX42])" office:value-type="float" office:value="0" calcext:value-type="float">
            <text:p>0</text:p>
          </table:table-cell>
          <table:table-cell table:style-name="ce34" table:formula="of:=100/[.F42]*[.G4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ecure-coding-principles" xlink:type="simple">Principles of Secure Coding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43:.D43])" office:value-type="float" office:value="4" calcext:value-type="float">
            <text:p>4</text:p>
          </table:table-cell>
          <table:table-cell table:style-name="ce10" table:formula="of:=[.E43]*[.B43]" office:value-type="float" office:value="16" calcext:value-type="float">
            <text:p>16</text:p>
          </table:table-cell>
          <table:table-cell table:style-name="ce10" table:formula="of:=SUM([.I43:.CX43])" office:value-type="float" office:value="0" calcext:value-type="float">
            <text:p>0</text:p>
          </table:table-cell>
          <table:table-cell table:style-name="ce34" table:formula="of:=100/[.F43]*[.G4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dentifying-security-vulnerabilities" xlink:type="simple">Identifying Security Vulnerabilities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44:.D44])" office:value-type="float" office:value="4" calcext:value-type="float">
            <text:p>4</text:p>
          </table:table-cell>
          <table:table-cell table:style-name="ce10" table:formula="of:=[.E44]*[.B44]" office:value-type="float" office:value="16" calcext:value-type="float">
            <text:p>16</text:p>
          </table:table-cell>
          <table:table-cell table:style-name="ce10" table:formula="of:=SUM([.I44:.CX44])" office:value-type="float" office:value="0" calcext:value-type="float">
            <text:p>0</text:p>
          </table:table-cell>
          <table:table-cell table:style-name="ce34" table:formula="of:=100/[.F44]*[.G4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dentifying-security-vulnerabilities-c-programming" xlink:type="simple">Identifying Security Vulnerabilities in C/C++Programming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table:formula="of:=AVERAGE([.C46:.D46])" office:value-type="float" office:value="5" calcext:value-type="float">
            <text:p>5</text:p>
          </table:table-cell>
          <table:table-cell table:style-name="ce10" table:formula="of:=[.E46]*[.B46]" office:value-type="float" office:value="20" calcext:value-type="float">
            <text:p>20</text:p>
          </table:table-cell>
          <table:table-cell table:style-name="ce10" table:formula="of:=SUM([.I46:.CX46])" office:value-type="float" office:value="0" calcext:value-type="float">
            <text:p>0</text:p>
          </table:table-cell>
          <table:table-cell table:style-name="ce34" table:formula="of:=100/[.F46]*[.G4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Applications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modeling-and-theory" xlink:type="simple">Databases: Modeling and Theory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0:.D50])" office:value-type="float" office:value="10" calcext:value-type="float">
            <text:p>10</text:p>
          </table:table-cell>
          <table:table-cell table:style-name="ce10" table:formula="of:=[.E50]*[.B50]" office:value-type="float" office:value="20" calcext:value-type="float">
            <text:p>20</text:p>
          </table:table-cell>
          <table:table-cell table:style-name="ce10" table:formula="of:=SUM([.I50:.CX50])" office:value-type="float" office:value="0" calcext:value-type="float">
            <text:p>0</text:p>
          </table:table-cell>
          <table:table-cell table:style-name="ce34" table:formula="of:=100/[.F50]*[.G5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databases-5-sql" xlink:type="simple">Databases: Relational Databases and SQL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1:.D51])" office:value-type="float" office:value="10" calcext:value-type="float">
            <text:p>10</text:p>
          </table:table-cell>
          <table:table-cell table:style-name="ce10" table:formula="of:=[.E51]*[.B51]" office:value-type="float" office:value="20" calcext:value-type="float">
            <text:p>20</text:p>
          </table:table-cell>
          <table:table-cell table:style-name="ce10" table:formula="of:=SUM([.I51:.CX51])" office:value-type="float" office:value="0" calcext:value-type="float">
            <text:p>0</text:p>
          </table:table-cell>
          <table:table-cell table:style-name="ce34" table:formula="of:=100/[.F51]*[.G5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semistructured-data" xlink:type="simple">Databases: Semistructured Data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2:.D52])" office:value-type="float" office:value="10" calcext:value-type="float">
            <text:p>10</text:p>
          </table:table-cell>
          <table:table-cell table:style-name="ce10" table:formula="of:=[.E52]*[.B52]" office:value-type="float" office:value="20" calcext:value-type="float">
            <text:p>20</text:p>
          </table:table-cell>
          <table:table-cell table:style-name="ce10" table:formula="of:=SUM([.I52:.CX52])" office:value-type="float" office:value="0" calcext:value-type="float">
            <text:p>0</text:p>
          </table:table-cell>
          <table:table-cell table:style-name="ce34" table:formula="of:=100/[.F52]*[.G5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machine-learning" xlink:type="simple">Machine Learning</text:a>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AVERAGE([.C53:.D53])" office:value-type="float" office:value="5" calcext:value-type="float">
            <text:p>5</text:p>
          </table:table-cell>
          <table:table-cell table:style-name="ce10" table:formula="of:=[.E53]*[.B53]" office:value-type="float" office:value="55" calcext:value-type="float">
            <text:p>55</text:p>
          </table:table-cell>
          <table:table-cell table:style-name="ce10" table:formula="of:=SUM([.I53:.CX53])" office:value-type="float" office:value="0" calcext:value-type="float">
            <text:p>0</text:p>
          </table:table-cell>
          <table:table-cell table:style-name="ce34" table:formula="of:=100/[.F53]*[.G5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uter-graphics-2" xlink:type="simple">Computer Graphics</text:a>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54:.D54])" office:value-type="float" office:value="12" calcext:value-type="float">
            <text:p>12</text:p>
          </table:table-cell>
          <table:table-cell table:style-name="ce10" table:formula="of:=[.E54]*[.B54]" office:value-type="float" office:value="72" calcext:value-type="float">
            <text:p>72</text:p>
          </table:table-cell>
          <table:table-cell table:style-name="ce10" table:formula="of:=SUM([.I54:.CX54])" office:value-type="float" office:value="0" calcext:value-type="float">
            <text:p>0</text:p>
          </table:table-cell>
          <table:table-cell table:style-name="ce34" table:formula="of:=100/[.F54]*[.G5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software-engineering-introduction" xlink:type="simple">Software Engineering: Introduction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55:.D55])" office:value-type="float" office:value="9" calcext:value-type="float">
            <text:p>9</text:p>
          </table:table-cell>
          <table:table-cell table:style-name="ce10" table:formula="of:=[.E55]*[.B55]" office:value-type="float" office:value="54" calcext:value-type="float">
            <text:p>54</text:p>
          </table:table-cell>
          <table:table-cell table:style-name="ce10" table:formula="of:=SUM([.I55:.CX55])" office:value-type="float" office:value="0" calcext:value-type="float">
            <text:p>0</text:p>
          </table:table-cell>
          <table:table-cell table:style-name="ce34" table:formula="of:=100/[.F55]*[.G5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Ethics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ethics-technology-engineering" xlink:type="simple">Ethics, Technology and Engineering</text:a>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AVERAGE([.C60:.D60])" office:value-type="float" office:value="2" calcext:value-type="float">
            <text:p>2</text:p>
          </table:table-cell>
          <table:table-cell table:style-name="ce10" table:formula="of:=[.E60]*[.B60]" office:value-type="float" office:value="18" calcext:value-type="float">
            <text:p>18</text:p>
          </table:table-cell>
          <table:table-cell table:style-name="ce10" table:formula="of:=SUM([.I60:.CX60])" office:value-type="float" office:value="0" calcext:value-type="float">
            <text:p>0</text:p>
          </table:table-cell>
          <table:table-cell table:style-name="ce34" table:formula="of:=100/[.F60]*[.G6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ntroduction-intellectual-property" xlink:type="simple">Introduction to Intellectual Property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AVERAGE([.C61:.D61])" office:value-type="float" office:value="2" calcext:value-type="float">
            <text:p>2</text:p>
          </table:table-cell>
          <table:table-cell table:style-name="ce10" table:formula="of:=[.E61]*[.B61]" office:value-type="float" office:value="8" calcext:value-type="float">
            <text:p>8</text:p>
          </table:table-cell>
          <table:table-cell table:style-name="ce10" table:formula="of:=SUM([.I61:.CX61])" office:value-type="float" office:value="0" calcext:value-type="float">
            <text:p>0</text:p>
          </table:table-cell>
          <table:table-cell table:style-name="ce34" table:formula="of:=100/[.F61]*[.G6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northeastern-data-privacy" xlink:type="simple">Data Privacy Fundamentals</text:a>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table:formula="of:=AVERAGE([.C62:.D62])" office:value-type="float" office:value="3" calcext:value-type="float">
            <text:p>3</text:p>
          </table:table-cell>
          <table:table-cell table:style-name="ce10" table:formula="of:=[.E62]*[.B62]" office:value-type="float" office:value="9" calcext:value-type="float">
            <text:p>9</text:p>
          </table:table-cell>
          <table:table-cell table:style-name="ce10" table:formula="of:=SUM([.I62:.CX62])" office:value-type="float" office:value="0" calcext:value-type="float">
            <text:p>0</text:p>
          </table:table-cell>
          <table:table-cell table:style-name="ce34" table:formula="of:=100/[.F62]*[.G6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1" office:value-type="string" calcext:value-type="string" table:number-columns-spanned="7" table:number-rows-spanned="1">
            <text:p>ADVANCED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programming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cala-parallel-programming" xlink:type="simple">Parallel Programming</text:a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66:.D66])" office:value-type="float" office:value="7" calcext:value-type="float">
            <text:p>7</text:p>
          </table:table-cell>
          <table:table-cell table:style-name="ce10" table:formula="of:=[.E66]*[.B66]" office:value-type="float" office:value="28" calcext:value-type="float">
            <text:p>28</text:p>
          </table:table-cell>
          <table:table-cell table:style-name="ce10" table:formula="of:=SUM([.I66:.CX66])" office:value-type="float" office:value="0" calcext:value-type="float">
            <text:p>0</text:p>
          </table:table-cell>
          <table:table-cell table:style-name="ce34" table:formula="of:=100/[.F66]*[.G6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ilers" xlink:type="simple">Compilers</text:a>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67:.D67])" office:value-type="float" office:value="7" calcext:value-type="float">
            <text:p>7</text:p>
          </table:table-cell>
          <table:table-cell table:style-name="ce10" table:formula="of:=[.E67]*[.B67]" office:value-type="float" office:value="63" calcext:value-type="float">
            <text:p>63</text:p>
          </table:table-cell>
          <table:table-cell table:style-name="ce10" table:formula="of:=SUM([.I67:.CX67])" office:value-type="float" office:value="0" calcext:value-type="float">
            <text:p>0</text:p>
          </table:table-cell>
          <table:table-cell table:style-name="ce34" table:formula="of:=100/[.F67]*[.G6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seas.upenn.edu/~cis194/fall16/" xlink:type="simple">Introduction to Haskell</text:a>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7" table:formula="of:=AVERAGE([.C68:.D68])" office:value-type="float" office:value="7" calcext:value-type="float">
            <text:p>7</text:p>
          </table:table-cell>
          <table:table-cell table:style-name="ce10" table:formula="of:=[.E68]*[.B68]" office:value-type="float" office:value="98" calcext:value-type="float">
            <text:p>98</text:p>
          </table:table-cell>
          <table:table-cell table:style-name="ce10" table:formula="of:=SUM([.I68:.CX68])" office:value-type="float" office:value="0" calcext:value-type="float">
            <text:p>0</text:p>
          </table:table-cell>
          <table:table-cell table:style-name="ce34" table:formula="of:=100/[.F68]*[.G68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Learn Prolog Now! (alt)*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7" table:formula="of:=AVERAGE([.C69:.D69])" office:value-type="float" office:value="7" calcext:value-type="float">
            <text:p>7</text:p>
          </table:table-cell>
          <table:table-cell table:style-name="ce10" table:formula="of:=[.E69]*[.B69]" office:value-type="float" office:value="84" calcext:value-type="float">
            <text:p>84</text:p>
          </table:table-cell>
          <table:table-cell table:style-name="ce10" table:formula="of:=SUM([.I69:.CX69])" office:value-type="float" office:value="0" calcext:value-type="float">
            <text:p>0</text:p>
          </table:table-cell>
          <table:table-cell table:style-name="ce34" table:formula="of:=100/[.F69]*[.G69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udacity.com/course/software-debugging--cs259" xlink:type="simple">Software Debugging</text:a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0:.D70])" office:value-type="float" office:value="6" calcext:value-type="float">
            <text:p>6</text:p>
          </table:table-cell>
          <table:table-cell table:style-name="ce10" table:formula="of:=[.E70]*[.B70]" office:value-type="float" office:value="48" calcext:value-type="float">
            <text:p>48</text:p>
          </table:table-cell>
          <table:table-cell table:style-name="ce10" table:formula="of:=SUM([.I70:.CX70])" office:value-type="float" office:value="0" calcext:value-type="float">
            <text:p>0</text:p>
          </table:table-cell>
          <table:table-cell table:style-name="ce34" table:formula="of:=100/[.F70]*[.G7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udacity.com/course/software-testing--cs258" xlink:type="simple">Software Testing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1:.D71])" office:value-type="float" office:value="6" calcext:value-type="float">
            <text:p>6</text:p>
          </table:table-cell>
          <table:table-cell table:style-name="ce10" table:formula="of:=[.E71]*[.B71]" office:value-type="float" office:value="24" calcext:value-type="float">
            <text:p>24</text:p>
          </table:table-cell>
          <table:table-cell table:style-name="ce10" table:formula="of:=SUM([.I71:.CX71])" office:value-type="float" office:value="0" calcext:value-type="float">
            <text:p>0</text:p>
          </table:table-cell>
          <table:table-cell table:style-name="ce34" table:formula="of:=100/[.F71]*[.G7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systems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Computation Structures 1: Digital Circuits alt1 alt2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5:.D75])" office:value-type="float" office:value="6" calcext:value-type="float">
            <text:p>6</text:p>
          </table:table-cell>
          <table:table-cell table:style-name="ce10" table:formula="of:=[.E75]*[.B75]" office:value-type="float" office:value="60" calcext:value-type="float">
            <text:p>60</text:p>
          </table:table-cell>
          <table:table-cell table:style-name="ce10" table:formula="of:=SUM([.I75:.CX75])" office:value-type="float" office:value="0" calcext:value-type="float">
            <text:p>0</text:p>
          </table:table-cell>
          <table:table-cell table:style-name="ce34" table:formula="of:=100/[.F75]*[.G7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learning.edx.org/course/course-v1:MITx+6.004.2x+3T2015" xlink:type="simple">Computation Structures 2: Computer Architecture</text:a>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6:.D76])" office:value-type="float" office:value="6" calcext:value-type="float">
            <text:p>6</text:p>
          </table:table-cell>
          <table:table-cell table:style-name="ce10" table:formula="of:=[.E76]*[.B76]" office:value-type="float" office:value="60" calcext:value-type="float">
            <text:p>60</text:p>
          </table:table-cell>
          <table:table-cell table:style-name="ce10" table:formula="of:=SUM([.I76:.CX76])" office:value-type="float" office:value="0" calcext:value-type="float">
            <text:p>0</text:p>
          </table:table-cell>
          <table:table-cell table:style-name="ce34" table:formula="of:=100/[.F76]*[.G7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learning.edx.org/course/course-v1:MITx+6.004.3x_2+1T2017" xlink:type="simple">Computation Structures 3: Computer Organization</text:a>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7:.D77])" office:value-type="float" office:value="6" calcext:value-type="float">
            <text:p>6</text:p>
          </table:table-cell>
          <table:table-cell table:style-name="ce10" table:formula="of:=[.E77]*[.B77]" office:value-type="float" office:value="60" calcext:value-type="float">
            <text:p>60</text:p>
          </table:table-cell>
          <table:table-cell table:style-name="ce10" table:formula="of:=SUM([.I77:.CX77])" office:value-type="float" office:value="0" calcext:value-type="float">
            <text:p>0</text:p>
          </table:table-cell>
          <table:table-cell table:style-name="ce34" table:formula="of:=100/[.F77]*[.G7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Theory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Theory of Computation (Lectures)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82:.D82])" office:value-type="float" office:value="10" calcext:value-type="float">
            <text:p>10</text:p>
          </table:table-cell>
          <table:table-cell table:style-name="ce10" table:formula="of:=[.E82]*[.B82]" office:value-type="float" office:value="80" calcext:value-type="float">
            <text:p>80</text:p>
          </table:table-cell>
          <table:table-cell table:style-name="ce10" table:formula="of:=SUM([.I82:.CX82])" office:value-type="float" office:value="0" calcext:value-type="float">
            <text:p>0</text:p>
          </table:table-cell>
          <table:table-cell table:style-name="ce34" table:formula="of:=100/[.F82]*[.G8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utational-geometry" xlink:type="simple">Computational Geometry</text:a>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table:formula="of:=AVERAGE([.C83:.D83])" office:value-type="float" office:value="8" calcext:value-type="float">
            <text:p>8</text:p>
          </table:table-cell>
          <table:table-cell table:style-name="ce10" table:formula="of:=[.E83]*[.B83]" office:value-type="float" office:value="128" calcext:value-type="float">
            <text:p>128</text:p>
          </table:table-cell>
          <table:table-cell table:style-name="ce10" table:formula="of:=SUM([.I83:.CX83])" office:value-type="float" office:value="0" calcext:value-type="float">
            <text:p>0</text:p>
          </table:table-cell>
          <table:table-cell table:style-name="ce34" table:formula="of:=100/[.F83]*[.G8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game-theory-1" xlink:type="simple">Game Theory</text:a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formula="of:=AVERAGE([.C84:.D84])" office:value-type="float" office:value="3" calcext:value-type="float">
            <text:p>3</text:p>
          </table:table-cell>
          <table:table-cell table:style-name="ce10" table:formula="of:=[.E84]*[.B84]" office:value-type="float" office:value="24" calcext:value-type="float">
            <text:p>24</text:p>
          </table:table-cell>
          <table:table-cell table:style-name="ce10" table:formula="of:=SUM([.I84:.CX84])" office:value-type="float" office:value="0" calcext:value-type="float">
            <text:p>0</text:p>
          </table:table-cell>
          <table:table-cell table:style-name="ce34" table:formula="of:=100/[.F84]*[.G8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Math</text:p>
          </table:table-cell>
          <table:covered-table-cell table:number-columns-repeated="6" table:style-name="ce23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youtube.com/playlist?list=PLZHQObOWTQDPD3MizzM2xVFitgF8hE_ab" xlink:type="simple">Essence of Linear Algebra</text:a></text:p>
          </table:table-cell>
          <table:table-cell table:style-name="ce4" table:number-columns-repeated="4"/>
          <table:table-cell table:style-name="ce23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cw.mit.edu/courses/mathematics/18-06sc-linear-algebra-fall-2011/" xlink:type="simple">Linear Algebra</text:a>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0:.D90])" office:value-type="float" office:value="12" calcext:value-type="float">
            <text:p>12</text:p>
          </table:table-cell>
          <table:table-cell table:style-name="ce10" table:formula="of:=[.E90]*[.B90]" office:value-type="float" office:value="168" calcext:value-type="float">
            <text:p>168</text:p>
          </table:table-cell>
          <table:table-cell table:style-name="ce10" table:formula="of:=SUM([.I90:.CX90])" office:value-type="float" office:value="0" calcext:value-type="float">
            <text:p>0</text:p>
          </table:table-cell>
          <table:table-cell table:style-name="ce34" table:formula="of:=100/[.F90]*[.G9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cw.mit.edu/courses/mathematics/18-335j-introduction-to-numerical-methods-spring-2019/index.htm" xlink:type="simple">Introduction to Numerical Methods</text:a>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1:.D91])" office:value-type="float" office:value="12" calcext:value-type="float">
            <text:p>12</text:p>
          </table:table-cell>
          <table:table-cell table:style-name="ce10" table:formula="of:=[.E91]*[.B91]" office:value-type="float" office:value="168" calcext:value-type="float">
            <text:p>168</text:p>
          </table:table-cell>
          <table:table-cell table:style-name="ce10" table:formula="of:=SUM([.I91:.CX91])" office:value-type="float" office:value="0" calcext:value-type="float">
            <text:p>0</text:p>
          </table:table-cell>
          <table:table-cell table:style-name="ce34" table:formula="of:=100/[.F91]*[.G9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logic-introduction" xlink:type="simple">Introduction to Logic</text:a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92:.D92])" office:value-type="float" office:value="6" calcext:value-type="float">
            <text:p>6</text:p>
          </table:table-cell>
          <table:table-cell table:style-name="ce10" table:formula="of:=[.E92]*[.B92]" office:value-type="float" office:value="60" calcext:value-type="float">
            <text:p>60</text:p>
          </table:table-cell>
          <table:table-cell table:style-name="ce10" table:formula="of:=SUM([.I92:.CX92])" office:value-type="float" office:value="0" calcext:value-type="float">
            <text:p>0</text:p>
          </table:table-cell>
          <table:table-cell table:style-name="ce34" table:formula="of:=100/[.F92]*[.G9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projects.iq.harvard.edu/stat110/home" xlink:type="simple">Probability</text:a>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3:.D93])" office:value-type="float" office:value="12" calcext:value-type="float">
            <text:p>12</text:p>
          </table:table-cell>
          <table:table-cell table:style-name="ce10" table:formula="of:=[.E93]*[.B93]" office:value-type="float" office:value="288" calcext:value-type="float">
            <text:p>288</text:p>
          </table:table-cell>
          <table:table-cell table:style-name="ce10" table:formula="of:=SUM([.I93:.CX93])" office:value-type="float" office:value="0" calcext:value-type="float">
            <text:p>0</text:p>
          </table:table-cell>
          <table:table-cell table:style-name="ce34" table:formula="of:=100/[.F93]*[.G9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3" table:number-columns-repeated="2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4"/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min hr/wk</text:p>
          </table:table-cell>
          <table:table-cell table:style-name="ce2" office:value-type="string" calcext:value-type="string">
            <text:p>max hr/wk</text:p>
          </table:table-cell>
          <table:table-cell table:style-name="ce2" office:value-type="string" calcext:value-type="string">
            <text:p>avg hr/wk</text:p>
          </table:table-cell>
          <table:table-cell table:style-name="ce2" office:value-type="string" calcext:value-type="string">
            <text:p>total hrs</text:p>
          </table:table-cell>
          <table:table-cell table:style-name="ce23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4" table:formula="of:=SUM([.B9:.B94])" office:value-type="float" office:value="368" calcext:value-type="float">
            <text:p>368</text:p>
          </table:table-cell>
          <table:table-cell table:style-name="ce4" table:formula="of:=SUM([.C9:.C94])" office:value-type="float" office:value="308" calcext:value-type="float">
            <text:p>308</text:p>
          </table:table-cell>
          <table:table-cell table:style-name="ce4" table:formula="of:=SUM([.D9:.D94])" office:value-type="float" office:value="397" calcext:value-type="float">
            <text:p>397</text:p>
          </table:table-cell>
          <table:table-cell table:style-name="ce4" table:formula="of:=SUM([.E9:.E94])" office:value-type="float" office:value="345.5" calcext:value-type="float">
            <text:p>345,5</text:p>
          </table:table-cell>
          <table:table-cell table:style-name="ce4" table:formula="of:=SUM([.F9:.F94])" office:value-type="float" office:value="2681" calcext:value-type="float">
            <text:p>2681</text:p>
          </table:table-cell>
          <table:table-cell table:style-name="ce23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4" table:number-columns-repeated="5"/>
          <table:table-cell table:style-name="ce23" table:number-columns-repeated="2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6" office:value-type="string" calcext:value-type="string">
            <text:p>weeks @ 30hrs/week:</text:p>
          </table:table-cell>
          <table:table-cell table:style-name="ce4" table:formula="of:=[.F96]/30" office:value-type="float" office:value="89.3666666666667" calcext:value-type="float">
            <text:p>89,3666666666667</text:p>
          </table:table-cell>
          <table:table-cell table:style-name="ce4" table:number-columns-repeated="3"/>
          <table:table-cell table:style-name="ce23" table:number-columns-repeated="2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4" table:number-columns-repeated="5"/>
          <table:table-cell table:style-name="ce23" table:number-columns-repeated="2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3" office:value-type="string" calcext:value-type="string" table:number-columns-spanned="7" table:number-rows-spanned="1">
            <text:p>Final Project</text:p>
          </table:table-cell>
          <table:covered-table-cell table:number-columns-repeated="6" table:style-name="ce23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fullstackopen.com/en/" xlink:type="simple">Fullstack Open</text:a>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3" table:style-name="ce7" office:value-type="float" office:value="15" calcext:value-type="float">
            <text:p>15</text:p>
          </table:table-cell>
          <table:table-cell table:style-name="ce10" table:formula="of:=[.E101]*[.B101]" office:value-type="float" office:value="180" calcext:value-type="float">
            <text:p>180</text:p>
          </table:table-cell>
          <table:table-cell table:style-name="ce10" table:formula="of:=[.F101]/30" office:value-type="float" office:value="6" calcext:value-type="float">
            <text:p>6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modernrobotics" xlink:type="simple">Modern Robotics (Specialization)</text:a>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2]*[.B102]" office:value-type="float" office:value="91" calcext:value-type="float">
            <text:p>91</text:p>
          </table:table-cell>
          <table:table-cell table:style-name="ce10" table:formula="of:=[.F102]/30" office:value-type="float" office:value="3.03333333333333" calcext:value-type="float">
            <text:p>3,03333333333333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data-mining" xlink:type="simple">Data Mining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3]*[.B103]" office:value-type="float" office:value="105" calcext:value-type="float">
            <text:p>105</text:p>
          </table:table-cell>
          <table:table-cell table:style-name="ce10" table:formula="of:=[.F103]/30" office:value-type="float" office:value="3.5" calcext:value-type="float">
            <text:p>3,5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big-data" xlink:type="simple">Big Data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[.E104]*[.B104]" office:value-type="float" office:value="120" calcext:value-type="float">
            <text:p>120</text:p>
          </table:table-cell>
          <table:table-cell table:style-name="ce10" table:formula="of:=[.F104]/30" office:value-type="float" office:value="4" calcext:value-type="float">
            <text:p>4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internet-of-things" xlink:type="simple">Internet of Things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[.E105]*[.B105]" office:value-type="float" office:value="90" calcext:value-type="float">
            <text:p>90</text:p>
          </table:table-cell>
          <table:table-cell table:style-name="ce10" table:formula="of:=[.F105]/30" office:value-type="float" office:value="3" calcext:value-type="float">
            <text:p>3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cloud-computing" xlink:type="simple">Cloud Computing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[.E106]*[.B106]" office:value-type="float" office:value="120" calcext:value-type="float">
            <text:p>120</text:p>
          </table:table-cell>
          <table:table-cell table:style-name="ce10" table:formula="of:=[.F106]/30" office:value-type="float" office:value="4" calcext:value-type="float">
            <text:p>4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jhu-data-science" xlink:type="simple">Data Science (Specialization)</text:a>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7]*[.B107]" office:value-type="float" office:value="150.5" calcext:value-type="float">
            <text:p>150,5</text:p>
          </table:table-cell>
          <table:table-cell table:style-name="ce10" table:formula="of:=[.F107]/30" office:value-type="float" office:value="5.01666666666667" calcext:value-type="float">
            <text:p>5,01666666666667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scala" xlink:type="simple">Functional Programming in Scala (Specialization)</text:a>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.5" calcext:value-type="float">
            <text:p>4,5</text:p>
          </table:table-cell>
          <table:table-cell table:style-name="ce10" table:formula="of:=[.E108]*[.B108]" office:value-type="float" office:value="130.5" calcext:value-type="float">
            <text:p>130,5</text:p>
          </table:table-cell>
          <table:table-cell table:style-name="ce10" table:formula="of:=[.F108]/30" office:value-type="float" office:value="4.35" calcext:value-type="float">
            <text:p>4,35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game-design-and-development" xlink:type="simple">Game Design and Development with Unity 2020 (Specialization)</text:a>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10" table:formula="of:=[.E109]*[.B109]" office:value-type="float" office:value="130" calcext:value-type="float">
            <text:p>130</text:p>
          </table:table-cell>
          <table:table-cell table:style-name="ce10" table:formula="of:=[.F109]/30" office:value-type="float" office:value="4.33333333333333" calcext:value-type="float">
            <text:p>4,33333333333333</text:p>
          </table:table-cell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 table:number-rows-repeated="6">
          <table:table-cell table:style-name="ce23" table:number-columns-repeated="7"/>
          <table:table-cell table:style-name="ce12"/>
          <table:table-cell table:style-name="ce23" table:number-columns-repeated="8"/>
          <table:table-cell table:style-name="ce46" table:number-columns-repeated="1008"/>
        </table:table-row>
        <table:table-row table:style-name="ro1" table:number-rows-repeated="9">
          <table:table-cell table:style-name="ce23" table:number-columns-repeated="7"/>
          <table:table-cell table:style-name="ce12"/>
          <table:table-cell table:style-name="ce23" table:number-columns-repeated="1016"/>
        </table:table-row>
        <table:table-row table:style-name="ro1" table:number-rows-repeated="880">
          <table:table-cell table:number-columns-repeated="7"/>
          <table:table-cell table:style-name="ce12"/>
          <table:table-cell table:number-columns-repeated="1016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I8:Sheet1.CX93">
            <calcext:condition calcext:apply-style-name="ConditionalStyle_1" calcext:value="formula-is(LEN(TRIM(#REF!))&gt;0)" calcext:base-cell-address="Sheet1.I8"/>
          </calcext:conditional-format>
          <calcext:conditional-format calcext:target-range-address="Sheet1.I6:Sheet1.CX6">
            <calcext:condition calcext:apply-style-name="ConditionalStyle_2" calcext:value="formula-is(LEN(TRIM(#REF!))&gt;0)" calcext:base-cell-address="Sheet1.I6"/>
          </calcext:conditional-format>
          <calcext:conditional-format calcext:target-range-address="Sheet1.Q5:Sheet1.AMJ115">
            <calcext:condition calcext:apply-style-name="ConditionalStyle_1" calcext:value="&gt;0" calcext:base-cell-address="Sheet1.Q5"/>
          </calcext:conditional-format>
          <calcext:conditional-format calcext:target-range-address="Sheet1.R3:Sheet1.R3">
            <calcext:condition calcext:apply-style-name="ConditionalStyle_1" calcext:value="&gt;=13" calcext:base-cell-address="Sheet1.R3"/>
            <calcext:condition calcext:apply-style-name="Unbenannt1" calcext:value="between(0,13)" calcext:base-cell-address="Sheet1.R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day number:style="long"/>
      <number:text>/</number:text>
      <number:month number:style="long"/>
      <number:text>/</number:text>
      <number:year/>
    </number:date-style>
    <number:percentage-style style:name="N112">
      <number:number number:decimal-places="2" number:min-decimal-places="2" number:min-integer-digits="1"/>
      <number:text>%</number:text>
    </number:percentag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Unbenannt1" style:family="table-cell" style:parent-style-name="ConditionalStyle_5f_1">
      <style:table-cell-properties fo:background-color="#ffa500" style:diagonal-bl-tr="none" style:diagonal-tl-br="none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6.2$Windows_X86_64 LibreOffice_project/c28ca90fd6e1a19e189fc16c05f8f8924961e12e</meta:generator>
    <dc:date>2022-10-13T08:19:04.514000000</dc:date>
    <meta:editing-duration>PT12M11S</meta:editing-duration>
    <meta:editing-cycles>4</meta:editing-cycles>
    <meta:document-statistic meta:table-count="1" meta:cell-count="1595" meta:object-count="0"/>
  </office:meta>
</office:document-meta>
</file>